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4.96mm" svg:height="154.66mm" svg:x="222.87mm" svg:y="62.09mm">
            <draw:object draw:notify-on-update-of-ranges="Sheet1.D1:Sheet1.D1 Sheet1.D2:Sheet1.D181 Sheet1.J1:Sheet1.J1 Sheet1.J2:Sheet1.J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kury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przychod</text:p>
          </table:table-cell>
          <table:table-cell office:value-type="string" calcext:value-type="string">
            <text:p>koszty nowych</text:p>
          </table:table-cell>
          <table:table-cell office:value-type="string" calcext:value-type="string">
            <text:p>koszty paszy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realny zysk</text:p>
          </table:table-cell>
          <table:table-cell office:value-type="string" calcext:value-type="string">
            <text:p>realnie ponad 1500</text:p>
          </table:table-cell>
          <table:table-cell office:value-type="string" calcext:value-type="string">
            <text:p>dzienne koszt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IF(MOD([.A2];7)=0;1;0)" office:value-type="float" office:value="0" calcext:value-type="float">
            <text:p>0</text:p>
          </table:table-cell>
          <table:table-cell table:formula="of:=IF([.C2]=0;[.B2]*0.9;0)" office:value-type="float" office:value="180" calcext:value-type="float">
            <text:p>180</text:p>
          </table:table-cell>
          <table:table-cell table:formula="of:=IF([.B2]&gt;[.B1];([.B2]-[.B1]+2)*18;0)" office:value-type="float" office:value="0" calcext:value-type="float">
            <text:p>0</text:p>
          </table:table-cell>
          <table:table-cell table:formula="of:=[.B2]*0.2*1.9" office:value-type="float" office:value="76" calcext:value-type="float">
            <text:p>76</text:p>
          </table:table-cell>
          <table:table-cell table:formula="of:=[.D2]-[.J2]" office:value-type="float" office:value="104" calcext:value-type="float">
            <text:p>104</text:p>
          </table:table-cell>
          <table:table-cell table:formula="of:=[.G2]" office:value-type="float" office:value="104" calcext:value-type="float">
            <text:p>104</text:p>
          </table:table-cell>
          <table:table-cell table:formula="of:=IF([.H2]&gt;1500;1;0)" office:value-type="float" office:value="0" calcext:value-type="float">
            <text:p>0</text:p>
          </table:table-cell>
          <table:table-cell table:formula="of:=[.E2]+[.F2]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a)</text:p>
          </table:table-cell>
          <table:table-cell table:formula="of:=INDEX([.A3:.A200];MATCH(200;[.B3:.B200];0))" office:value-type="float" office:value="34" calcext:value-type="float">
            <text:p>34</text:p>
          </table:table-cell>
          <table:table-cell office:value-type="string" calcext:value-type="string">
            <text:p>dzi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MOD([.A3];2)=0;IF(MOD([.A3];30)=0;ROUNDDOWN(([.B2]-2)*1.2);[.B2]-2);[.B2])" office:value-type="float" office:value="198" calcext:value-type="float">
            <text:p>198</text:p>
          </table:table-cell>
          <table:table-cell table:formula="of:=IF(MOD([.A3];7)=0;1;0)" office:value-type="float" office:value="0" calcext:value-type="float">
            <text:p>0</text:p>
          </table:table-cell>
          <table:table-cell table:formula="of:=IF([.C3]=0;[.B3]*0.9;0)" office:value-type="float" office:value="178.2" calcext:value-type="float">
            <text:p>178,2</text:p>
          </table:table-cell>
          <table:table-cell table:formula="of:=IF([.B3]&gt;[.B2];([.B3]-[.B2]+2)*18;0)" office:value-type="float" office:value="0" calcext:value-type="float">
            <text:p>0</text:p>
          </table:table-cell>
          <table:table-cell table:formula="of:=[.B3]*0.2*1.9" office:value-type="float" office:value="75.24" calcext:value-type="float">
            <text:p>75,24</text:p>
          </table:table-cell>
          <table:table-cell table:formula="of:=[.D3]-[.J3]" office:value-type="float" office:value="102.96" calcext:value-type="float">
            <text:p>102,96</text:p>
          </table:table-cell>
          <table:table-cell table:formula="of:=[.H2]+[.G3]" office:value-type="float" office:value="206.96" calcext:value-type="float">
            <text:p>206,96</text:p>
          </table:table-cell>
          <table:table-cell table:formula="of:=IF([.H3]&gt;1500;1;0)" office:value-type="float" office:value="0" calcext:value-type="float">
            <text:p>0</text:p>
          </table:table-cell>
          <table:table-cell table:formula="of:=[.E3]+[.F3]" office:value-type="float" office:value="75.24" calcext:value-type="float">
            <text:p>75,24</text:p>
          </table:table-cell>
          <table:table-cell table:number-columns-repeated="3"/>
          <table:table-cell office:value-type="string" calcext:value-type="string">
            <text:p>ale zauważmy że tak na prawdę to już 33 wieczor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MOD([.A4];2)=0;IF(MOD([.A4];30)=0;ROUNDDOWN(([.B3]-2)*1.2);[.B3]-2);[.B3])" office:value-type="float" office:value="198" calcext:value-type="float">
            <text:p>198</text:p>
          </table:table-cell>
          <table:table-cell table:formula="of:=IF(MOD([.A4];7)=0;1;0)" office:value-type="float" office:value="0" calcext:value-type="float">
            <text:p>0</text:p>
          </table:table-cell>
          <table:table-cell table:formula="of:=IF([.C4]=0;[.B4]*0.9;0)" office:value-type="float" office:value="178.2" calcext:value-type="float">
            <text:p>178,2</text:p>
          </table:table-cell>
          <table:table-cell table:formula="of:=IF([.B4]&gt;[.B3];([.B4]-[.B3]+2)*18;0)" office:value-type="float" office:value="0" calcext:value-type="float">
            <text:p>0</text:p>
          </table:table-cell>
          <table:table-cell table:formula="of:=[.B4]*0.2*1.9" office:value-type="float" office:value="75.24" calcext:value-type="float">
            <text:p>75,24</text:p>
          </table:table-cell>
          <table:table-cell table:formula="of:=[.D4]-[.J4]" office:value-type="float" office:value="102.96" calcext:value-type="float">
            <text:p>102,96</text:p>
          </table:table-cell>
          <table:table-cell table:formula="of:=[.H3]+[.G4]" office:value-type="float" office:value="309.92" calcext:value-type="float">
            <text:p>309,92</text:p>
          </table:table-cell>
          <table:table-cell table:formula="of:=IF([.H4]&gt;1500;1;0)" office:value-type="float" office:value="0" calcext:value-type="float">
            <text:p>0</text:p>
          </table:table-cell>
          <table:table-cell table:formula="of:=[.E4]+[.F4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MOD([.A5];2)=0;IF(MOD([.A5];30)=0;ROUNDDOWN(([.B4]-2)*1.2);[.B4]-2);[.B4])" office:value-type="float" office:value="196" calcext:value-type="float">
            <text:p>196</text:p>
          </table:table-cell>
          <table:table-cell table:formula="of:=IF(MOD([.A5];7)=0;1;0)" office:value-type="float" office:value="0" calcext:value-type="float">
            <text:p>0</text:p>
          </table:table-cell>
          <table:table-cell table:formula="of:=IF([.C5]=0;[.B5]*0.9;0)" office:value-type="float" office:value="176.4" calcext:value-type="float">
            <text:p>176,4</text:p>
          </table:table-cell>
          <table:table-cell table:formula="of:=IF([.B5]&gt;[.B4];([.B5]-[.B4]+2)*18;0)" office:value-type="float" office:value="0" calcext:value-type="float">
            <text:p>0</text:p>
          </table:table-cell>
          <table:table-cell table:formula="of:=[.B5]*0.2*1.9" office:value-type="float" office:value="74.48" calcext:value-type="float">
            <text:p>74,48</text:p>
          </table:table-cell>
          <table:table-cell table:formula="of:=[.D5]-[.J5]" office:value-type="float" office:value="101.92" calcext:value-type="float">
            <text:p>101,92</text:p>
          </table:table-cell>
          <table:table-cell table:formula="of:=[.H4]+[.G5]" office:value-type="float" office:value="411.84" calcext:value-type="float">
            <text:p>411,84</text:p>
          </table:table-cell>
          <table:table-cell table:formula="of:=IF([.H5]&gt;1500;1;0)" office:value-type="float" office:value="0" calcext:value-type="float">
            <text:p>0</text:p>
          </table:table-cell>
          <table:table-cell table:formula="of:=[.E5]+[.F5]" office:value-type="float" office:value="74.48" calcext:value-type="float">
            <text:p>74,4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MOD([.A6];2)=0;IF(MOD([.A6];30)=0;ROUNDDOWN(([.B5]-2)*1.2);[.B5]-2);[.B5])" office:value-type="float" office:value="196" calcext:value-type="float">
            <text:p>196</text:p>
          </table:table-cell>
          <table:table-cell table:formula="of:=IF(MOD([.A6];7)=0;1;0)" office:value-type="float" office:value="0" calcext:value-type="float">
            <text:p>0</text:p>
          </table:table-cell>
          <table:table-cell table:formula="of:=IF([.C6]=0;[.B6]*0.9;0)" office:value-type="float" office:value="176.4" calcext:value-type="float">
            <text:p>176,4</text:p>
          </table:table-cell>
          <table:table-cell table:formula="of:=IF([.B6]&gt;[.B5];([.B6]-[.B5]+2)*18;0)" office:value-type="float" office:value="0" calcext:value-type="float">
            <text:p>0</text:p>
          </table:table-cell>
          <table:table-cell table:formula="of:=[.B6]*0.2*1.9" office:value-type="float" office:value="74.48" calcext:value-type="float">
            <text:p>74,48</text:p>
          </table:table-cell>
          <table:table-cell table:formula="of:=[.D6]-[.J6]" office:value-type="float" office:value="101.92" calcext:value-type="float">
            <text:p>101,92</text:p>
          </table:table-cell>
          <table:table-cell table:formula="of:=[.H5]+[.G6]" office:value-type="float" office:value="513.76" calcext:value-type="float">
            <text:p>513,76</text:p>
          </table:table-cell>
          <table:table-cell table:formula="of:=IF([.H6]&gt;1500;1;0)" office:value-type="float" office:value="0" calcext:value-type="float">
            <text:p>0</text:p>
          </table:table-cell>
          <table:table-cell table:formula="of:=[.E6]+[.F6]" office:value-type="float" office:value="74.48" calcext:value-type="float">
            <text:p>74,48</text:p>
          </table:table-cell>
          <table:table-cell table:number-columns-repeated="2"/>
          <table:table-cell office:value-type="string" calcext:value-type="string">
            <text:p>b)</text:p>
          </table:table-cell>
          <table:table-cell table:formula="of:=SUM([.F$1:.F$1048576])" office:value-type="float" office:value="13533.7" calcext:value-type="float">
            <text:p>13533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MOD([.A7];2)=0;IF(MOD([.A7];30)=0;ROUNDDOWN(([.B6]-2)*1.2);[.B6]-2);[.B6])" office:value-type="float" office:value="194" calcext:value-type="float">
            <text:p>194</text:p>
          </table:table-cell>
          <table:table-cell table:formula="of:=IF(MOD([.A7];7)=0;1;0)" office:value-type="float" office:value="0" calcext:value-type="float">
            <text:p>0</text:p>
          </table:table-cell>
          <table:table-cell table:formula="of:=IF([.C7]=0;[.B7]*0.9;0)" office:value-type="float" office:value="174.6" calcext:value-type="float">
            <text:p>174,6</text:p>
          </table:table-cell>
          <table:table-cell table:formula="of:=IF([.B7]&gt;[.B6];([.B7]-[.B6]+2)*18;0)" office:value-type="float" office:value="0" calcext:value-type="float">
            <text:p>0</text:p>
          </table:table-cell>
          <table:table-cell table:formula="of:=[.B7]*0.2*1.9" office:value-type="float" office:value="73.72" calcext:value-type="float">
            <text:p>73,72</text:p>
          </table:table-cell>
          <table:table-cell table:formula="of:=[.D7]-[.J7]" office:value-type="float" office:value="100.88" calcext:value-type="float">
            <text:p>100,88</text:p>
          </table:table-cell>
          <table:table-cell table:formula="of:=[.H6]+[.G7]" office:value-type="float" office:value="614.64" calcext:value-type="float">
            <text:p>614,64</text:p>
          </table:table-cell>
          <table:table-cell table:formula="of:=IF([.H7]&gt;1500;1;0)" office:value-type="float" office:value="0" calcext:value-type="float">
            <text:p>0</text:p>
          </table:table-cell>
          <table:table-cell table:formula="of:=[.E7]+[.F7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IF(MOD([.A8];2)=0;IF(MOD([.A8];30)=0;ROUNDDOWN(([.B7]-2)*1.2);[.B7]-2);[.B7])" office:value-type="float" office:value="194" calcext:value-type="float">
            <text:p>194</text:p>
          </table:table-cell>
          <table:table-cell table:formula="of:=IF(MOD([.A8];7)=0;1;0)" office:value-type="float" office:value="1" calcext:value-type="float">
            <text:p>1</text:p>
          </table:table-cell>
          <table:table-cell table:formula="of:=IF([.C8]=0;[.B8]*0.9;0)" office:value-type="float" office:value="0" calcext:value-type="float">
            <text:p>0</text:p>
          </table:table-cell>
          <table:table-cell table:formula="of:=IF([.B8]&gt;[.B7];([.B8]-[.B7]+2)*18;0)" office:value-type="float" office:value="0" calcext:value-type="float">
            <text:p>0</text:p>
          </table:table-cell>
          <table:table-cell table:formula="of:=[.B8]*0.2*1.9" office:value-type="float" office:value="73.72" calcext:value-type="float">
            <text:p>73,72</text:p>
          </table:table-cell>
          <table:table-cell table:formula="of:=[.D8]-[.J8]" office:value-type="float" office:value="-73.72" calcext:value-type="float">
            <text:p>-73,72</text:p>
          </table:table-cell>
          <table:table-cell table:formula="of:=[.H7]+[.G8]" office:value-type="float" office:value="540.92" calcext:value-type="float">
            <text:p>540,92</text:p>
          </table:table-cell>
          <table:table-cell table:formula="of:=IF([.H8]&gt;1500;1;0)" office:value-type="float" office:value="0" calcext:value-type="float">
            <text:p>0</text:p>
          </table:table-cell>
          <table:table-cell table:formula="of:=[.E8]+[.F8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MOD([.A9];2)=0;IF(MOD([.A9];30)=0;ROUNDDOWN(([.B8]-2)*1.2);[.B8]-2);[.B8])" office:value-type="float" office:value="192" calcext:value-type="float">
            <text:p>192</text:p>
          </table:table-cell>
          <table:table-cell table:formula="of:=IF(MOD([.A9];7)=0;1;0)" office:value-type="float" office:value="0" calcext:value-type="float">
            <text:p>0</text:p>
          </table:table-cell>
          <table:table-cell table:formula="of:=IF([.C9]=0;[.B9]*0.9;0)" office:value-type="float" office:value="172.8" calcext:value-type="float">
            <text:p>172,8</text:p>
          </table:table-cell>
          <table:table-cell table:formula="of:=IF([.B9]&gt;[.B8];([.B9]-[.B8]+2)*18;0)" office:value-type="float" office:value="0" calcext:value-type="float">
            <text:p>0</text:p>
          </table:table-cell>
          <table:table-cell table:formula="of:=[.B9]*0.2*1.9" office:value-type="float" office:value="72.96" calcext:value-type="float">
            <text:p>72,96</text:p>
          </table:table-cell>
          <table:table-cell table:formula="of:=[.D9]-[.J9]" office:value-type="float" office:value="99.84" calcext:value-type="float">
            <text:p>99,84</text:p>
          </table:table-cell>
          <table:table-cell table:formula="of:=[.H8]+[.G9]" office:value-type="float" office:value="640.76" calcext:value-type="float">
            <text:p>640,76</text:p>
          </table:table-cell>
          <table:table-cell table:formula="of:=IF([.H9]&gt;1500;1;0)" office:value-type="float" office:value="0" calcext:value-type="float">
            <text:p>0</text:p>
          </table:table-cell>
          <table:table-cell table:formula="of:=[.E9]+[.F9]" office:value-type="float" office:value="72.96" calcext:value-type="float">
            <text:p>72,96</text:p>
          </table:table-cell>
          <table:table-cell table:number-columns-repeated="2"/>
          <table:table-cell office:value-type="string" calcext:value-type="string">
            <text:p>c)</text:p>
          </table:table-cell>
          <table:table-cell table:formula="of:=INDEX([.A$1:.A$1048576];MATCH(1;[.I$1:.I$1048576];0))" office:value-type="float" office:value="19" calcext:value-type="float">
            <text:p>19</text:p>
          </table:table-cell>
          <table:table-cell office:value-type="string" calcext:value-type="string">
            <text:p>dzi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MOD([.A10];2)=0;IF(MOD([.A10];30)=0;ROUNDDOWN(([.B9]-2)*1.2);[.B9]-2);[.B9])" office:value-type="float" office:value="192" calcext:value-type="float">
            <text:p>192</text:p>
          </table:table-cell>
          <table:table-cell table:formula="of:=IF(MOD([.A10];7)=0;1;0)" office:value-type="float" office:value="0" calcext:value-type="float">
            <text:p>0</text:p>
          </table:table-cell>
          <table:table-cell table:formula="of:=IF([.C10]=0;[.B10]*0.9;0)" office:value-type="float" office:value="172.8" calcext:value-type="float">
            <text:p>172,8</text:p>
          </table:table-cell>
          <table:table-cell table:formula="of:=IF([.B10]&gt;[.B9];([.B10]-[.B9]+2)*18;0)" office:value-type="float" office:value="0" calcext:value-type="float">
            <text:p>0</text:p>
          </table:table-cell>
          <table:table-cell table:formula="of:=[.B10]*0.2*1.9" office:value-type="float" office:value="72.96" calcext:value-type="float">
            <text:p>72,96</text:p>
          </table:table-cell>
          <table:table-cell table:formula="of:=[.D10]-[.J10]" office:value-type="float" office:value="99.84" calcext:value-type="float">
            <text:p>99,84</text:p>
          </table:table-cell>
          <table:table-cell table:formula="of:=[.H9]+[.G10]" office:value-type="float" office:value="740.6" calcext:value-type="float">
            <text:p>740,6</text:p>
          </table:table-cell>
          <table:table-cell table:formula="of:=IF([.H10]&gt;1500;1;0)" office:value-type="float" office:value="0" calcext:value-type="float">
            <text:p>0</text:p>
          </table:table-cell>
          <table:table-cell table:formula="of:=[.E10]+[.F10]" office:value-type="float" office:value="72.96" calcext:value-type="float">
            <text:p>72,96</text:p>
          </table:table-cell>
          <table:table-cell table:number-columns-repeated="3"/>
          <table:table-cell table:formula="of:=INDEX([.H$1:.H$1048576];MATCH(180;[.A$1:.A$1048576];0))" office:value-type="float" office:value="10220.9" calcext:value-type="float">
            <text:p>10220,9</text:p>
          </table:table-cell>
          <table:table-cell office:value-type="string" calcext:value-type="string">
            <text:p>z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MOD([.A11];2)=0;IF(MOD([.A11];30)=0;ROUNDDOWN(([.B10]-2)*1.2);[.B10]-2);[.B10])" office:value-type="float" office:value="190" calcext:value-type="float">
            <text:p>190</text:p>
          </table:table-cell>
          <table:table-cell table:formula="of:=IF(MOD([.A11];7)=0;1;0)" office:value-type="float" office:value="0" calcext:value-type="float">
            <text:p>0</text:p>
          </table:table-cell>
          <table:table-cell table:formula="of:=IF([.C11]=0;[.B11]*0.9;0)" office:value-type="float" office:value="171" calcext:value-type="float">
            <text:p>171</text:p>
          </table:table-cell>
          <table:table-cell table:formula="of:=IF([.B11]&gt;[.B10];([.B11]-[.B10]+2)*18;0)" office:value-type="float" office:value="0" calcext:value-type="float">
            <text:p>0</text:p>
          </table:table-cell>
          <table:table-cell table:formula="of:=[.B11]*0.2*1.9" office:value-type="float" office:value="72.2" calcext:value-type="float">
            <text:p>72,2</text:p>
          </table:table-cell>
          <table:table-cell table:formula="of:=[.D11]-[.J11]" office:value-type="float" office:value="98.8" calcext:value-type="float">
            <text:p>98,8</text:p>
          </table:table-cell>
          <table:table-cell table:formula="of:=[.H10]+[.G11]" office:value-type="float" office:value="839.4" calcext:value-type="float">
            <text:p>839,4</text:p>
          </table:table-cell>
          <table:table-cell table:formula="of:=IF([.H11]&gt;1500;1;0)" office:value-type="float" office:value="0" calcext:value-type="float">
            <text:p>0</text:p>
          </table:table-cell>
          <table:table-cell table:formula="of:=[.E11]+[.F11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MOD([.A12];2)=0;IF(MOD([.A12];30)=0;ROUNDDOWN(([.B11]-2)*1.2);[.B11]-2);[.B11])" office:value-type="float" office:value="190" calcext:value-type="float">
            <text:p>190</text:p>
          </table:table-cell>
          <table:table-cell table:formula="of:=IF(MOD([.A12];7)=0;1;0)" office:value-type="float" office:value="0" calcext:value-type="float">
            <text:p>0</text:p>
          </table:table-cell>
          <table:table-cell table:formula="of:=IF([.C12]=0;[.B12]*0.9;0)" office:value-type="float" office:value="171" calcext:value-type="float">
            <text:p>171</text:p>
          </table:table-cell>
          <table:table-cell table:formula="of:=IF([.B12]&gt;[.B11];([.B12]-[.B11]+2)*18;0)" office:value-type="float" office:value="0" calcext:value-type="float">
            <text:p>0</text:p>
          </table:table-cell>
          <table:table-cell table:formula="of:=[.B12]*0.2*1.9" office:value-type="float" office:value="72.2" calcext:value-type="float">
            <text:p>72,2</text:p>
          </table:table-cell>
          <table:table-cell table:formula="of:=[.D12]-[.J12]" office:value-type="float" office:value="98.8" calcext:value-type="float">
            <text:p>98,8</text:p>
          </table:table-cell>
          <table:table-cell table:formula="of:=[.H11]+[.G12]" office:value-type="float" office:value="938.2" calcext:value-type="float">
            <text:p>938,2</text:p>
          </table:table-cell>
          <table:table-cell table:formula="of:=IF([.H12]&gt;1500;1;0)" office:value-type="float" office:value="0" calcext:value-type="float">
            <text:p>0</text:p>
          </table:table-cell>
          <table:table-cell table:formula="of:=[.E12]+[.F12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MOD([.A13];2)=0;IF(MOD([.A13];30)=0;ROUNDDOWN(([.B12]-2)*1.2);[.B12]-2);[.B12])" office:value-type="float" office:value="188" calcext:value-type="float">
            <text:p>188</text:p>
          </table:table-cell>
          <table:table-cell table:formula="of:=IF(MOD([.A13];7)=0;1;0)" office:value-type="float" office:value="0" calcext:value-type="float">
            <text:p>0</text:p>
          </table:table-cell>
          <table:table-cell table:formula="of:=IF([.C13]=0;[.B13]*0.9;0)" office:value-type="float" office:value="169.2" calcext:value-type="float">
            <text:p>169,2</text:p>
          </table:table-cell>
          <table:table-cell table:formula="of:=IF([.B13]&gt;[.B12];([.B13]-[.B12]+2)*18;0)" office:value-type="float" office:value="0" calcext:value-type="float">
            <text:p>0</text:p>
          </table:table-cell>
          <table:table-cell table:formula="of:=[.B13]*0.2*1.9" office:value-type="float" office:value="71.44" calcext:value-type="float">
            <text:p>71,44</text:p>
          </table:table-cell>
          <table:table-cell table:formula="of:=[.D13]-[.J13]" office:value-type="float" office:value="97.76" calcext:value-type="float">
            <text:p>97,76</text:p>
          </table:table-cell>
          <table:table-cell table:formula="of:=[.H12]+[.G13]" office:value-type="float" office:value="1035.96" calcext:value-type="float">
            <text:p>1035,96</text:p>
          </table:table-cell>
          <table:table-cell table:formula="of:=IF([.H13]&gt;1500;1;0)" office:value-type="float" office:value="0" calcext:value-type="float">
            <text:p>0</text:p>
          </table:table-cell>
          <table:table-cell table:formula="of:=[.E13]+[.F13]" office:value-type="float" office:value="71.44" calcext:value-type="float">
            <text:p>71,44</text:p>
          </table:table-cell>
          <table:table-cell table:number-columns-repeated="2"/>
          <table:table-cell office:value-type="string" calcext:value-type="string">
            <text:p>d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MOD([.A14];2)=0;IF(MOD([.A14];30)=0;ROUNDDOWN(([.B13]-2)*1.2);[.B13]-2);[.B13])" office:value-type="float" office:value="188" calcext:value-type="float">
            <text:p>188</text:p>
          </table:table-cell>
          <table:table-cell table:formula="of:=IF(MOD([.A14];7)=0;1;0)" office:value-type="float" office:value="0" calcext:value-type="float">
            <text:p>0</text:p>
          </table:table-cell>
          <table:table-cell table:formula="of:=IF([.C14]=0;[.B14]*0.9;0)" office:value-type="float" office:value="169.2" calcext:value-type="float">
            <text:p>169,2</text:p>
          </table:table-cell>
          <table:table-cell table:formula="of:=IF([.B14]&gt;[.B13];([.B14]-[.B13]+2)*18;0)" office:value-type="float" office:value="0" calcext:value-type="float">
            <text:p>0</text:p>
          </table:table-cell>
          <table:table-cell table:formula="of:=[.B14]*0.2*1.9" office:value-type="float" office:value="71.44" calcext:value-type="float">
            <text:p>71,44</text:p>
          </table:table-cell>
          <table:table-cell table:formula="of:=[.D14]-[.J14]" office:value-type="float" office:value="97.76" calcext:value-type="float">
            <text:p>97,76</text:p>
          </table:table-cell>
          <table:table-cell table:formula="of:=[.H13]+[.G14]" office:value-type="float" office:value="1133.72" calcext:value-type="float">
            <text:p>1133,72</text:p>
          </table:table-cell>
          <table:table-cell table:formula="of:=IF([.H14]&gt;1500;1;0)" office:value-type="float" office:value="0" calcext:value-type="float">
            <text:p>0</text:p>
          </table:table-cell>
          <table:table-cell table:formula="of:=[.E14]+[.F14]" office:value-type="float" office:value="71.44" calcext:value-type="float">
            <text:p>71,44</text:p>
          </table:table-cell>
          <table:table-cell table:number-columns-repeated="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MOD([.A15];2)=0;IF(MOD([.A15];30)=0;ROUNDDOWN(([.B14]-2)*1.2);[.B14]-2);[.B14])" office:value-type="float" office:value="186" calcext:value-type="float">
            <text:p>186</text:p>
          </table:table-cell>
          <table:table-cell table:formula="of:=IF(MOD([.A15];7)=0;1;0)" office:value-type="float" office:value="1" calcext:value-type="float">
            <text:p>1</text:p>
          </table:table-cell>
          <table:table-cell table:formula="of:=IF([.C15]=0;[.B15]*0.9;0)" office:value-type="float" office:value="0" calcext:value-type="float">
            <text:p>0</text:p>
          </table:table-cell>
          <table:table-cell table:formula="of:=IF([.B15]&gt;[.B14];([.B15]-[.B14]+2)*18;0)" office:value-type="float" office:value="0" calcext:value-type="float">
            <text:p>0</text:p>
          </table:table-cell>
          <table:table-cell table:formula="of:=[.B15]*0.2*1.9" office:value-type="float" office:value="70.68" calcext:value-type="float">
            <text:p>70,68</text:p>
          </table:table-cell>
          <table:table-cell table:formula="of:=[.D15]-[.J15]" office:value-type="float" office:value="-70.68" calcext:value-type="float">
            <text:p>-70,68</text:p>
          </table:table-cell>
          <table:table-cell table:formula="of:=[.H14]+[.G15]" office:value-type="float" office:value="1063.04" calcext:value-type="float">
            <text:p>1063,04</text:p>
          </table:table-cell>
          <table:table-cell table:formula="of:=IF([.H15]&gt;1500;1;0)" office:value-type="float" office:value="0" calcext:value-type="float">
            <text:p>0</text:p>
          </table:table-cell>
          <table:table-cell table:formula="of:=[.E15]+[.F15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MOD([.A16];2)=0;IF(MOD([.A16];30)=0;ROUNDDOWN(([.B15]-2)*1.2);[.B15]-2);[.B15])" office:value-type="float" office:value="186" calcext:value-type="float">
            <text:p>186</text:p>
          </table:table-cell>
          <table:table-cell table:formula="of:=IF(MOD([.A16];7)=0;1;0)" office:value-type="float" office:value="0" calcext:value-type="float">
            <text:p>0</text:p>
          </table:table-cell>
          <table:table-cell table:formula="of:=IF([.C16]=0;[.B16]*0.9;0)" office:value-type="float" office:value="167.4" calcext:value-type="float">
            <text:p>167,4</text:p>
          </table:table-cell>
          <table:table-cell table:formula="of:=IF([.B16]&gt;[.B15];([.B16]-[.B15]+2)*18;0)" office:value-type="float" office:value="0" calcext:value-type="float">
            <text:p>0</text:p>
          </table:table-cell>
          <table:table-cell table:formula="of:=[.B16]*0.2*1.9" office:value-type="float" office:value="70.68" calcext:value-type="float">
            <text:p>70,68</text:p>
          </table:table-cell>
          <table:table-cell table:formula="of:=[.D16]-[.J16]" office:value-type="float" office:value="96.72" calcext:value-type="float">
            <text:p>96,72</text:p>
          </table:table-cell>
          <table:table-cell table:formula="of:=[.H15]+[.G16]" office:value-type="float" office:value="1159.76" calcext:value-type="float">
            <text:p>1159,76</text:p>
          </table:table-cell>
          <table:table-cell table:formula="of:=IF([.H16]&gt;1500;1;0)" office:value-type="float" office:value="0" calcext:value-type="float">
            <text:p>0</text:p>
          </table:table-cell>
          <table:table-cell table:formula="of:=[.E16]+[.F16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MOD([.A17];2)=0;IF(MOD([.A17];30)=0;ROUNDDOWN(([.B16]-2)*1.2);[.B16]-2);[.B16])" office:value-type="float" office:value="184" calcext:value-type="float">
            <text:p>184</text:p>
          </table:table-cell>
          <table:table-cell table:formula="of:=IF(MOD([.A17];7)=0;1;0)" office:value-type="float" office:value="0" calcext:value-type="float">
            <text:p>0</text:p>
          </table:table-cell>
          <table:table-cell table:formula="of:=IF([.C17]=0;[.B17]*0.9;0)" office:value-type="float" office:value="165.6" calcext:value-type="float">
            <text:p>165,6</text:p>
          </table:table-cell>
          <table:table-cell table:formula="of:=IF([.B17]&gt;[.B16];([.B17]-[.B16]+2)*18;0)" office:value-type="float" office:value="0" calcext:value-type="float">
            <text:p>0</text:p>
          </table:table-cell>
          <table:table-cell table:formula="of:=[.B17]*0.2*1.9" office:value-type="float" office:value="69.92" calcext:value-type="float">
            <text:p>69,92</text:p>
          </table:table-cell>
          <table:table-cell table:formula="of:=[.D17]-[.J17]" office:value-type="float" office:value="95.68" calcext:value-type="float">
            <text:p>95,68</text:p>
          </table:table-cell>
          <table:table-cell table:formula="of:=[.H16]+[.G17]" office:value-type="float" office:value="1255.44" calcext:value-type="float">
            <text:p>1255,44</text:p>
          </table:table-cell>
          <table:table-cell table:formula="of:=IF([.H17]&gt;1500;1;0)" office:value-type="float" office:value="0" calcext:value-type="float">
            <text:p>0</text:p>
          </table:table-cell>
          <table:table-cell table:formula="of:=[.E17]+[.F17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MOD([.A18];2)=0;IF(MOD([.A18];30)=0;ROUNDDOWN(([.B17]-2)*1.2);[.B17]-2);[.B17])" office:value-type="float" office:value="184" calcext:value-type="float">
            <text:p>184</text:p>
          </table:table-cell>
          <table:table-cell table:formula="of:=IF(MOD([.A18];7)=0;1;0)" office:value-type="float" office:value="0" calcext:value-type="float">
            <text:p>0</text:p>
          </table:table-cell>
          <table:table-cell table:formula="of:=IF([.C18]=0;[.B18]*0.9;0)" office:value-type="float" office:value="165.6" calcext:value-type="float">
            <text:p>165,6</text:p>
          </table:table-cell>
          <table:table-cell table:formula="of:=IF([.B18]&gt;[.B17];([.B18]-[.B17]+2)*18;0)" office:value-type="float" office:value="0" calcext:value-type="float">
            <text:p>0</text:p>
          </table:table-cell>
          <table:table-cell table:formula="of:=[.B18]*0.2*1.9" office:value-type="float" office:value="69.92" calcext:value-type="float">
            <text:p>69,92</text:p>
          </table:table-cell>
          <table:table-cell table:formula="of:=[.D18]-[.J18]" office:value-type="float" office:value="95.68" calcext:value-type="float">
            <text:p>95,68</text:p>
          </table:table-cell>
          <table:table-cell table:formula="of:=[.H17]+[.G18]" office:value-type="float" office:value="1351.12" calcext:value-type="float">
            <text:p>1351,12</text:p>
          </table:table-cell>
          <table:table-cell table:formula="of:=IF([.H18]&gt;1500;1;0)" office:value-type="float" office:value="0" calcext:value-type="float">
            <text:p>0</text:p>
          </table:table-cell>
          <table:table-cell table:formula="of:=[.E18]+[.F18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MOD([.A19];2)=0;IF(MOD([.A19];30)=0;ROUNDDOWN(([.B18]-2)*1.2);[.B18]-2);[.B18])" office:value-type="float" office:value="182" calcext:value-type="float">
            <text:p>182</text:p>
          </table:table-cell>
          <table:table-cell table:formula="of:=IF(MOD([.A19];7)=0;1;0)" office:value-type="float" office:value="0" calcext:value-type="float">
            <text:p>0</text:p>
          </table:table-cell>
          <table:table-cell table:formula="of:=IF([.C19]=0;[.B19]*0.9;0)" office:value-type="float" office:value="163.8" calcext:value-type="float">
            <text:p>163,8</text:p>
          </table:table-cell>
          <table:table-cell table:formula="of:=IF([.B19]&gt;[.B18];([.B19]-[.B18]+2)*18;0)" office:value-type="float" office:value="0" calcext:value-type="float">
            <text:p>0</text:p>
          </table:table-cell>
          <table:table-cell table:formula="of:=[.B19]*0.2*1.9" office:value-type="float" office:value="69.16" calcext:value-type="float">
            <text:p>69,16</text:p>
          </table:table-cell>
          <table:table-cell table:formula="of:=[.D19]-[.J19]" office:value-type="float" office:value="94.64" calcext:value-type="float">
            <text:p>94,64</text:p>
          </table:table-cell>
          <table:table-cell table:formula="of:=[.H18]+[.G19]" office:value-type="float" office:value="1445.76" calcext:value-type="float">
            <text:p>1445,76</text:p>
          </table:table-cell>
          <table:table-cell table:formula="of:=IF([.H19]&gt;1500;1;0)" office:value-type="float" office:value="0" calcext:value-type="float">
            <text:p>0</text:p>
          </table:table-cell>
          <table:table-cell table:formula="of:=[.E19]+[.F19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MOD([.A20];2)=0;IF(MOD([.A20];30)=0;ROUNDDOWN(([.B19]-2)*1.2);[.B19]-2);[.B19])" office:value-type="float" office:value="182" calcext:value-type="float">
            <text:p>182</text:p>
          </table:table-cell>
          <table:table-cell table:formula="of:=IF(MOD([.A20];7)=0;1;0)" office:value-type="float" office:value="0" calcext:value-type="float">
            <text:p>0</text:p>
          </table:table-cell>
          <table:table-cell table:formula="of:=IF([.C20]=0;[.B20]*0.9;0)" office:value-type="float" office:value="163.8" calcext:value-type="float">
            <text:p>163,8</text:p>
          </table:table-cell>
          <table:table-cell table:formula="of:=IF([.B20]&gt;[.B19];([.B20]-[.B19]+2)*18;0)" office:value-type="float" office:value="0" calcext:value-type="float">
            <text:p>0</text:p>
          </table:table-cell>
          <table:table-cell table:formula="of:=[.B20]*0.2*1.9" office:value-type="float" office:value="69.16" calcext:value-type="float">
            <text:p>69,16</text:p>
          </table:table-cell>
          <table:table-cell table:formula="of:=[.D20]-[.J20]" office:value-type="float" office:value="94.64" calcext:value-type="float">
            <text:p>94,64</text:p>
          </table:table-cell>
          <table:table-cell table:formula="of:=[.H19]+[.G20]" office:value-type="float" office:value="1540.4" calcext:value-type="float">
            <text:p>1540,4</text:p>
          </table:table-cell>
          <table:table-cell table:formula="of:=IF([.H20]&gt;1500;1;0)" office:value-type="float" office:value="1" calcext:value-type="float">
            <text:p>1</text:p>
          </table:table-cell>
          <table:table-cell table:formula="of:=[.E20]+[.F20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MOD([.A21];2)=0;IF(MOD([.A21];30)=0;ROUNDDOWN(([.B20]-2)*1.2);[.B20]-2);[.B20])" office:value-type="float" office:value="180" calcext:value-type="float">
            <text:p>180</text:p>
          </table:table-cell>
          <table:table-cell table:formula="of:=IF(MOD([.A21];7)=0;1;0)" office:value-type="float" office:value="0" calcext:value-type="float">
            <text:p>0</text:p>
          </table:table-cell>
          <table:table-cell table:formula="of:=IF([.C21]=0;[.B21]*0.9;0)" office:value-type="float" office:value="162" calcext:value-type="float">
            <text:p>162</text:p>
          </table:table-cell>
          <table:table-cell table:formula="of:=IF([.B21]&gt;[.B20];([.B21]-[.B20]+2)*18;0)" office:value-type="float" office:value="0" calcext:value-type="float">
            <text:p>0</text:p>
          </table:table-cell>
          <table:table-cell table:formula="of:=[.B21]*0.2*1.9" office:value-type="float" office:value="68.4" calcext:value-type="float">
            <text:p>68,4</text:p>
          </table:table-cell>
          <table:table-cell table:formula="of:=[.D21]-[.J21]" office:value-type="float" office:value="93.6" calcext:value-type="float">
            <text:p>93,6</text:p>
          </table:table-cell>
          <table:table-cell table:formula="of:=[.H20]+[.G21]" office:value-type="float" office:value="1634" calcext:value-type="float">
            <text:p>1634</text:p>
          </table:table-cell>
          <table:table-cell table:formula="of:=IF([.H21]&gt;1500;1;0)" office:value-type="float" office:value="1" calcext:value-type="float">
            <text:p>1</text:p>
          </table:table-cell>
          <table:table-cell table:formula="of:=[.E21]+[.F21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MOD([.A22];2)=0;IF(MOD([.A22];30)=0;ROUNDDOWN(([.B21]-2)*1.2);[.B21]-2);[.B21])" office:value-type="float" office:value="180" calcext:value-type="float">
            <text:p>180</text:p>
          </table:table-cell>
          <table:table-cell table:formula="of:=IF(MOD([.A22];7)=0;1;0)" office:value-type="float" office:value="1" calcext:value-type="float">
            <text:p>1</text:p>
          </table:table-cell>
          <table:table-cell table:formula="of:=IF([.C22]=0;[.B22]*0.9;0)" office:value-type="float" office:value="0" calcext:value-type="float">
            <text:p>0</text:p>
          </table:table-cell>
          <table:table-cell table:formula="of:=IF([.B22]&gt;[.B21];([.B22]-[.B21]+2)*18;0)" office:value-type="float" office:value="0" calcext:value-type="float">
            <text:p>0</text:p>
          </table:table-cell>
          <table:table-cell table:formula="of:=[.B22]*0.2*1.9" office:value-type="float" office:value="68.4" calcext:value-type="float">
            <text:p>68,4</text:p>
          </table:table-cell>
          <table:table-cell table:formula="of:=[.D22]-[.J22]" office:value-type="float" office:value="-68.4" calcext:value-type="float">
            <text:p>-68,4</text:p>
          </table:table-cell>
          <table:table-cell table:formula="of:=[.H21]+[.G22]" office:value-type="float" office:value="1565.6" calcext:value-type="float">
            <text:p>1565,6</text:p>
          </table:table-cell>
          <table:table-cell table:formula="of:=IF([.H22]&gt;1500;1;0)" office:value-type="float" office:value="1" calcext:value-type="float">
            <text:p>1</text:p>
          </table:table-cell>
          <table:table-cell table:formula="of:=[.E22]+[.F22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MOD([.A23];2)=0;IF(MOD([.A23];30)=0;ROUNDDOWN(([.B22]-2)*1.2);[.B22]-2);[.B22])" office:value-type="float" office:value="178" calcext:value-type="float">
            <text:p>178</text:p>
          </table:table-cell>
          <table:table-cell table:formula="of:=IF(MOD([.A23];7)=0;1;0)" office:value-type="float" office:value="0" calcext:value-type="float">
            <text:p>0</text:p>
          </table:table-cell>
          <table:table-cell table:formula="of:=IF([.C23]=0;[.B23]*0.9;0)" office:value-type="float" office:value="160.2" calcext:value-type="float">
            <text:p>160,2</text:p>
          </table:table-cell>
          <table:table-cell table:formula="of:=IF([.B23]&gt;[.B22];([.B23]-[.B22]+2)*18;0)" office:value-type="float" office:value="0" calcext:value-type="float">
            <text:p>0</text:p>
          </table:table-cell>
          <table:table-cell table:formula="of:=[.B23]*0.2*1.9" office:value-type="float" office:value="67.64" calcext:value-type="float">
            <text:p>67,64</text:p>
          </table:table-cell>
          <table:table-cell table:formula="of:=[.D23]-[.J23]" office:value-type="float" office:value="92.56" calcext:value-type="float">
            <text:p>92,56</text:p>
          </table:table-cell>
          <table:table-cell table:formula="of:=[.H22]+[.G23]" office:value-type="float" office:value="1658.16" calcext:value-type="float">
            <text:p>1658,16</text:p>
          </table:table-cell>
          <table:table-cell table:formula="of:=IF([.H23]&gt;1500;1;0)" office:value-type="float" office:value="1" calcext:value-type="float">
            <text:p>1</text:p>
          </table:table-cell>
          <table:table-cell table:formula="of:=[.E23]+[.F23]" office:value-type="float" office:value="67.64" calcext:value-type="float">
            <text:p>67,6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MOD([.A24];2)=0;IF(MOD([.A24];30)=0;ROUNDDOWN(([.B23]-2)*1.2);[.B23]-2);[.B23])" office:value-type="float" office:value="178" calcext:value-type="float">
            <text:p>178</text:p>
          </table:table-cell>
          <table:table-cell table:formula="of:=IF(MOD([.A24];7)=0;1;0)" office:value-type="float" office:value="0" calcext:value-type="float">
            <text:p>0</text:p>
          </table:table-cell>
          <table:table-cell table:formula="of:=IF([.C24]=0;[.B24]*0.9;0)" office:value-type="float" office:value="160.2" calcext:value-type="float">
            <text:p>160,2</text:p>
          </table:table-cell>
          <table:table-cell table:formula="of:=IF([.B24]&gt;[.B23];([.B24]-[.B23]+2)*18;0)" office:value-type="float" office:value="0" calcext:value-type="float">
            <text:p>0</text:p>
          </table:table-cell>
          <table:table-cell table:formula="of:=[.B24]*0.2*1.9" office:value-type="float" office:value="67.64" calcext:value-type="float">
            <text:p>67,64</text:p>
          </table:table-cell>
          <table:table-cell table:formula="of:=[.D24]-[.J24]" office:value-type="float" office:value="92.56" calcext:value-type="float">
            <text:p>92,56</text:p>
          </table:table-cell>
          <table:table-cell table:formula="of:=[.H23]+[.G24]" office:value-type="float" office:value="1750.72" calcext:value-type="float">
            <text:p>1750,72</text:p>
          </table:table-cell>
          <table:table-cell table:formula="of:=IF([.H24]&gt;1500;1;0)" office:value-type="float" office:value="1" calcext:value-type="float">
            <text:p>1</text:p>
          </table:table-cell>
          <table:table-cell table:formula="of:=[.E24]+[.F24]" office:value-type="float" office:value="67.64" calcext:value-type="float">
            <text:p>67,6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MOD([.A25];2)=0;IF(MOD([.A25];30)=0;ROUNDDOWN(([.B24]-2)*1.2);[.B24]-2);[.B24])" office:value-type="float" office:value="176" calcext:value-type="float">
            <text:p>176</text:p>
          </table:table-cell>
          <table:table-cell table:formula="of:=IF(MOD([.A25];7)=0;1;0)" office:value-type="float" office:value="0" calcext:value-type="float">
            <text:p>0</text:p>
          </table:table-cell>
          <table:table-cell table:formula="of:=IF([.C25]=0;[.B25]*0.9;0)" office:value-type="float" office:value="158.4" calcext:value-type="float">
            <text:p>158,4</text:p>
          </table:table-cell>
          <table:table-cell table:formula="of:=IF([.B25]&gt;[.B24];([.B25]-[.B24]+2)*18;0)" office:value-type="float" office:value="0" calcext:value-type="float">
            <text:p>0</text:p>
          </table:table-cell>
          <table:table-cell table:formula="of:=[.B25]*0.2*1.9" office:value-type="float" office:value="66.88" calcext:value-type="float">
            <text:p>66,88</text:p>
          </table:table-cell>
          <table:table-cell table:formula="of:=[.D25]-[.J25]" office:value-type="float" office:value="91.52" calcext:value-type="float">
            <text:p>91,52</text:p>
          </table:table-cell>
          <table:table-cell table:formula="of:=[.H24]+[.G25]" office:value-type="float" office:value="1842.24" calcext:value-type="float">
            <text:p>1842,24</text:p>
          </table:table-cell>
          <table:table-cell table:formula="of:=IF([.H25]&gt;1500;1;0)" office:value-type="float" office:value="1" calcext:value-type="float">
            <text:p>1</text:p>
          </table:table-cell>
          <table:table-cell table:formula="of:=[.E25]+[.F25]" office:value-type="float" office:value="66.88" calcext:value-type="float">
            <text:p>66,8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MOD([.A26];2)=0;IF(MOD([.A26];30)=0;ROUNDDOWN(([.B25]-2)*1.2);[.B25]-2);[.B25])" office:value-type="float" office:value="176" calcext:value-type="float">
            <text:p>176</text:p>
          </table:table-cell>
          <table:table-cell table:formula="of:=IF(MOD([.A26];7)=0;1;0)" office:value-type="float" office:value="0" calcext:value-type="float">
            <text:p>0</text:p>
          </table:table-cell>
          <table:table-cell table:formula="of:=IF([.C26]=0;[.B26]*0.9;0)" office:value-type="float" office:value="158.4" calcext:value-type="float">
            <text:p>158,4</text:p>
          </table:table-cell>
          <table:table-cell table:formula="of:=IF([.B26]&gt;[.B25];([.B26]-[.B25]+2)*18;0)" office:value-type="float" office:value="0" calcext:value-type="float">
            <text:p>0</text:p>
          </table:table-cell>
          <table:table-cell table:formula="of:=[.B26]*0.2*1.9" office:value-type="float" office:value="66.88" calcext:value-type="float">
            <text:p>66,88</text:p>
          </table:table-cell>
          <table:table-cell table:formula="of:=[.D26]-[.J26]" office:value-type="float" office:value="91.52" calcext:value-type="float">
            <text:p>91,52</text:p>
          </table:table-cell>
          <table:table-cell table:formula="of:=[.H25]+[.G26]" office:value-type="float" office:value="1933.76" calcext:value-type="float">
            <text:p>1933,76</text:p>
          </table:table-cell>
          <table:table-cell table:formula="of:=IF([.H26]&gt;1500;1;0)" office:value-type="float" office:value="1" calcext:value-type="float">
            <text:p>1</text:p>
          </table:table-cell>
          <table:table-cell table:formula="of:=[.E26]+[.F26]" office:value-type="float" office:value="66.88" calcext:value-type="float">
            <text:p>66,8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MOD([.A27];2)=0;IF(MOD([.A27];30)=0;ROUNDDOWN(([.B26]-2)*1.2);[.B26]-2);[.B26])" office:value-type="float" office:value="174" calcext:value-type="float">
            <text:p>174</text:p>
          </table:table-cell>
          <table:table-cell table:formula="of:=IF(MOD([.A27];7)=0;1;0)" office:value-type="float" office:value="0" calcext:value-type="float">
            <text:p>0</text:p>
          </table:table-cell>
          <table:table-cell table:formula="of:=IF([.C27]=0;[.B27]*0.9;0)" office:value-type="float" office:value="156.6" calcext:value-type="float">
            <text:p>156,6</text:p>
          </table:table-cell>
          <table:table-cell table:formula="of:=IF([.B27]&gt;[.B26];([.B27]-[.B26]+2)*18;0)" office:value-type="float" office:value="0" calcext:value-type="float">
            <text:p>0</text:p>
          </table:table-cell>
          <table:table-cell table:formula="of:=[.B27]*0.2*1.9" office:value-type="float" office:value="66.12" calcext:value-type="float">
            <text:p>66,12</text:p>
          </table:table-cell>
          <table:table-cell table:formula="of:=[.D27]-[.J27]" office:value-type="float" office:value="90.48" calcext:value-type="float">
            <text:p>90,48</text:p>
          </table:table-cell>
          <table:table-cell table:formula="of:=[.H26]+[.G27]" office:value-type="float" office:value="2024.24" calcext:value-type="float">
            <text:p>2024,24</text:p>
          </table:table-cell>
          <table:table-cell table:formula="of:=IF([.H27]&gt;1500;1;0)" office:value-type="float" office:value="1" calcext:value-type="float">
            <text:p>1</text:p>
          </table:table-cell>
          <table:table-cell table:formula="of:=[.E27]+[.F27]" office:value-type="float" office:value="66.12" calcext:value-type="float">
            <text:p>66,1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MOD([.A28];2)=0;IF(MOD([.A28];30)=0;ROUNDDOWN(([.B27]-2)*1.2);[.B27]-2);[.B27])" office:value-type="float" office:value="174" calcext:value-type="float">
            <text:p>174</text:p>
          </table:table-cell>
          <table:table-cell table:formula="of:=IF(MOD([.A28];7)=0;1;0)" office:value-type="float" office:value="0" calcext:value-type="float">
            <text:p>0</text:p>
          </table:table-cell>
          <table:table-cell table:formula="of:=IF([.C28]=0;[.B28]*0.9;0)" office:value-type="float" office:value="156.6" calcext:value-type="float">
            <text:p>156,6</text:p>
          </table:table-cell>
          <table:table-cell table:formula="of:=IF([.B28]&gt;[.B27];([.B28]-[.B27]+2)*18;0)" office:value-type="float" office:value="0" calcext:value-type="float">
            <text:p>0</text:p>
          </table:table-cell>
          <table:table-cell table:formula="of:=[.B28]*0.2*1.9" office:value-type="float" office:value="66.12" calcext:value-type="float">
            <text:p>66,12</text:p>
          </table:table-cell>
          <table:table-cell table:formula="of:=[.D28]-[.J28]" office:value-type="float" office:value="90.48" calcext:value-type="float">
            <text:p>90,48</text:p>
          </table:table-cell>
          <table:table-cell table:formula="of:=[.H27]+[.G28]" office:value-type="float" office:value="2114.72" calcext:value-type="float">
            <text:p>2114,72</text:p>
          </table:table-cell>
          <table:table-cell table:formula="of:=IF([.H28]&gt;1500;1;0)" office:value-type="float" office:value="1" calcext:value-type="float">
            <text:p>1</text:p>
          </table:table-cell>
          <table:table-cell table:formula="of:=[.E28]+[.F28]" office:value-type="float" office:value="66.12" calcext:value-type="float">
            <text:p>66,12</text:p>
          </table:table-cell>
          <table:table-cell table:number-columns-repeated="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IF(MOD([.A29];2)=0;IF(MOD([.A29];30)=0;ROUNDDOWN(([.B28]-2)*1.2);[.B28]-2);[.B28])" office:value-type="float" office:value="172" calcext:value-type="float">
            <text:p>172</text:p>
          </table:table-cell>
          <table:table-cell table:formula="of:=IF(MOD([.A29];7)=0;1;0)" office:value-type="float" office:value="1" calcext:value-type="float">
            <text:p>1</text:p>
          </table:table-cell>
          <table:table-cell table:formula="of:=IF([.C29]=0;[.B29]*0.9;0)" office:value-type="float" office:value="0" calcext:value-type="float">
            <text:p>0</text:p>
          </table:table-cell>
          <table:table-cell table:formula="of:=IF([.B29]&gt;[.B28];([.B29]-[.B28]+2)*18;0)" office:value-type="float" office:value="0" calcext:value-type="float">
            <text:p>0</text:p>
          </table:table-cell>
          <table:table-cell table:formula="of:=[.B29]*0.2*1.9" office:value-type="float" office:value="65.36" calcext:value-type="float">
            <text:p>65,36</text:p>
          </table:table-cell>
          <table:table-cell table:formula="of:=[.D29]-[.J29]" office:value-type="float" office:value="-65.36" calcext:value-type="float">
            <text:p>-65,36</text:p>
          </table:table-cell>
          <table:table-cell table:formula="of:=[.H28]+[.G29]" office:value-type="float" office:value="2049.36" calcext:value-type="float">
            <text:p>2049,36</text:p>
          </table:table-cell>
          <table:table-cell table:formula="of:=IF([.H29]&gt;1500;1;0)" office:value-type="float" office:value="1" calcext:value-type="float">
            <text:p>1</text:p>
          </table:table-cell>
          <table:table-cell table:formula="of:=[.E29]+[.F29]" office:value-type="float" office:value="65.36" calcext:value-type="float">
            <text:p>65,3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MOD([.A30];2)=0;IF(MOD([.A30];30)=0;ROUNDDOWN(([.B29]-2)*1.2);[.B29]-2);[.B29])" office:value-type="float" office:value="172" calcext:value-type="float">
            <text:p>172</text:p>
          </table:table-cell>
          <table:table-cell table:formula="of:=IF(MOD([.A30];7)=0;1;0)" office:value-type="float" office:value="0" calcext:value-type="float">
            <text:p>0</text:p>
          </table:table-cell>
          <table:table-cell table:formula="of:=IF([.C30]=0;[.B30]*0.9;0)" office:value-type="float" office:value="154.8" calcext:value-type="float">
            <text:p>154,8</text:p>
          </table:table-cell>
          <table:table-cell table:formula="of:=IF([.B30]&gt;[.B29];([.B30]-[.B29]+2)*18;0)" office:value-type="float" office:value="0" calcext:value-type="float">
            <text:p>0</text:p>
          </table:table-cell>
          <table:table-cell table:formula="of:=[.B30]*0.2*1.9" office:value-type="float" office:value="65.36" calcext:value-type="float">
            <text:p>65,36</text:p>
          </table:table-cell>
          <table:table-cell table:formula="of:=[.D30]-[.J30]" office:value-type="float" office:value="89.44" calcext:value-type="float">
            <text:p>89,44</text:p>
          </table:table-cell>
          <table:table-cell table:formula="of:=[.H29]+[.G30]" office:value-type="float" office:value="2138.8" calcext:value-type="float">
            <text:p>2138,8</text:p>
          </table:table-cell>
          <table:table-cell table:formula="of:=IF([.H30]&gt;1500;1;0)" office:value-type="float" office:value="1" calcext:value-type="float">
            <text:p>1</text:p>
          </table:table-cell>
          <table:table-cell table:formula="of:=[.E30]+[.F30]" office:value-type="float" office:value="65.36" calcext:value-type="float">
            <text:p>65,3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MOD([.A31];2)=0;IF(MOD([.A31];30)=0;ROUNDDOWN(([.B30]-2)*1.2);[.B30]-2);[.B30])" office:value-type="float" office:value="204" calcext:value-type="float">
            <text:p>204</text:p>
          </table:table-cell>
          <table:table-cell table:formula="of:=IF(MOD([.A31];7)=0;1;0)" office:value-type="float" office:value="0" calcext:value-type="float">
            <text:p>0</text:p>
          </table:table-cell>
          <table:table-cell table:formula="of:=IF([.C31]=0;[.B31]*0.9;0)" office:value-type="float" office:value="183.6" calcext:value-type="float">
            <text:p>183,6</text:p>
          </table:table-cell>
          <table:table-cell table:formula="of:=IF([.B31]&gt;[.B30];([.B31]-[.B30]+2)*18;0)" office:value-type="float" office:value="612" calcext:value-type="float">
            <text:p>612</text:p>
          </table:table-cell>
          <table:table-cell table:formula="of:=[.B31]*0.2*1.9" office:value-type="float" office:value="77.52" calcext:value-type="float">
            <text:p>77,52</text:p>
          </table:table-cell>
          <table:table-cell table:formula="of:=[.D31]-[.J31]" office:value-type="float" office:value="-505.92" calcext:value-type="float">
            <text:p>-505,92</text:p>
          </table:table-cell>
          <table:table-cell table:formula="of:=[.H30]+[.G31]" office:value-type="float" office:value="1632.88" calcext:value-type="float">
            <text:p>1632,88</text:p>
          </table:table-cell>
          <table:table-cell table:formula="of:=IF([.H31]&gt;1500;1;0)" office:value-type="float" office:value="1" calcext:value-type="float">
            <text:p>1</text:p>
          </table:table-cell>
          <table:table-cell table:formula="of:=[.E31]+[.F31]" office:value-type="float" office:value="689.52" calcext:value-type="float">
            <text:p>689,5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MOD([.A32];2)=0;IF(MOD([.A32];30)=0;ROUNDDOWN(([.B31]-2)*1.2);[.B31]-2);[.B31])" office:value-type="float" office:value="204" calcext:value-type="float">
            <text:p>204</text:p>
          </table:table-cell>
          <table:table-cell table:formula="of:=IF(MOD([.A32];7)=0;1;0)" office:value-type="float" office:value="0" calcext:value-type="float">
            <text:p>0</text:p>
          </table:table-cell>
          <table:table-cell table:formula="of:=IF([.C32]=0;[.B32]*0.9;0)" office:value-type="float" office:value="183.6" calcext:value-type="float">
            <text:p>183,6</text:p>
          </table:table-cell>
          <table:table-cell table:formula="of:=IF([.B32]&gt;[.B31];([.B32]-[.B31]+2)*18;0)" office:value-type="float" office:value="0" calcext:value-type="float">
            <text:p>0</text:p>
          </table:table-cell>
          <table:table-cell table:formula="of:=[.B32]*0.2*1.9" office:value-type="float" office:value="77.52" calcext:value-type="float">
            <text:p>77,52</text:p>
          </table:table-cell>
          <table:table-cell table:formula="of:=[.D32]-[.J32]" office:value-type="float" office:value="106.08" calcext:value-type="float">
            <text:p>106,08</text:p>
          </table:table-cell>
          <table:table-cell table:formula="of:=[.H31]+[.G32]" office:value-type="float" office:value="1738.96" calcext:value-type="float">
            <text:p>1738,96</text:p>
          </table:table-cell>
          <table:table-cell table:formula="of:=IF([.H32]&gt;1500;1;0)" office:value-type="float" office:value="1" calcext:value-type="float">
            <text:p>1</text:p>
          </table:table-cell>
          <table:table-cell table:formula="of:=[.E32]+[.F32]" office:value-type="float" office:value="77.52" calcext:value-type="float">
            <text:p>77,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MOD([.A33];2)=0;IF(MOD([.A33];30)=0;ROUNDDOWN(([.B32]-2)*1.2);[.B32]-2);[.B32])" office:value-type="float" office:value="202" calcext:value-type="float">
            <text:p>202</text:p>
          </table:table-cell>
          <table:table-cell table:formula="of:=IF(MOD([.A33];7)=0;1;0)" office:value-type="float" office:value="0" calcext:value-type="float">
            <text:p>0</text:p>
          </table:table-cell>
          <table:table-cell table:formula="of:=IF([.C33]=0;[.B33]*0.9;0)" office:value-type="float" office:value="181.8" calcext:value-type="float">
            <text:p>181,8</text:p>
          </table:table-cell>
          <table:table-cell table:formula="of:=IF([.B33]&gt;[.B32];([.B33]-[.B32]+2)*18;0)" office:value-type="float" office:value="0" calcext:value-type="float">
            <text:p>0</text:p>
          </table:table-cell>
          <table:table-cell table:formula="of:=[.B33]*0.2*1.9" office:value-type="float" office:value="76.76" calcext:value-type="float">
            <text:p>76,76</text:p>
          </table:table-cell>
          <table:table-cell table:formula="of:=[.D33]-[.J33]" office:value-type="float" office:value="105.04" calcext:value-type="float">
            <text:p>105,04</text:p>
          </table:table-cell>
          <table:table-cell table:formula="of:=[.H32]+[.G33]" office:value-type="float" office:value="1844" calcext:value-type="float">
            <text:p>1844</text:p>
          </table:table-cell>
          <table:table-cell table:formula="of:=IF([.H33]&gt;1500;1;0)" office:value-type="float" office:value="1" calcext:value-type="float">
            <text:p>1</text:p>
          </table:table-cell>
          <table:table-cell table:formula="of:=[.E33]+[.F33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MOD([.A34];2)=0;IF(MOD([.A34];30)=0;ROUNDDOWN(([.B33]-2)*1.2);[.B33]-2);[.B33])" office:value-type="float" office:value="202" calcext:value-type="float">
            <text:p>202</text:p>
          </table:table-cell>
          <table:table-cell table:formula="of:=IF(MOD([.A34];7)=0;1;0)" office:value-type="float" office:value="0" calcext:value-type="float">
            <text:p>0</text:p>
          </table:table-cell>
          <table:table-cell table:formula="of:=IF([.C34]=0;[.B34]*0.9;0)" office:value-type="float" office:value="181.8" calcext:value-type="float">
            <text:p>181,8</text:p>
          </table:table-cell>
          <table:table-cell table:formula="of:=IF([.B34]&gt;[.B33];([.B34]-[.B33]+2)*18;0)" office:value-type="float" office:value="0" calcext:value-type="float">
            <text:p>0</text:p>
          </table:table-cell>
          <table:table-cell table:formula="of:=[.B34]*0.2*1.9" office:value-type="float" office:value="76.76" calcext:value-type="float">
            <text:p>76,76</text:p>
          </table:table-cell>
          <table:table-cell table:formula="of:=[.D34]-[.J34]" office:value-type="float" office:value="105.04" calcext:value-type="float">
            <text:p>105,04</text:p>
          </table:table-cell>
          <table:table-cell table:formula="of:=[.H33]+[.G34]" office:value-type="float" office:value="1949.04" calcext:value-type="float">
            <text:p>1949,04</text:p>
          </table:table-cell>
          <table:table-cell table:formula="of:=IF([.H34]&gt;1500;1;0)" office:value-type="float" office:value="1" calcext:value-type="float">
            <text:p>1</text:p>
          </table:table-cell>
          <table:table-cell table:formula="of:=[.E34]+[.F34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MOD([.A35];2)=0;IF(MOD([.A35];30)=0;ROUNDDOWN(([.B34]-2)*1.2);[.B34]-2);[.B34])" office:value-type="float" office:value="200" calcext:value-type="float">
            <text:p>200</text:p>
          </table:table-cell>
          <table:table-cell table:formula="of:=IF(MOD([.A35];7)=0;1;0)" office:value-type="float" office:value="0" calcext:value-type="float">
            <text:p>0</text:p>
          </table:table-cell>
          <table:table-cell table:formula="of:=IF([.C35]=0;[.B35]*0.9;0)" office:value-type="float" office:value="180" calcext:value-type="float">
            <text:p>180</text:p>
          </table:table-cell>
          <table:table-cell table:formula="of:=IF([.B35]&gt;[.B34];([.B35]-[.B34]+2)*18;0)" office:value-type="float" office:value="0" calcext:value-type="float">
            <text:p>0</text:p>
          </table:table-cell>
          <table:table-cell table:formula="of:=[.B35]*0.2*1.9" office:value-type="float" office:value="76" calcext:value-type="float">
            <text:p>76</text:p>
          </table:table-cell>
          <table:table-cell table:formula="of:=[.D35]-[.J35]" office:value-type="float" office:value="104" calcext:value-type="float">
            <text:p>104</text:p>
          </table:table-cell>
          <table:table-cell table:formula="of:=[.H34]+[.G35]" office:value-type="float" office:value="2053.04" calcext:value-type="float">
            <text:p>2053,04</text:p>
          </table:table-cell>
          <table:table-cell table:formula="of:=IF([.H35]&gt;1500;1;0)" office:value-type="float" office:value="1" calcext:value-type="float">
            <text:p>1</text:p>
          </table:table-cell>
          <table:table-cell table:formula="of:=[.E35]+[.F35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IF(MOD([.A36];2)=0;IF(MOD([.A36];30)=0;ROUNDDOWN(([.B35]-2)*1.2);[.B35]-2);[.B35])" office:value-type="float" office:value="200" calcext:value-type="float">
            <text:p>200</text:p>
          </table:table-cell>
          <table:table-cell table:formula="of:=IF(MOD([.A36];7)=0;1;0)" office:value-type="float" office:value="1" calcext:value-type="float">
            <text:p>1</text:p>
          </table:table-cell>
          <table:table-cell table:formula="of:=IF([.C36]=0;[.B36]*0.9;0)" office:value-type="float" office:value="0" calcext:value-type="float">
            <text:p>0</text:p>
          </table:table-cell>
          <table:table-cell table:formula="of:=IF([.B36]&gt;[.B35];([.B36]-[.B35]+2)*18;0)" office:value-type="float" office:value="0" calcext:value-type="float">
            <text:p>0</text:p>
          </table:table-cell>
          <table:table-cell table:formula="of:=[.B36]*0.2*1.9" office:value-type="float" office:value="76" calcext:value-type="float">
            <text:p>76</text:p>
          </table:table-cell>
          <table:table-cell table:formula="of:=[.D36]-[.J36]" office:value-type="float" office:value="-76" calcext:value-type="float">
            <text:p>-76</text:p>
          </table:table-cell>
          <table:table-cell table:formula="of:=[.H35]+[.G36]" office:value-type="float" office:value="1977.04" calcext:value-type="float">
            <text:p>1977,04</text:p>
          </table:table-cell>
          <table:table-cell table:formula="of:=IF([.H36]&gt;1500;1;0)" office:value-type="float" office:value="1" calcext:value-type="float">
            <text:p>1</text:p>
          </table:table-cell>
          <table:table-cell table:formula="of:=[.E36]+[.F36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MOD([.A37];2)=0;IF(MOD([.A37];30)=0;ROUNDDOWN(([.B36]-2)*1.2);[.B36]-2);[.B36])" office:value-type="float" office:value="198" calcext:value-type="float">
            <text:p>198</text:p>
          </table:table-cell>
          <table:table-cell table:formula="of:=IF(MOD([.A37];7)=0;1;0)" office:value-type="float" office:value="0" calcext:value-type="float">
            <text:p>0</text:p>
          </table:table-cell>
          <table:table-cell table:formula="of:=IF([.C37]=0;[.B37]*0.9;0)" office:value-type="float" office:value="178.2" calcext:value-type="float">
            <text:p>178,2</text:p>
          </table:table-cell>
          <table:table-cell table:formula="of:=IF([.B37]&gt;[.B36];([.B37]-[.B36]+2)*18;0)" office:value-type="float" office:value="0" calcext:value-type="float">
            <text:p>0</text:p>
          </table:table-cell>
          <table:table-cell table:formula="of:=[.B37]*0.2*1.9" office:value-type="float" office:value="75.24" calcext:value-type="float">
            <text:p>75,24</text:p>
          </table:table-cell>
          <table:table-cell table:formula="of:=[.D37]-[.J37]" office:value-type="float" office:value="102.96" calcext:value-type="float">
            <text:p>102,96</text:p>
          </table:table-cell>
          <table:table-cell table:formula="of:=[.H36]+[.G37]" office:value-type="float" office:value="2080" calcext:value-type="float">
            <text:p>2080</text:p>
          </table:table-cell>
          <table:table-cell table:formula="of:=IF([.H37]&gt;1500;1;0)" office:value-type="float" office:value="1" calcext:value-type="float">
            <text:p>1</text:p>
          </table:table-cell>
          <table:table-cell table:formula="of:=[.E37]+[.F37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MOD([.A38];2)=0;IF(MOD([.A38];30)=0;ROUNDDOWN(([.B37]-2)*1.2);[.B37]-2);[.B37])" office:value-type="float" office:value="198" calcext:value-type="float">
            <text:p>198</text:p>
          </table:table-cell>
          <table:table-cell table:formula="of:=IF(MOD([.A38];7)=0;1;0)" office:value-type="float" office:value="0" calcext:value-type="float">
            <text:p>0</text:p>
          </table:table-cell>
          <table:table-cell table:formula="of:=IF([.C38]=0;[.B38]*0.9;0)" office:value-type="float" office:value="178.2" calcext:value-type="float">
            <text:p>178,2</text:p>
          </table:table-cell>
          <table:table-cell table:formula="of:=IF([.B38]&gt;[.B37];([.B38]-[.B37]+2)*18;0)" office:value-type="float" office:value="0" calcext:value-type="float">
            <text:p>0</text:p>
          </table:table-cell>
          <table:table-cell table:formula="of:=[.B38]*0.2*1.9" office:value-type="float" office:value="75.24" calcext:value-type="float">
            <text:p>75,24</text:p>
          </table:table-cell>
          <table:table-cell table:formula="of:=[.D38]-[.J38]" office:value-type="float" office:value="102.96" calcext:value-type="float">
            <text:p>102,96</text:p>
          </table:table-cell>
          <table:table-cell table:formula="of:=[.H37]+[.G38]" office:value-type="float" office:value="2182.96" calcext:value-type="float">
            <text:p>2182,96</text:p>
          </table:table-cell>
          <table:table-cell table:formula="of:=IF([.H38]&gt;1500;1;0)" office:value-type="float" office:value="1" calcext:value-type="float">
            <text:p>1</text:p>
          </table:table-cell>
          <table:table-cell table:formula="of:=[.E38]+[.F38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MOD([.A39];2)=0;IF(MOD([.A39];30)=0;ROUNDDOWN(([.B38]-2)*1.2);[.B38]-2);[.B38])" office:value-type="float" office:value="196" calcext:value-type="float">
            <text:p>196</text:p>
          </table:table-cell>
          <table:table-cell table:formula="of:=IF(MOD([.A39];7)=0;1;0)" office:value-type="float" office:value="0" calcext:value-type="float">
            <text:p>0</text:p>
          </table:table-cell>
          <table:table-cell table:formula="of:=IF([.C39]=0;[.B39]*0.9;0)" office:value-type="float" office:value="176.4" calcext:value-type="float">
            <text:p>176,4</text:p>
          </table:table-cell>
          <table:table-cell table:formula="of:=IF([.B39]&gt;[.B38];([.B39]-[.B38]+2)*18;0)" office:value-type="float" office:value="0" calcext:value-type="float">
            <text:p>0</text:p>
          </table:table-cell>
          <table:table-cell table:formula="of:=[.B39]*0.2*1.9" office:value-type="float" office:value="74.48" calcext:value-type="float">
            <text:p>74,48</text:p>
          </table:table-cell>
          <table:table-cell table:formula="of:=[.D39]-[.J39]" office:value-type="float" office:value="101.92" calcext:value-type="float">
            <text:p>101,92</text:p>
          </table:table-cell>
          <table:table-cell table:formula="of:=[.H38]+[.G39]" office:value-type="float" office:value="2284.88" calcext:value-type="float">
            <text:p>2284,88</text:p>
          </table:table-cell>
          <table:table-cell table:formula="of:=IF([.H39]&gt;1500;1;0)" office:value-type="float" office:value="1" calcext:value-type="float">
            <text:p>1</text:p>
          </table:table-cell>
          <table:table-cell table:formula="of:=[.E39]+[.F39]" office:value-type="float" office:value="74.48" calcext:value-type="float">
            <text:p>74,4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MOD([.A40];2)=0;IF(MOD([.A40];30)=0;ROUNDDOWN(([.B39]-2)*1.2);[.B39]-2);[.B39])" office:value-type="float" office:value="196" calcext:value-type="float">
            <text:p>196</text:p>
          </table:table-cell>
          <table:table-cell table:formula="of:=IF(MOD([.A40];7)=0;1;0)" office:value-type="float" office:value="0" calcext:value-type="float">
            <text:p>0</text:p>
          </table:table-cell>
          <table:table-cell table:formula="of:=IF([.C40]=0;[.B40]*0.9;0)" office:value-type="float" office:value="176.4" calcext:value-type="float">
            <text:p>176,4</text:p>
          </table:table-cell>
          <table:table-cell table:formula="of:=IF([.B40]&gt;[.B39];([.B40]-[.B39]+2)*18;0)" office:value-type="float" office:value="0" calcext:value-type="float">
            <text:p>0</text:p>
          </table:table-cell>
          <table:table-cell table:formula="of:=[.B40]*0.2*1.9" office:value-type="float" office:value="74.48" calcext:value-type="float">
            <text:p>74,48</text:p>
          </table:table-cell>
          <table:table-cell table:formula="of:=[.D40]-[.J40]" office:value-type="float" office:value="101.92" calcext:value-type="float">
            <text:p>101,92</text:p>
          </table:table-cell>
          <table:table-cell table:formula="of:=[.H39]+[.G40]" office:value-type="float" office:value="2386.8" calcext:value-type="float">
            <text:p>2386,8</text:p>
          </table:table-cell>
          <table:table-cell table:formula="of:=IF([.H40]&gt;1500;1;0)" office:value-type="float" office:value="1" calcext:value-type="float">
            <text:p>1</text:p>
          </table:table-cell>
          <table:table-cell table:formula="of:=[.E40]+[.F40]" office:value-type="float" office:value="74.48" calcext:value-type="float">
            <text:p>74,4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MOD([.A41];2)=0;IF(MOD([.A41];30)=0;ROUNDDOWN(([.B40]-2)*1.2);[.B40]-2);[.B40])" office:value-type="float" office:value="194" calcext:value-type="float">
            <text:p>194</text:p>
          </table:table-cell>
          <table:table-cell table:formula="of:=IF(MOD([.A41];7)=0;1;0)" office:value-type="float" office:value="0" calcext:value-type="float">
            <text:p>0</text:p>
          </table:table-cell>
          <table:table-cell table:formula="of:=IF([.C41]=0;[.B41]*0.9;0)" office:value-type="float" office:value="174.6" calcext:value-type="float">
            <text:p>174,6</text:p>
          </table:table-cell>
          <table:table-cell table:formula="of:=IF([.B41]&gt;[.B40];([.B41]-[.B40]+2)*18;0)" office:value-type="float" office:value="0" calcext:value-type="float">
            <text:p>0</text:p>
          </table:table-cell>
          <table:table-cell table:formula="of:=[.B41]*0.2*1.9" office:value-type="float" office:value="73.72" calcext:value-type="float">
            <text:p>73,72</text:p>
          </table:table-cell>
          <table:table-cell table:formula="of:=[.D41]-[.J41]" office:value-type="float" office:value="100.88" calcext:value-type="float">
            <text:p>100,88</text:p>
          </table:table-cell>
          <table:table-cell table:formula="of:=[.H40]+[.G41]" office:value-type="float" office:value="2487.68" calcext:value-type="float">
            <text:p>2487,68</text:p>
          </table:table-cell>
          <table:table-cell table:formula="of:=IF([.H41]&gt;1500;1;0)" office:value-type="float" office:value="1" calcext:value-type="float">
            <text:p>1</text:p>
          </table:table-cell>
          <table:table-cell table:formula="of:=[.E41]+[.F41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MOD([.A42];2)=0;IF(MOD([.A42];30)=0;ROUNDDOWN(([.B41]-2)*1.2);[.B41]-2);[.B41])" office:value-type="float" office:value="194" calcext:value-type="float">
            <text:p>194</text:p>
          </table:table-cell>
          <table:table-cell table:formula="of:=IF(MOD([.A42];7)=0;1;0)" office:value-type="float" office:value="0" calcext:value-type="float">
            <text:p>0</text:p>
          </table:table-cell>
          <table:table-cell table:formula="of:=IF([.C42]=0;[.B42]*0.9;0)" office:value-type="float" office:value="174.6" calcext:value-type="float">
            <text:p>174,6</text:p>
          </table:table-cell>
          <table:table-cell table:formula="of:=IF([.B42]&gt;[.B41];([.B42]-[.B41]+2)*18;0)" office:value-type="float" office:value="0" calcext:value-type="float">
            <text:p>0</text:p>
          </table:table-cell>
          <table:table-cell table:formula="of:=[.B42]*0.2*1.9" office:value-type="float" office:value="73.72" calcext:value-type="float">
            <text:p>73,72</text:p>
          </table:table-cell>
          <table:table-cell table:formula="of:=[.D42]-[.J42]" office:value-type="float" office:value="100.88" calcext:value-type="float">
            <text:p>100,88</text:p>
          </table:table-cell>
          <table:table-cell table:formula="of:=[.H41]+[.G42]" office:value-type="float" office:value="2588.56" calcext:value-type="float">
            <text:p>2588,56</text:p>
          </table:table-cell>
          <table:table-cell table:formula="of:=IF([.H42]&gt;1500;1;0)" office:value-type="float" office:value="1" calcext:value-type="float">
            <text:p>1</text:p>
          </table:table-cell>
          <table:table-cell table:formula="of:=[.E42]+[.F42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IF(MOD([.A43];2)=0;IF(MOD([.A43];30)=0;ROUNDDOWN(([.B42]-2)*1.2);[.B42]-2);[.B42])" office:value-type="float" office:value="192" calcext:value-type="float">
            <text:p>192</text:p>
          </table:table-cell>
          <table:table-cell table:formula="of:=IF(MOD([.A43];7)=0;1;0)" office:value-type="float" office:value="1" calcext:value-type="float">
            <text:p>1</text:p>
          </table:table-cell>
          <table:table-cell table:formula="of:=IF([.C43]=0;[.B43]*0.9;0)" office:value-type="float" office:value="0" calcext:value-type="float">
            <text:p>0</text:p>
          </table:table-cell>
          <table:table-cell table:formula="of:=IF([.B43]&gt;[.B42];([.B43]-[.B42]+2)*18;0)" office:value-type="float" office:value="0" calcext:value-type="float">
            <text:p>0</text:p>
          </table:table-cell>
          <table:table-cell table:formula="of:=[.B43]*0.2*1.9" office:value-type="float" office:value="72.96" calcext:value-type="float">
            <text:p>72,96</text:p>
          </table:table-cell>
          <table:table-cell table:formula="of:=[.D43]-[.J43]" office:value-type="float" office:value="-72.96" calcext:value-type="float">
            <text:p>-72,96</text:p>
          </table:table-cell>
          <table:table-cell table:formula="of:=[.H42]+[.G43]" office:value-type="float" office:value="2515.6" calcext:value-type="float">
            <text:p>2515,6</text:p>
          </table:table-cell>
          <table:table-cell table:formula="of:=IF([.H43]&gt;1500;1;0)" office:value-type="float" office:value="1" calcext:value-type="float">
            <text:p>1</text:p>
          </table:table-cell>
          <table:table-cell table:formula="of:=[.E43]+[.F43]" office:value-type="float" office:value="72.96" calcext:value-type="float">
            <text:p>72,9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MOD([.A44];2)=0;IF(MOD([.A44];30)=0;ROUNDDOWN(([.B43]-2)*1.2);[.B43]-2);[.B43])" office:value-type="float" office:value="192" calcext:value-type="float">
            <text:p>192</text:p>
          </table:table-cell>
          <table:table-cell table:formula="of:=IF(MOD([.A44];7)=0;1;0)" office:value-type="float" office:value="0" calcext:value-type="float">
            <text:p>0</text:p>
          </table:table-cell>
          <table:table-cell table:formula="of:=IF([.C44]=0;[.B44]*0.9;0)" office:value-type="float" office:value="172.8" calcext:value-type="float">
            <text:p>172,8</text:p>
          </table:table-cell>
          <table:table-cell table:formula="of:=IF([.B44]&gt;[.B43];([.B44]-[.B43]+2)*18;0)" office:value-type="float" office:value="0" calcext:value-type="float">
            <text:p>0</text:p>
          </table:table-cell>
          <table:table-cell table:formula="of:=[.B44]*0.2*1.9" office:value-type="float" office:value="72.96" calcext:value-type="float">
            <text:p>72,96</text:p>
          </table:table-cell>
          <table:table-cell table:formula="of:=[.D44]-[.J44]" office:value-type="float" office:value="99.84" calcext:value-type="float">
            <text:p>99,84</text:p>
          </table:table-cell>
          <table:table-cell table:formula="of:=[.H43]+[.G44]" office:value-type="float" office:value="2615.44" calcext:value-type="float">
            <text:p>2615,44</text:p>
          </table:table-cell>
          <table:table-cell table:formula="of:=IF([.H44]&gt;1500;1;0)" office:value-type="float" office:value="1" calcext:value-type="float">
            <text:p>1</text:p>
          </table:table-cell>
          <table:table-cell table:formula="of:=[.E44]+[.F44]" office:value-type="float" office:value="72.96" calcext:value-type="float">
            <text:p>72,9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MOD([.A45];2)=0;IF(MOD([.A45];30)=0;ROUNDDOWN(([.B44]-2)*1.2);[.B44]-2);[.B44])" office:value-type="float" office:value="190" calcext:value-type="float">
            <text:p>190</text:p>
          </table:table-cell>
          <table:table-cell table:formula="of:=IF(MOD([.A45];7)=0;1;0)" office:value-type="float" office:value="0" calcext:value-type="float">
            <text:p>0</text:p>
          </table:table-cell>
          <table:table-cell table:formula="of:=IF([.C45]=0;[.B45]*0.9;0)" office:value-type="float" office:value="171" calcext:value-type="float">
            <text:p>171</text:p>
          </table:table-cell>
          <table:table-cell table:formula="of:=IF([.B45]&gt;[.B44];([.B45]-[.B44]+2)*18;0)" office:value-type="float" office:value="0" calcext:value-type="float">
            <text:p>0</text:p>
          </table:table-cell>
          <table:table-cell table:formula="of:=[.B45]*0.2*1.9" office:value-type="float" office:value="72.2" calcext:value-type="float">
            <text:p>72,2</text:p>
          </table:table-cell>
          <table:table-cell table:formula="of:=[.D45]-[.J45]" office:value-type="float" office:value="98.8" calcext:value-type="float">
            <text:p>98,8</text:p>
          </table:table-cell>
          <table:table-cell table:formula="of:=[.H44]+[.G45]" office:value-type="float" office:value="2714.24" calcext:value-type="float">
            <text:p>2714,24</text:p>
          </table:table-cell>
          <table:table-cell table:formula="of:=IF([.H45]&gt;1500;1;0)" office:value-type="float" office:value="1" calcext:value-type="float">
            <text:p>1</text:p>
          </table:table-cell>
          <table:table-cell table:formula="of:=[.E45]+[.F45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MOD([.A46];2)=0;IF(MOD([.A46];30)=0;ROUNDDOWN(([.B45]-2)*1.2);[.B45]-2);[.B45])" office:value-type="float" office:value="190" calcext:value-type="float">
            <text:p>190</text:p>
          </table:table-cell>
          <table:table-cell table:formula="of:=IF(MOD([.A46];7)=0;1;0)" office:value-type="float" office:value="0" calcext:value-type="float">
            <text:p>0</text:p>
          </table:table-cell>
          <table:table-cell table:formula="of:=IF([.C46]=0;[.B46]*0.9;0)" office:value-type="float" office:value="171" calcext:value-type="float">
            <text:p>171</text:p>
          </table:table-cell>
          <table:table-cell table:formula="of:=IF([.B46]&gt;[.B45];([.B46]-[.B45]+2)*18;0)" office:value-type="float" office:value="0" calcext:value-type="float">
            <text:p>0</text:p>
          </table:table-cell>
          <table:table-cell table:formula="of:=[.B46]*0.2*1.9" office:value-type="float" office:value="72.2" calcext:value-type="float">
            <text:p>72,2</text:p>
          </table:table-cell>
          <table:table-cell table:formula="of:=[.D46]-[.J46]" office:value-type="float" office:value="98.8" calcext:value-type="float">
            <text:p>98,8</text:p>
          </table:table-cell>
          <table:table-cell table:formula="of:=[.H45]+[.G46]" office:value-type="float" office:value="2813.04" calcext:value-type="float">
            <text:p>2813,04</text:p>
          </table:table-cell>
          <table:table-cell table:formula="of:=IF([.H46]&gt;1500;1;0)" office:value-type="float" office:value="1" calcext:value-type="float">
            <text:p>1</text:p>
          </table:table-cell>
          <table:table-cell table:formula="of:=[.E46]+[.F46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MOD([.A47];2)=0;IF(MOD([.A47];30)=0;ROUNDDOWN(([.B46]-2)*1.2);[.B46]-2);[.B46])" office:value-type="float" office:value="188" calcext:value-type="float">
            <text:p>188</text:p>
          </table:table-cell>
          <table:table-cell table:formula="of:=IF(MOD([.A47];7)=0;1;0)" office:value-type="float" office:value="0" calcext:value-type="float">
            <text:p>0</text:p>
          </table:table-cell>
          <table:table-cell table:formula="of:=IF([.C47]=0;[.B47]*0.9;0)" office:value-type="float" office:value="169.2" calcext:value-type="float">
            <text:p>169,2</text:p>
          </table:table-cell>
          <table:table-cell table:formula="of:=IF([.B47]&gt;[.B46];([.B47]-[.B46]+2)*18;0)" office:value-type="float" office:value="0" calcext:value-type="float">
            <text:p>0</text:p>
          </table:table-cell>
          <table:table-cell table:formula="of:=[.B47]*0.2*1.9" office:value-type="float" office:value="71.44" calcext:value-type="float">
            <text:p>71,44</text:p>
          </table:table-cell>
          <table:table-cell table:formula="of:=[.D47]-[.J47]" office:value-type="float" office:value="97.76" calcext:value-type="float">
            <text:p>97,76</text:p>
          </table:table-cell>
          <table:table-cell table:formula="of:=[.H46]+[.G47]" office:value-type="float" office:value="2910.8" calcext:value-type="float">
            <text:p>2910,8</text:p>
          </table:table-cell>
          <table:table-cell table:formula="of:=IF([.H47]&gt;1500;1;0)" office:value-type="float" office:value="1" calcext:value-type="float">
            <text:p>1</text:p>
          </table:table-cell>
          <table:table-cell table:formula="of:=[.E47]+[.F47]" office:value-type="float" office:value="71.44" calcext:value-type="float">
            <text:p>71,4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MOD([.A48];2)=0;IF(MOD([.A48];30)=0;ROUNDDOWN(([.B47]-2)*1.2);[.B47]-2);[.B47])" office:value-type="float" office:value="188" calcext:value-type="float">
            <text:p>188</text:p>
          </table:table-cell>
          <table:table-cell table:formula="of:=IF(MOD([.A48];7)=0;1;0)" office:value-type="float" office:value="0" calcext:value-type="float">
            <text:p>0</text:p>
          </table:table-cell>
          <table:table-cell table:formula="of:=IF([.C48]=0;[.B48]*0.9;0)" office:value-type="float" office:value="169.2" calcext:value-type="float">
            <text:p>169,2</text:p>
          </table:table-cell>
          <table:table-cell table:formula="of:=IF([.B48]&gt;[.B47];([.B48]-[.B47]+2)*18;0)" office:value-type="float" office:value="0" calcext:value-type="float">
            <text:p>0</text:p>
          </table:table-cell>
          <table:table-cell table:formula="of:=[.B48]*0.2*1.9" office:value-type="float" office:value="71.44" calcext:value-type="float">
            <text:p>71,44</text:p>
          </table:table-cell>
          <table:table-cell table:formula="of:=[.D48]-[.J48]" office:value-type="float" office:value="97.76" calcext:value-type="float">
            <text:p>97,76</text:p>
          </table:table-cell>
          <table:table-cell table:formula="of:=[.H47]+[.G48]" office:value-type="float" office:value="3008.56" calcext:value-type="float">
            <text:p>3008,56</text:p>
          </table:table-cell>
          <table:table-cell table:formula="of:=IF([.H48]&gt;1500;1;0)" office:value-type="float" office:value="1" calcext:value-type="float">
            <text:p>1</text:p>
          </table:table-cell>
          <table:table-cell table:formula="of:=[.E48]+[.F48]" office:value-type="float" office:value="71.44" calcext:value-type="float">
            <text:p>71,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MOD([.A49];2)=0;IF(MOD([.A49];30)=0;ROUNDDOWN(([.B48]-2)*1.2);[.B48]-2);[.B48])" office:value-type="float" office:value="186" calcext:value-type="float">
            <text:p>186</text:p>
          </table:table-cell>
          <table:table-cell table:formula="of:=IF(MOD([.A49];7)=0;1;0)" office:value-type="float" office:value="0" calcext:value-type="float">
            <text:p>0</text:p>
          </table:table-cell>
          <table:table-cell table:formula="of:=IF([.C49]=0;[.B49]*0.9;0)" office:value-type="float" office:value="167.4" calcext:value-type="float">
            <text:p>167,4</text:p>
          </table:table-cell>
          <table:table-cell table:formula="of:=IF([.B49]&gt;[.B48];([.B49]-[.B48]+2)*18;0)" office:value-type="float" office:value="0" calcext:value-type="float">
            <text:p>0</text:p>
          </table:table-cell>
          <table:table-cell table:formula="of:=[.B49]*0.2*1.9" office:value-type="float" office:value="70.68" calcext:value-type="float">
            <text:p>70,68</text:p>
          </table:table-cell>
          <table:table-cell table:formula="of:=[.D49]-[.J49]" office:value-type="float" office:value="96.72" calcext:value-type="float">
            <text:p>96,72</text:p>
          </table:table-cell>
          <table:table-cell table:formula="of:=[.H48]+[.G49]" office:value-type="float" office:value="3105.28" calcext:value-type="float">
            <text:p>3105,28</text:p>
          </table:table-cell>
          <table:table-cell table:formula="of:=IF([.H49]&gt;1500;1;0)" office:value-type="float" office:value="1" calcext:value-type="float">
            <text:p>1</text:p>
          </table:table-cell>
          <table:table-cell table:formula="of:=[.E49]+[.F49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formula="of:=IF(MOD([.A50];2)=0;IF(MOD([.A50];30)=0;ROUNDDOWN(([.B49]-2)*1.2);[.B49]-2);[.B49])" office:value-type="float" office:value="186" calcext:value-type="float">
            <text:p>186</text:p>
          </table:table-cell>
          <table:table-cell table:formula="of:=IF(MOD([.A50];7)=0;1;0)" office:value-type="float" office:value="1" calcext:value-type="float">
            <text:p>1</text:p>
          </table:table-cell>
          <table:table-cell table:formula="of:=IF([.C50]=0;[.B50]*0.9;0)" office:value-type="float" office:value="0" calcext:value-type="float">
            <text:p>0</text:p>
          </table:table-cell>
          <table:table-cell table:formula="of:=IF([.B50]&gt;[.B49];([.B50]-[.B49]+2)*18;0)" office:value-type="float" office:value="0" calcext:value-type="float">
            <text:p>0</text:p>
          </table:table-cell>
          <table:table-cell table:formula="of:=[.B50]*0.2*1.9" office:value-type="float" office:value="70.68" calcext:value-type="float">
            <text:p>70,68</text:p>
          </table:table-cell>
          <table:table-cell table:formula="of:=[.D50]-[.J50]" office:value-type="float" office:value="-70.68" calcext:value-type="float">
            <text:p>-70,68</text:p>
          </table:table-cell>
          <table:table-cell table:formula="of:=[.H49]+[.G50]" office:value-type="float" office:value="3034.6" calcext:value-type="float">
            <text:p>3034,6</text:p>
          </table:table-cell>
          <table:table-cell table:formula="of:=IF([.H50]&gt;1500;1;0)" office:value-type="float" office:value="1" calcext:value-type="float">
            <text:p>1</text:p>
          </table:table-cell>
          <table:table-cell table:formula="of:=[.E50]+[.F50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MOD([.A51];2)=0;IF(MOD([.A51];30)=0;ROUNDDOWN(([.B50]-2)*1.2);[.B50]-2);[.B50])" office:value-type="float" office:value="184" calcext:value-type="float">
            <text:p>184</text:p>
          </table:table-cell>
          <table:table-cell table:formula="of:=IF(MOD([.A51];7)=0;1;0)" office:value-type="float" office:value="0" calcext:value-type="float">
            <text:p>0</text:p>
          </table:table-cell>
          <table:table-cell table:formula="of:=IF([.C51]=0;[.B51]*0.9;0)" office:value-type="float" office:value="165.6" calcext:value-type="float">
            <text:p>165,6</text:p>
          </table:table-cell>
          <table:table-cell table:formula="of:=IF([.B51]&gt;[.B50];([.B51]-[.B50]+2)*18;0)" office:value-type="float" office:value="0" calcext:value-type="float">
            <text:p>0</text:p>
          </table:table-cell>
          <table:table-cell table:formula="of:=[.B51]*0.2*1.9" office:value-type="float" office:value="69.92" calcext:value-type="float">
            <text:p>69,92</text:p>
          </table:table-cell>
          <table:table-cell table:formula="of:=[.D51]-[.J51]" office:value-type="float" office:value="95.68" calcext:value-type="float">
            <text:p>95,68</text:p>
          </table:table-cell>
          <table:table-cell table:formula="of:=[.H50]+[.G51]" office:value-type="float" office:value="3130.28" calcext:value-type="float">
            <text:p>3130,28</text:p>
          </table:table-cell>
          <table:table-cell table:formula="of:=IF([.H51]&gt;1500;1;0)" office:value-type="float" office:value="1" calcext:value-type="float">
            <text:p>1</text:p>
          </table:table-cell>
          <table:table-cell table:formula="of:=[.E51]+[.F51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MOD([.A52];2)=0;IF(MOD([.A52];30)=0;ROUNDDOWN(([.B51]-2)*1.2);[.B51]-2);[.B51])" office:value-type="float" office:value="184" calcext:value-type="float">
            <text:p>184</text:p>
          </table:table-cell>
          <table:table-cell table:formula="of:=IF(MOD([.A52];7)=0;1;0)" office:value-type="float" office:value="0" calcext:value-type="float">
            <text:p>0</text:p>
          </table:table-cell>
          <table:table-cell table:formula="of:=IF([.C52]=0;[.B52]*0.9;0)" office:value-type="float" office:value="165.6" calcext:value-type="float">
            <text:p>165,6</text:p>
          </table:table-cell>
          <table:table-cell table:formula="of:=IF([.B52]&gt;[.B51];([.B52]-[.B51]+2)*18;0)" office:value-type="float" office:value="0" calcext:value-type="float">
            <text:p>0</text:p>
          </table:table-cell>
          <table:table-cell table:formula="of:=[.B52]*0.2*1.9" office:value-type="float" office:value="69.92" calcext:value-type="float">
            <text:p>69,92</text:p>
          </table:table-cell>
          <table:table-cell table:formula="of:=[.D52]-[.J52]" office:value-type="float" office:value="95.68" calcext:value-type="float">
            <text:p>95,68</text:p>
          </table:table-cell>
          <table:table-cell table:formula="of:=[.H51]+[.G52]" office:value-type="float" office:value="3225.96" calcext:value-type="float">
            <text:p>3225,96</text:p>
          </table:table-cell>
          <table:table-cell table:formula="of:=IF([.H52]&gt;1500;1;0)" office:value-type="float" office:value="1" calcext:value-type="float">
            <text:p>1</text:p>
          </table:table-cell>
          <table:table-cell table:formula="of:=[.E52]+[.F52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MOD([.A53];2)=0;IF(MOD([.A53];30)=0;ROUNDDOWN(([.B52]-2)*1.2);[.B52]-2);[.B52])" office:value-type="float" office:value="182" calcext:value-type="float">
            <text:p>182</text:p>
          </table:table-cell>
          <table:table-cell table:formula="of:=IF(MOD([.A53];7)=0;1;0)" office:value-type="float" office:value="0" calcext:value-type="float">
            <text:p>0</text:p>
          </table:table-cell>
          <table:table-cell table:formula="of:=IF([.C53]=0;[.B53]*0.9;0)" office:value-type="float" office:value="163.8" calcext:value-type="float">
            <text:p>163,8</text:p>
          </table:table-cell>
          <table:table-cell table:formula="of:=IF([.B53]&gt;[.B52];([.B53]-[.B52]+2)*18;0)" office:value-type="float" office:value="0" calcext:value-type="float">
            <text:p>0</text:p>
          </table:table-cell>
          <table:table-cell table:formula="of:=[.B53]*0.2*1.9" office:value-type="float" office:value="69.16" calcext:value-type="float">
            <text:p>69,16</text:p>
          </table:table-cell>
          <table:table-cell table:formula="of:=[.D53]-[.J53]" office:value-type="float" office:value="94.64" calcext:value-type="float">
            <text:p>94,64</text:p>
          </table:table-cell>
          <table:table-cell table:formula="of:=[.H52]+[.G53]" office:value-type="float" office:value="3320.6" calcext:value-type="float">
            <text:p>3320,6</text:p>
          </table:table-cell>
          <table:table-cell table:formula="of:=IF([.H53]&gt;1500;1;0)" office:value-type="float" office:value="1" calcext:value-type="float">
            <text:p>1</text:p>
          </table:table-cell>
          <table:table-cell table:formula="of:=[.E53]+[.F53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MOD([.A54];2)=0;IF(MOD([.A54];30)=0;ROUNDDOWN(([.B53]-2)*1.2);[.B53]-2);[.B53])" office:value-type="float" office:value="182" calcext:value-type="float">
            <text:p>182</text:p>
          </table:table-cell>
          <table:table-cell table:formula="of:=IF(MOD([.A54];7)=0;1;0)" office:value-type="float" office:value="0" calcext:value-type="float">
            <text:p>0</text:p>
          </table:table-cell>
          <table:table-cell table:formula="of:=IF([.C54]=0;[.B54]*0.9;0)" office:value-type="float" office:value="163.8" calcext:value-type="float">
            <text:p>163,8</text:p>
          </table:table-cell>
          <table:table-cell table:formula="of:=IF([.B54]&gt;[.B53];([.B54]-[.B53]+2)*18;0)" office:value-type="float" office:value="0" calcext:value-type="float">
            <text:p>0</text:p>
          </table:table-cell>
          <table:table-cell table:formula="of:=[.B54]*0.2*1.9" office:value-type="float" office:value="69.16" calcext:value-type="float">
            <text:p>69,16</text:p>
          </table:table-cell>
          <table:table-cell table:formula="of:=[.D54]-[.J54]" office:value-type="float" office:value="94.64" calcext:value-type="float">
            <text:p>94,64</text:p>
          </table:table-cell>
          <table:table-cell table:formula="of:=[.H53]+[.G54]" office:value-type="float" office:value="3415.24" calcext:value-type="float">
            <text:p>3415,24</text:p>
          </table:table-cell>
          <table:table-cell table:formula="of:=IF([.H54]&gt;1500;1;0)" office:value-type="float" office:value="1" calcext:value-type="float">
            <text:p>1</text:p>
          </table:table-cell>
          <table:table-cell table:formula="of:=[.E54]+[.F54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MOD([.A55];2)=0;IF(MOD([.A55];30)=0;ROUNDDOWN(([.B54]-2)*1.2);[.B54]-2);[.B54])" office:value-type="float" office:value="180" calcext:value-type="float">
            <text:p>180</text:p>
          </table:table-cell>
          <table:table-cell table:formula="of:=IF(MOD([.A55];7)=0;1;0)" office:value-type="float" office:value="0" calcext:value-type="float">
            <text:p>0</text:p>
          </table:table-cell>
          <table:table-cell table:formula="of:=IF([.C55]=0;[.B55]*0.9;0)" office:value-type="float" office:value="162" calcext:value-type="float">
            <text:p>162</text:p>
          </table:table-cell>
          <table:table-cell table:formula="of:=IF([.B55]&gt;[.B54];([.B55]-[.B54]+2)*18;0)" office:value-type="float" office:value="0" calcext:value-type="float">
            <text:p>0</text:p>
          </table:table-cell>
          <table:table-cell table:formula="of:=[.B55]*0.2*1.9" office:value-type="float" office:value="68.4" calcext:value-type="float">
            <text:p>68,4</text:p>
          </table:table-cell>
          <table:table-cell table:formula="of:=[.D55]-[.J55]" office:value-type="float" office:value="93.6" calcext:value-type="float">
            <text:p>93,6</text:p>
          </table:table-cell>
          <table:table-cell table:formula="of:=[.H54]+[.G55]" office:value-type="float" office:value="3508.84" calcext:value-type="float">
            <text:p>3508,84</text:p>
          </table:table-cell>
          <table:table-cell table:formula="of:=IF([.H55]&gt;1500;1;0)" office:value-type="float" office:value="1" calcext:value-type="float">
            <text:p>1</text:p>
          </table:table-cell>
          <table:table-cell table:formula="of:=[.E55]+[.F55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MOD([.A56];2)=0;IF(MOD([.A56];30)=0;ROUNDDOWN(([.B55]-2)*1.2);[.B55]-2);[.B55])" office:value-type="float" office:value="180" calcext:value-type="float">
            <text:p>180</text:p>
          </table:table-cell>
          <table:table-cell table:formula="of:=IF(MOD([.A56];7)=0;1;0)" office:value-type="float" office:value="0" calcext:value-type="float">
            <text:p>0</text:p>
          </table:table-cell>
          <table:table-cell table:formula="of:=IF([.C56]=0;[.B56]*0.9;0)" office:value-type="float" office:value="162" calcext:value-type="float">
            <text:p>162</text:p>
          </table:table-cell>
          <table:table-cell table:formula="of:=IF([.B56]&gt;[.B55];([.B56]-[.B55]+2)*18;0)" office:value-type="float" office:value="0" calcext:value-type="float">
            <text:p>0</text:p>
          </table:table-cell>
          <table:table-cell table:formula="of:=[.B56]*0.2*1.9" office:value-type="float" office:value="68.4" calcext:value-type="float">
            <text:p>68,4</text:p>
          </table:table-cell>
          <table:table-cell table:formula="of:=[.D56]-[.J56]" office:value-type="float" office:value="93.6" calcext:value-type="float">
            <text:p>93,6</text:p>
          </table:table-cell>
          <table:table-cell table:formula="of:=[.H55]+[.G56]" office:value-type="float" office:value="3602.44" calcext:value-type="float">
            <text:p>3602,44</text:p>
          </table:table-cell>
          <table:table-cell table:formula="of:=IF([.H56]&gt;1500;1;0)" office:value-type="float" office:value="1" calcext:value-type="float">
            <text:p>1</text:p>
          </table:table-cell>
          <table:table-cell table:formula="of:=[.E56]+[.F56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formula="of:=IF(MOD([.A57];2)=0;IF(MOD([.A57];30)=0;ROUNDDOWN(([.B56]-2)*1.2);[.B56]-2);[.B56])" office:value-type="float" office:value="178" calcext:value-type="float">
            <text:p>178</text:p>
          </table:table-cell>
          <table:table-cell table:formula="of:=IF(MOD([.A57];7)=0;1;0)" office:value-type="float" office:value="1" calcext:value-type="float">
            <text:p>1</text:p>
          </table:table-cell>
          <table:table-cell table:formula="of:=IF([.C57]=0;[.B57]*0.9;0)" office:value-type="float" office:value="0" calcext:value-type="float">
            <text:p>0</text:p>
          </table:table-cell>
          <table:table-cell table:formula="of:=IF([.B57]&gt;[.B56];([.B57]-[.B56]+2)*18;0)" office:value-type="float" office:value="0" calcext:value-type="float">
            <text:p>0</text:p>
          </table:table-cell>
          <table:table-cell table:formula="of:=[.B57]*0.2*1.9" office:value-type="float" office:value="67.64" calcext:value-type="float">
            <text:p>67,64</text:p>
          </table:table-cell>
          <table:table-cell table:formula="of:=[.D57]-[.J57]" office:value-type="float" office:value="-67.64" calcext:value-type="float">
            <text:p>-67,64</text:p>
          </table:table-cell>
          <table:table-cell table:formula="of:=[.H56]+[.G57]" office:value-type="float" office:value="3534.8" calcext:value-type="float">
            <text:p>3534,8</text:p>
          </table:table-cell>
          <table:table-cell table:formula="of:=IF([.H57]&gt;1500;1;0)" office:value-type="float" office:value="1" calcext:value-type="float">
            <text:p>1</text:p>
          </table:table-cell>
          <table:table-cell table:formula="of:=[.E57]+[.F57]" office:value-type="float" office:value="67.64" calcext:value-type="float">
            <text:p>67,6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MOD([.A58];2)=0;IF(MOD([.A58];30)=0;ROUNDDOWN(([.B57]-2)*1.2);[.B57]-2);[.B57])" office:value-type="float" office:value="178" calcext:value-type="float">
            <text:p>178</text:p>
          </table:table-cell>
          <table:table-cell table:formula="of:=IF(MOD([.A58];7)=0;1;0)" office:value-type="float" office:value="0" calcext:value-type="float">
            <text:p>0</text:p>
          </table:table-cell>
          <table:table-cell table:formula="of:=IF([.C58]=0;[.B58]*0.9;0)" office:value-type="float" office:value="160.2" calcext:value-type="float">
            <text:p>160,2</text:p>
          </table:table-cell>
          <table:table-cell table:formula="of:=IF([.B58]&gt;[.B57];([.B58]-[.B57]+2)*18;0)" office:value-type="float" office:value="0" calcext:value-type="float">
            <text:p>0</text:p>
          </table:table-cell>
          <table:table-cell table:formula="of:=[.B58]*0.2*1.9" office:value-type="float" office:value="67.64" calcext:value-type="float">
            <text:p>67,64</text:p>
          </table:table-cell>
          <table:table-cell table:formula="of:=[.D58]-[.J58]" office:value-type="float" office:value="92.56" calcext:value-type="float">
            <text:p>92,56</text:p>
          </table:table-cell>
          <table:table-cell table:formula="of:=[.H57]+[.G58]" office:value-type="float" office:value="3627.36" calcext:value-type="float">
            <text:p>3627,36</text:p>
          </table:table-cell>
          <table:table-cell table:formula="of:=IF([.H58]&gt;1500;1;0)" office:value-type="float" office:value="1" calcext:value-type="float">
            <text:p>1</text:p>
          </table:table-cell>
          <table:table-cell table:formula="of:=[.E58]+[.F58]" office:value-type="float" office:value="67.64" calcext:value-type="float">
            <text:p>67,6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MOD([.A59];2)=0;IF(MOD([.A59];30)=0;ROUNDDOWN(([.B58]-2)*1.2);[.B58]-2);[.B58])" office:value-type="float" office:value="176" calcext:value-type="float">
            <text:p>176</text:p>
          </table:table-cell>
          <table:table-cell table:formula="of:=IF(MOD([.A59];7)=0;1;0)" office:value-type="float" office:value="0" calcext:value-type="float">
            <text:p>0</text:p>
          </table:table-cell>
          <table:table-cell table:formula="of:=IF([.C59]=0;[.B59]*0.9;0)" office:value-type="float" office:value="158.4" calcext:value-type="float">
            <text:p>158,4</text:p>
          </table:table-cell>
          <table:table-cell table:formula="of:=IF([.B59]&gt;[.B58];([.B59]-[.B58]+2)*18;0)" office:value-type="float" office:value="0" calcext:value-type="float">
            <text:p>0</text:p>
          </table:table-cell>
          <table:table-cell table:formula="of:=[.B59]*0.2*1.9" office:value-type="float" office:value="66.88" calcext:value-type="float">
            <text:p>66,88</text:p>
          </table:table-cell>
          <table:table-cell table:formula="of:=[.D59]-[.J59]" office:value-type="float" office:value="91.52" calcext:value-type="float">
            <text:p>91,52</text:p>
          </table:table-cell>
          <table:table-cell table:formula="of:=[.H58]+[.G59]" office:value-type="float" office:value="3718.88" calcext:value-type="float">
            <text:p>3718,88</text:p>
          </table:table-cell>
          <table:table-cell table:formula="of:=IF([.H59]&gt;1500;1;0)" office:value-type="float" office:value="1" calcext:value-type="float">
            <text:p>1</text:p>
          </table:table-cell>
          <table:table-cell table:formula="of:=[.E59]+[.F59]" office:value-type="float" office:value="66.88" calcext:value-type="float">
            <text:p>66,8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MOD([.A60];2)=0;IF(MOD([.A60];30)=0;ROUNDDOWN(([.B59]-2)*1.2);[.B59]-2);[.B59])" office:value-type="float" office:value="176" calcext:value-type="float">
            <text:p>176</text:p>
          </table:table-cell>
          <table:table-cell table:formula="of:=IF(MOD([.A60];7)=0;1;0)" office:value-type="float" office:value="0" calcext:value-type="float">
            <text:p>0</text:p>
          </table:table-cell>
          <table:table-cell table:formula="of:=IF([.C60]=0;[.B60]*0.9;0)" office:value-type="float" office:value="158.4" calcext:value-type="float">
            <text:p>158,4</text:p>
          </table:table-cell>
          <table:table-cell table:formula="of:=IF([.B60]&gt;[.B59];([.B60]-[.B59]+2)*18;0)" office:value-type="float" office:value="0" calcext:value-type="float">
            <text:p>0</text:p>
          </table:table-cell>
          <table:table-cell table:formula="of:=[.B60]*0.2*1.9" office:value-type="float" office:value="66.88" calcext:value-type="float">
            <text:p>66,88</text:p>
          </table:table-cell>
          <table:table-cell table:formula="of:=[.D60]-[.J60]" office:value-type="float" office:value="91.52" calcext:value-type="float">
            <text:p>91,52</text:p>
          </table:table-cell>
          <table:table-cell table:formula="of:=[.H59]+[.G60]" office:value-type="float" office:value="3810.4" calcext:value-type="float">
            <text:p>3810,4</text:p>
          </table:table-cell>
          <table:table-cell table:formula="of:=IF([.H60]&gt;1500;1;0)" office:value-type="float" office:value="1" calcext:value-type="float">
            <text:p>1</text:p>
          </table:table-cell>
          <table:table-cell table:formula="of:=[.E60]+[.F60]" office:value-type="float" office:value="66.88" calcext:value-type="float">
            <text:p>66,8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MOD([.A61];2)=0;IF(MOD([.A61];30)=0;ROUNDDOWN(([.B60]-2)*1.2);[.B60]-2);[.B60])" office:value-type="float" office:value="208" calcext:value-type="float">
            <text:p>208</text:p>
          </table:table-cell>
          <table:table-cell table:formula="of:=IF(MOD([.A61];7)=0;1;0)" office:value-type="float" office:value="0" calcext:value-type="float">
            <text:p>0</text:p>
          </table:table-cell>
          <table:table-cell table:formula="of:=IF([.C61]=0;[.B61]*0.9;0)" office:value-type="float" office:value="187.2" calcext:value-type="float">
            <text:p>187,2</text:p>
          </table:table-cell>
          <table:table-cell table:formula="of:=IF([.B61]&gt;[.B60];([.B61]-[.B60]+2)*18;0)" office:value-type="float" office:value="612" calcext:value-type="float">
            <text:p>612</text:p>
          </table:table-cell>
          <table:table-cell table:formula="of:=[.B61]*0.2*1.9" office:value-type="float" office:value="79.04" calcext:value-type="float">
            <text:p>79,04</text:p>
          </table:table-cell>
          <table:table-cell table:formula="of:=[.D61]-[.J61]" office:value-type="float" office:value="-503.84" calcext:value-type="float">
            <text:p>-503,84</text:p>
          </table:table-cell>
          <table:table-cell table:formula="of:=[.H60]+[.G61]" office:value-type="float" office:value="3306.56" calcext:value-type="float">
            <text:p>3306,56</text:p>
          </table:table-cell>
          <table:table-cell table:formula="of:=IF([.H61]&gt;1500;1;0)" office:value-type="float" office:value="1" calcext:value-type="float">
            <text:p>1</text:p>
          </table:table-cell>
          <table:table-cell table:formula="of:=[.E61]+[.F61]" office:value-type="float" office:value="691.04" calcext:value-type="float">
            <text:p>691,0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MOD([.A62];2)=0;IF(MOD([.A62];30)=0;ROUNDDOWN(([.B61]-2)*1.2);[.B61]-2);[.B61])" office:value-type="float" office:value="208" calcext:value-type="float">
            <text:p>208</text:p>
          </table:table-cell>
          <table:table-cell table:formula="of:=IF(MOD([.A62];7)=0;1;0)" office:value-type="float" office:value="0" calcext:value-type="float">
            <text:p>0</text:p>
          </table:table-cell>
          <table:table-cell table:formula="of:=IF([.C62]=0;[.B62]*0.9;0)" office:value-type="float" office:value="187.2" calcext:value-type="float">
            <text:p>187,2</text:p>
          </table:table-cell>
          <table:table-cell table:formula="of:=IF([.B62]&gt;[.B61];([.B62]-[.B61]+2)*18;0)" office:value-type="float" office:value="0" calcext:value-type="float">
            <text:p>0</text:p>
          </table:table-cell>
          <table:table-cell table:formula="of:=[.B62]*0.2*1.9" office:value-type="float" office:value="79.04" calcext:value-type="float">
            <text:p>79,04</text:p>
          </table:table-cell>
          <table:table-cell table:formula="of:=[.D62]-[.J62]" office:value-type="float" office:value="108.16" calcext:value-type="float">
            <text:p>108,16</text:p>
          </table:table-cell>
          <table:table-cell table:formula="of:=[.H61]+[.G62]" office:value-type="float" office:value="3414.72" calcext:value-type="float">
            <text:p>3414,72</text:p>
          </table:table-cell>
          <table:table-cell table:formula="of:=IF([.H62]&gt;1500;1;0)" office:value-type="float" office:value="1" calcext:value-type="float">
            <text:p>1</text:p>
          </table:table-cell>
          <table:table-cell table:formula="of:=[.E62]+[.F62]" office:value-type="float" office:value="79.04" calcext:value-type="float">
            <text:p>79,0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MOD([.A63];2)=0;IF(MOD([.A63];30)=0;ROUNDDOWN(([.B62]-2)*1.2);[.B62]-2);[.B62])" office:value-type="float" office:value="206" calcext:value-type="float">
            <text:p>206</text:p>
          </table:table-cell>
          <table:table-cell table:formula="of:=IF(MOD([.A63];7)=0;1;0)" office:value-type="float" office:value="0" calcext:value-type="float">
            <text:p>0</text:p>
          </table:table-cell>
          <table:table-cell table:formula="of:=IF([.C63]=0;[.B63]*0.9;0)" office:value-type="float" office:value="185.4" calcext:value-type="float">
            <text:p>185,4</text:p>
          </table:table-cell>
          <table:table-cell table:formula="of:=IF([.B63]&gt;[.B62];([.B63]-[.B62]+2)*18;0)" office:value-type="float" office:value="0" calcext:value-type="float">
            <text:p>0</text:p>
          </table:table-cell>
          <table:table-cell table:formula="of:=[.B63]*0.2*1.9" office:value-type="float" office:value="78.28" calcext:value-type="float">
            <text:p>78,28</text:p>
          </table:table-cell>
          <table:table-cell table:formula="of:=[.D63]-[.J63]" office:value-type="float" office:value="107.12" calcext:value-type="float">
            <text:p>107,12</text:p>
          </table:table-cell>
          <table:table-cell table:formula="of:=[.H62]+[.G63]" office:value-type="float" office:value="3521.84" calcext:value-type="float">
            <text:p>3521,84</text:p>
          </table:table-cell>
          <table:table-cell table:formula="of:=IF([.H63]&gt;1500;1;0)" office:value-type="float" office:value="1" calcext:value-type="float">
            <text:p>1</text:p>
          </table:table-cell>
          <table:table-cell table:formula="of:=[.E63]+[.F63]" office:value-type="float" office:value="78.28" calcext:value-type="float">
            <text:p>78,28</text:p>
          </table:table-cell>
          <table:table-cell table:number-columns-repeated="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formula="of:=IF(MOD([.A64];2)=0;IF(MOD([.A64];30)=0;ROUNDDOWN(([.B63]-2)*1.2);[.B63]-2);[.B63])" office:value-type="float" office:value="206" calcext:value-type="float">
            <text:p>206</text:p>
          </table:table-cell>
          <table:table-cell table:formula="of:=IF(MOD([.A64];7)=0;1;0)" office:value-type="float" office:value="1" calcext:value-type="float">
            <text:p>1</text:p>
          </table:table-cell>
          <table:table-cell table:formula="of:=IF([.C64]=0;[.B64]*0.9;0)" office:value-type="float" office:value="0" calcext:value-type="float">
            <text:p>0</text:p>
          </table:table-cell>
          <table:table-cell table:formula="of:=IF([.B64]&gt;[.B63];([.B64]-[.B63]+2)*18;0)" office:value-type="float" office:value="0" calcext:value-type="float">
            <text:p>0</text:p>
          </table:table-cell>
          <table:table-cell table:formula="of:=[.B64]*0.2*1.9" office:value-type="float" office:value="78.28" calcext:value-type="float">
            <text:p>78,28</text:p>
          </table:table-cell>
          <table:table-cell table:formula="of:=[.D64]-[.J64]" office:value-type="float" office:value="-78.28" calcext:value-type="float">
            <text:p>-78,28</text:p>
          </table:table-cell>
          <table:table-cell table:formula="of:=[.H63]+[.G64]" office:value-type="float" office:value="3443.56" calcext:value-type="float">
            <text:p>3443,56</text:p>
          </table:table-cell>
          <table:table-cell table:formula="of:=IF([.H64]&gt;1500;1;0)" office:value-type="float" office:value="1" calcext:value-type="float">
            <text:p>1</text:p>
          </table:table-cell>
          <table:table-cell table:formula="of:=[.E64]+[.F64]" office:value-type="float" office:value="78.28" calcext:value-type="float">
            <text:p>78,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MOD([.A65];2)=0;IF(MOD([.A65];30)=0;ROUNDDOWN(([.B64]-2)*1.2);[.B64]-2);[.B64])" office:value-type="float" office:value="204" calcext:value-type="float">
            <text:p>204</text:p>
          </table:table-cell>
          <table:table-cell table:formula="of:=IF(MOD([.A65];7)=0;1;0)" office:value-type="float" office:value="0" calcext:value-type="float">
            <text:p>0</text:p>
          </table:table-cell>
          <table:table-cell table:formula="of:=IF([.C65]=0;[.B65]*0.9;0)" office:value-type="float" office:value="183.6" calcext:value-type="float">
            <text:p>183,6</text:p>
          </table:table-cell>
          <table:table-cell table:formula="of:=IF([.B65]&gt;[.B64];([.B65]-[.B64]+2)*18;0)" office:value-type="float" office:value="0" calcext:value-type="float">
            <text:p>0</text:p>
          </table:table-cell>
          <table:table-cell table:formula="of:=[.B65]*0.2*1.9" office:value-type="float" office:value="77.52" calcext:value-type="float">
            <text:p>77,52</text:p>
          </table:table-cell>
          <table:table-cell table:formula="of:=[.D65]-[.J65]" office:value-type="float" office:value="106.08" calcext:value-type="float">
            <text:p>106,08</text:p>
          </table:table-cell>
          <table:table-cell table:formula="of:=[.H64]+[.G65]" office:value-type="float" office:value="3549.64" calcext:value-type="float">
            <text:p>3549,64</text:p>
          </table:table-cell>
          <table:table-cell table:formula="of:=IF([.H65]&gt;1500;1;0)" office:value-type="float" office:value="1" calcext:value-type="float">
            <text:p>1</text:p>
          </table:table-cell>
          <table:table-cell table:formula="of:=[.E65]+[.F65]" office:value-type="float" office:value="77.52" calcext:value-type="float">
            <text:p>77,5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MOD([.A66];2)=0;IF(MOD([.A66];30)=0;ROUNDDOWN(([.B65]-2)*1.2);[.B65]-2);[.B65])" office:value-type="float" office:value="204" calcext:value-type="float">
            <text:p>204</text:p>
          </table:table-cell>
          <table:table-cell table:formula="of:=IF(MOD([.A66];7)=0;1;0)" office:value-type="float" office:value="0" calcext:value-type="float">
            <text:p>0</text:p>
          </table:table-cell>
          <table:table-cell table:formula="of:=IF([.C66]=0;[.B66]*0.9;0)" office:value-type="float" office:value="183.6" calcext:value-type="float">
            <text:p>183,6</text:p>
          </table:table-cell>
          <table:table-cell table:formula="of:=IF([.B66]&gt;[.B65];([.B66]-[.B65]+2)*18;0)" office:value-type="float" office:value="0" calcext:value-type="float">
            <text:p>0</text:p>
          </table:table-cell>
          <table:table-cell table:formula="of:=[.B66]*0.2*1.9" office:value-type="float" office:value="77.52" calcext:value-type="float">
            <text:p>77,52</text:p>
          </table:table-cell>
          <table:table-cell table:formula="of:=[.D66]-[.J66]" office:value-type="float" office:value="106.08" calcext:value-type="float">
            <text:p>106,08</text:p>
          </table:table-cell>
          <table:table-cell table:formula="of:=[.H65]+[.G66]" office:value-type="float" office:value="3655.72" calcext:value-type="float">
            <text:p>3655,72</text:p>
          </table:table-cell>
          <table:table-cell table:formula="of:=IF([.H66]&gt;1500;1;0)" office:value-type="float" office:value="1" calcext:value-type="float">
            <text:p>1</text:p>
          </table:table-cell>
          <table:table-cell table:formula="of:=[.E66]+[.F66]" office:value-type="float" office:value="77.52" calcext:value-type="float">
            <text:p>77,5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MOD([.A67];2)=0;IF(MOD([.A67];30)=0;ROUNDDOWN(([.B66]-2)*1.2);[.B66]-2);[.B66])" office:value-type="float" office:value="202" calcext:value-type="float">
            <text:p>202</text:p>
          </table:table-cell>
          <table:table-cell table:formula="of:=IF(MOD([.A67];7)=0;1;0)" office:value-type="float" office:value="0" calcext:value-type="float">
            <text:p>0</text:p>
          </table:table-cell>
          <table:table-cell table:formula="of:=IF([.C67]=0;[.B67]*0.9;0)" office:value-type="float" office:value="181.8" calcext:value-type="float">
            <text:p>181,8</text:p>
          </table:table-cell>
          <table:table-cell table:formula="of:=IF([.B67]&gt;[.B66];([.B67]-[.B66]+2)*18;0)" office:value-type="float" office:value="0" calcext:value-type="float">
            <text:p>0</text:p>
          </table:table-cell>
          <table:table-cell table:formula="of:=[.B67]*0.2*1.9" office:value-type="float" office:value="76.76" calcext:value-type="float">
            <text:p>76,76</text:p>
          </table:table-cell>
          <table:table-cell table:formula="of:=[.D67]-[.J67]" office:value-type="float" office:value="105.04" calcext:value-type="float">
            <text:p>105,04</text:p>
          </table:table-cell>
          <table:table-cell table:formula="of:=[.H66]+[.G67]" office:value-type="float" office:value="3760.76" calcext:value-type="float">
            <text:p>3760,76</text:p>
          </table:table-cell>
          <table:table-cell table:formula="of:=IF([.H67]&gt;1500;1;0)" office:value-type="float" office:value="1" calcext:value-type="float">
            <text:p>1</text:p>
          </table:table-cell>
          <table:table-cell table:formula="of:=[.E67]+[.F67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MOD([.A68];2)=0;IF(MOD([.A68];30)=0;ROUNDDOWN(([.B67]-2)*1.2);[.B67]-2);[.B67])" office:value-type="float" office:value="202" calcext:value-type="float">
            <text:p>202</text:p>
          </table:table-cell>
          <table:table-cell table:formula="of:=IF(MOD([.A68];7)=0;1;0)" office:value-type="float" office:value="0" calcext:value-type="float">
            <text:p>0</text:p>
          </table:table-cell>
          <table:table-cell table:formula="of:=IF([.C68]=0;[.B68]*0.9;0)" office:value-type="float" office:value="181.8" calcext:value-type="float">
            <text:p>181,8</text:p>
          </table:table-cell>
          <table:table-cell table:formula="of:=IF([.B68]&gt;[.B67];([.B68]-[.B67]+2)*18;0)" office:value-type="float" office:value="0" calcext:value-type="float">
            <text:p>0</text:p>
          </table:table-cell>
          <table:table-cell table:formula="of:=[.B68]*0.2*1.9" office:value-type="float" office:value="76.76" calcext:value-type="float">
            <text:p>76,76</text:p>
          </table:table-cell>
          <table:table-cell table:formula="of:=[.D68]-[.J68]" office:value-type="float" office:value="105.04" calcext:value-type="float">
            <text:p>105,04</text:p>
          </table:table-cell>
          <table:table-cell table:formula="of:=[.H67]+[.G68]" office:value-type="float" office:value="3865.8" calcext:value-type="float">
            <text:p>3865,8</text:p>
          </table:table-cell>
          <table:table-cell table:formula="of:=IF([.H68]&gt;1500;1;0)" office:value-type="float" office:value="1" calcext:value-type="float">
            <text:p>1</text:p>
          </table:table-cell>
          <table:table-cell table:formula="of:=[.E68]+[.F68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MOD([.A69];2)=0;IF(MOD([.A69];30)=0;ROUNDDOWN(([.B68]-2)*1.2);[.B68]-2);[.B68])" office:value-type="float" office:value="200" calcext:value-type="float">
            <text:p>200</text:p>
          </table:table-cell>
          <table:table-cell table:formula="of:=IF(MOD([.A69];7)=0;1;0)" office:value-type="float" office:value="0" calcext:value-type="float">
            <text:p>0</text:p>
          </table:table-cell>
          <table:table-cell table:formula="of:=IF([.C69]=0;[.B69]*0.9;0)" office:value-type="float" office:value="180" calcext:value-type="float">
            <text:p>180</text:p>
          </table:table-cell>
          <table:table-cell table:formula="of:=IF([.B69]&gt;[.B68];([.B69]-[.B68]+2)*18;0)" office:value-type="float" office:value="0" calcext:value-type="float">
            <text:p>0</text:p>
          </table:table-cell>
          <table:table-cell table:formula="of:=[.B69]*0.2*1.9" office:value-type="float" office:value="76" calcext:value-type="float">
            <text:p>76</text:p>
          </table:table-cell>
          <table:table-cell table:formula="of:=[.D69]-[.J69]" office:value-type="float" office:value="104" calcext:value-type="float">
            <text:p>104</text:p>
          </table:table-cell>
          <table:table-cell table:formula="of:=[.H68]+[.G69]" office:value-type="float" office:value="3969.8" calcext:value-type="float">
            <text:p>3969,8</text:p>
          </table:table-cell>
          <table:table-cell table:formula="of:=IF([.H69]&gt;1500;1;0)" office:value-type="float" office:value="1" calcext:value-type="float">
            <text:p>1</text:p>
          </table:table-cell>
          <table:table-cell table:formula="of:=[.E69]+[.F69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MOD([.A70];2)=0;IF(MOD([.A70];30)=0;ROUNDDOWN(([.B69]-2)*1.2);[.B69]-2);[.B69])" office:value-type="float" office:value="200" calcext:value-type="float">
            <text:p>200</text:p>
          </table:table-cell>
          <table:table-cell table:formula="of:=IF(MOD([.A70];7)=0;1;0)" office:value-type="float" office:value="0" calcext:value-type="float">
            <text:p>0</text:p>
          </table:table-cell>
          <table:table-cell table:formula="of:=IF([.C70]=0;[.B70]*0.9;0)" office:value-type="float" office:value="180" calcext:value-type="float">
            <text:p>180</text:p>
          </table:table-cell>
          <table:table-cell table:formula="of:=IF([.B70]&gt;[.B69];([.B70]-[.B69]+2)*18;0)" office:value-type="float" office:value="0" calcext:value-type="float">
            <text:p>0</text:p>
          </table:table-cell>
          <table:table-cell table:formula="of:=[.B70]*0.2*1.9" office:value-type="float" office:value="76" calcext:value-type="float">
            <text:p>76</text:p>
          </table:table-cell>
          <table:table-cell table:formula="of:=[.D70]-[.J70]" office:value-type="float" office:value="104" calcext:value-type="float">
            <text:p>104</text:p>
          </table:table-cell>
          <table:table-cell table:formula="of:=[.H69]+[.G70]" office:value-type="float" office:value="4073.8" calcext:value-type="float">
            <text:p>4073,8</text:p>
          </table:table-cell>
          <table:table-cell table:formula="of:=IF([.H70]&gt;1500;1;0)" office:value-type="float" office:value="1" calcext:value-type="float">
            <text:p>1</text:p>
          </table:table-cell>
          <table:table-cell table:formula="of:=[.E70]+[.F70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IF(MOD([.A71];2)=0;IF(MOD([.A71];30)=0;ROUNDDOWN(([.B70]-2)*1.2);[.B70]-2);[.B70])" office:value-type="float" office:value="198" calcext:value-type="float">
            <text:p>198</text:p>
          </table:table-cell>
          <table:table-cell table:formula="of:=IF(MOD([.A71];7)=0;1;0)" office:value-type="float" office:value="1" calcext:value-type="float">
            <text:p>1</text:p>
          </table:table-cell>
          <table:table-cell table:formula="of:=IF([.C71]=0;[.B71]*0.9;0)" office:value-type="float" office:value="0" calcext:value-type="float">
            <text:p>0</text:p>
          </table:table-cell>
          <table:table-cell table:formula="of:=IF([.B71]&gt;[.B70];([.B71]-[.B70]+2)*18;0)" office:value-type="float" office:value="0" calcext:value-type="float">
            <text:p>0</text:p>
          </table:table-cell>
          <table:table-cell table:formula="of:=[.B71]*0.2*1.9" office:value-type="float" office:value="75.24" calcext:value-type="float">
            <text:p>75,24</text:p>
          </table:table-cell>
          <table:table-cell table:formula="of:=[.D71]-[.J71]" office:value-type="float" office:value="-75.24" calcext:value-type="float">
            <text:p>-75,24</text:p>
          </table:table-cell>
          <table:table-cell table:formula="of:=[.H70]+[.G71]" office:value-type="float" office:value="3998.56" calcext:value-type="float">
            <text:p>3998,56</text:p>
          </table:table-cell>
          <table:table-cell table:formula="of:=IF([.H71]&gt;1500;1;0)" office:value-type="float" office:value="1" calcext:value-type="float">
            <text:p>1</text:p>
          </table:table-cell>
          <table:table-cell table:formula="of:=[.E71]+[.F71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MOD([.A72];2)=0;IF(MOD([.A72];30)=0;ROUNDDOWN(([.B71]-2)*1.2);[.B71]-2);[.B71])" office:value-type="float" office:value="198" calcext:value-type="float">
            <text:p>198</text:p>
          </table:table-cell>
          <table:table-cell table:formula="of:=IF(MOD([.A72];7)=0;1;0)" office:value-type="float" office:value="0" calcext:value-type="float">
            <text:p>0</text:p>
          </table:table-cell>
          <table:table-cell table:formula="of:=IF([.C72]=0;[.B72]*0.9;0)" office:value-type="float" office:value="178.2" calcext:value-type="float">
            <text:p>178,2</text:p>
          </table:table-cell>
          <table:table-cell table:formula="of:=IF([.B72]&gt;[.B71];([.B72]-[.B71]+2)*18;0)" office:value-type="float" office:value="0" calcext:value-type="float">
            <text:p>0</text:p>
          </table:table-cell>
          <table:table-cell table:formula="of:=[.B72]*0.2*1.9" office:value-type="float" office:value="75.24" calcext:value-type="float">
            <text:p>75,24</text:p>
          </table:table-cell>
          <table:table-cell table:formula="of:=[.D72]-[.J72]" office:value-type="float" office:value="102.96" calcext:value-type="float">
            <text:p>102,96</text:p>
          </table:table-cell>
          <table:table-cell table:formula="of:=[.H71]+[.G72]" office:value-type="float" office:value="4101.52" calcext:value-type="float">
            <text:p>4101,52</text:p>
          </table:table-cell>
          <table:table-cell table:formula="of:=IF([.H72]&gt;1500;1;0)" office:value-type="float" office:value="1" calcext:value-type="float">
            <text:p>1</text:p>
          </table:table-cell>
          <table:table-cell table:formula="of:=[.E72]+[.F72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MOD([.A73];2)=0;IF(MOD([.A73];30)=0;ROUNDDOWN(([.B72]-2)*1.2);[.B72]-2);[.B72])" office:value-type="float" office:value="196" calcext:value-type="float">
            <text:p>196</text:p>
          </table:table-cell>
          <table:table-cell table:formula="of:=IF(MOD([.A73];7)=0;1;0)" office:value-type="float" office:value="0" calcext:value-type="float">
            <text:p>0</text:p>
          </table:table-cell>
          <table:table-cell table:formula="of:=IF([.C73]=0;[.B73]*0.9;0)" office:value-type="float" office:value="176.4" calcext:value-type="float">
            <text:p>176,4</text:p>
          </table:table-cell>
          <table:table-cell table:formula="of:=IF([.B73]&gt;[.B72];([.B73]-[.B72]+2)*18;0)" office:value-type="float" office:value="0" calcext:value-type="float">
            <text:p>0</text:p>
          </table:table-cell>
          <table:table-cell table:formula="of:=[.B73]*0.2*1.9" office:value-type="float" office:value="74.48" calcext:value-type="float">
            <text:p>74,48</text:p>
          </table:table-cell>
          <table:table-cell table:formula="of:=[.D73]-[.J73]" office:value-type="float" office:value="101.92" calcext:value-type="float">
            <text:p>101,92</text:p>
          </table:table-cell>
          <table:table-cell table:formula="of:=[.H72]+[.G73]" office:value-type="float" office:value="4203.44" calcext:value-type="float">
            <text:p>4203,44</text:p>
          </table:table-cell>
          <table:table-cell table:formula="of:=IF([.H73]&gt;1500;1;0)" office:value-type="float" office:value="1" calcext:value-type="float">
            <text:p>1</text:p>
          </table:table-cell>
          <table:table-cell table:formula="of:=[.E73]+[.F73]" office:value-type="float" office:value="74.48" calcext:value-type="float">
            <text:p>74,4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MOD([.A74];2)=0;IF(MOD([.A74];30)=0;ROUNDDOWN(([.B73]-2)*1.2);[.B73]-2);[.B73])" office:value-type="float" office:value="196" calcext:value-type="float">
            <text:p>196</text:p>
          </table:table-cell>
          <table:table-cell table:formula="of:=IF(MOD([.A74];7)=0;1;0)" office:value-type="float" office:value="0" calcext:value-type="float">
            <text:p>0</text:p>
          </table:table-cell>
          <table:table-cell table:formula="of:=IF([.C74]=0;[.B74]*0.9;0)" office:value-type="float" office:value="176.4" calcext:value-type="float">
            <text:p>176,4</text:p>
          </table:table-cell>
          <table:table-cell table:formula="of:=IF([.B74]&gt;[.B73];([.B74]-[.B73]+2)*18;0)" office:value-type="float" office:value="0" calcext:value-type="float">
            <text:p>0</text:p>
          </table:table-cell>
          <table:table-cell table:formula="of:=[.B74]*0.2*1.9" office:value-type="float" office:value="74.48" calcext:value-type="float">
            <text:p>74,48</text:p>
          </table:table-cell>
          <table:table-cell table:formula="of:=[.D74]-[.J74]" office:value-type="float" office:value="101.92" calcext:value-type="float">
            <text:p>101,92</text:p>
          </table:table-cell>
          <table:table-cell table:formula="of:=[.H73]+[.G74]" office:value-type="float" office:value="4305.36" calcext:value-type="float">
            <text:p>4305,36</text:p>
          </table:table-cell>
          <table:table-cell table:formula="of:=IF([.H74]&gt;1500;1;0)" office:value-type="float" office:value="1" calcext:value-type="float">
            <text:p>1</text:p>
          </table:table-cell>
          <table:table-cell table:formula="of:=[.E74]+[.F74]" office:value-type="float" office:value="74.48" calcext:value-type="float">
            <text:p>74,4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MOD([.A75];2)=0;IF(MOD([.A75];30)=0;ROUNDDOWN(([.B74]-2)*1.2);[.B74]-2);[.B74])" office:value-type="float" office:value="194" calcext:value-type="float">
            <text:p>194</text:p>
          </table:table-cell>
          <table:table-cell table:formula="of:=IF(MOD([.A75];7)=0;1;0)" office:value-type="float" office:value="0" calcext:value-type="float">
            <text:p>0</text:p>
          </table:table-cell>
          <table:table-cell table:formula="of:=IF([.C75]=0;[.B75]*0.9;0)" office:value-type="float" office:value="174.6" calcext:value-type="float">
            <text:p>174,6</text:p>
          </table:table-cell>
          <table:table-cell table:formula="of:=IF([.B75]&gt;[.B74];([.B75]-[.B74]+2)*18;0)" office:value-type="float" office:value="0" calcext:value-type="float">
            <text:p>0</text:p>
          </table:table-cell>
          <table:table-cell table:formula="of:=[.B75]*0.2*1.9" office:value-type="float" office:value="73.72" calcext:value-type="float">
            <text:p>73,72</text:p>
          </table:table-cell>
          <table:table-cell table:formula="of:=[.D75]-[.J75]" office:value-type="float" office:value="100.88" calcext:value-type="float">
            <text:p>100,88</text:p>
          </table:table-cell>
          <table:table-cell table:formula="of:=[.H74]+[.G75]" office:value-type="float" office:value="4406.24" calcext:value-type="float">
            <text:p>4406,24</text:p>
          </table:table-cell>
          <table:table-cell table:formula="of:=IF([.H75]&gt;1500;1;0)" office:value-type="float" office:value="1" calcext:value-type="float">
            <text:p>1</text:p>
          </table:table-cell>
          <table:table-cell table:formula="of:=[.E75]+[.F75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MOD([.A76];2)=0;IF(MOD([.A76];30)=0;ROUNDDOWN(([.B75]-2)*1.2);[.B75]-2);[.B75])" office:value-type="float" office:value="194" calcext:value-type="float">
            <text:p>194</text:p>
          </table:table-cell>
          <table:table-cell table:formula="of:=IF(MOD([.A76];7)=0;1;0)" office:value-type="float" office:value="0" calcext:value-type="float">
            <text:p>0</text:p>
          </table:table-cell>
          <table:table-cell table:formula="of:=IF([.C76]=0;[.B76]*0.9;0)" office:value-type="float" office:value="174.6" calcext:value-type="float">
            <text:p>174,6</text:p>
          </table:table-cell>
          <table:table-cell table:formula="of:=IF([.B76]&gt;[.B75];([.B76]-[.B75]+2)*18;0)" office:value-type="float" office:value="0" calcext:value-type="float">
            <text:p>0</text:p>
          </table:table-cell>
          <table:table-cell table:formula="of:=[.B76]*0.2*1.9" office:value-type="float" office:value="73.72" calcext:value-type="float">
            <text:p>73,72</text:p>
          </table:table-cell>
          <table:table-cell table:formula="of:=[.D76]-[.J76]" office:value-type="float" office:value="100.88" calcext:value-type="float">
            <text:p>100,88</text:p>
          </table:table-cell>
          <table:table-cell table:formula="of:=[.H75]+[.G76]" office:value-type="float" office:value="4507.12" calcext:value-type="float">
            <text:p>4507,12</text:p>
          </table:table-cell>
          <table:table-cell table:formula="of:=IF([.H76]&gt;1500;1;0)" office:value-type="float" office:value="1" calcext:value-type="float">
            <text:p>1</text:p>
          </table:table-cell>
          <table:table-cell table:formula="of:=[.E76]+[.F76]" office:value-type="float" office:value="73.72" calcext:value-type="float">
            <text:p>73,7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MOD([.A77];2)=0;IF(MOD([.A77];30)=0;ROUNDDOWN(([.B76]-2)*1.2);[.B76]-2);[.B76])" office:value-type="float" office:value="192" calcext:value-type="float">
            <text:p>192</text:p>
          </table:table-cell>
          <table:table-cell table:formula="of:=IF(MOD([.A77];7)=0;1;0)" office:value-type="float" office:value="0" calcext:value-type="float">
            <text:p>0</text:p>
          </table:table-cell>
          <table:table-cell table:formula="of:=IF([.C77]=0;[.B77]*0.9;0)" office:value-type="float" office:value="172.8" calcext:value-type="float">
            <text:p>172,8</text:p>
          </table:table-cell>
          <table:table-cell table:formula="of:=IF([.B77]&gt;[.B76];([.B77]-[.B76]+2)*18;0)" office:value-type="float" office:value="0" calcext:value-type="float">
            <text:p>0</text:p>
          </table:table-cell>
          <table:table-cell table:formula="of:=[.B77]*0.2*1.9" office:value-type="float" office:value="72.96" calcext:value-type="float">
            <text:p>72,96</text:p>
          </table:table-cell>
          <table:table-cell table:formula="of:=[.D77]-[.J77]" office:value-type="float" office:value="99.84" calcext:value-type="float">
            <text:p>99,84</text:p>
          </table:table-cell>
          <table:table-cell table:formula="of:=[.H76]+[.G77]" office:value-type="float" office:value="4606.96" calcext:value-type="float">
            <text:p>4606,96</text:p>
          </table:table-cell>
          <table:table-cell table:formula="of:=IF([.H77]&gt;1500;1;0)" office:value-type="float" office:value="1" calcext:value-type="float">
            <text:p>1</text:p>
          </table:table-cell>
          <table:table-cell table:formula="of:=[.E77]+[.F77]" office:value-type="float" office:value="72.96" calcext:value-type="float">
            <text:p>72,96</text:p>
          </table:table-cell>
          <table:table-cell table:number-columns-repeated="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formula="of:=IF(MOD([.A78];2)=0;IF(MOD([.A78];30)=0;ROUNDDOWN(([.B77]-2)*1.2);[.B77]-2);[.B77])" office:value-type="float" office:value="192" calcext:value-type="float">
            <text:p>192</text:p>
          </table:table-cell>
          <table:table-cell table:formula="of:=IF(MOD([.A78];7)=0;1;0)" office:value-type="float" office:value="1" calcext:value-type="float">
            <text:p>1</text:p>
          </table:table-cell>
          <table:table-cell table:formula="of:=IF([.C78]=0;[.B78]*0.9;0)" office:value-type="float" office:value="0" calcext:value-type="float">
            <text:p>0</text:p>
          </table:table-cell>
          <table:table-cell table:formula="of:=IF([.B78]&gt;[.B77];([.B78]-[.B77]+2)*18;0)" office:value-type="float" office:value="0" calcext:value-type="float">
            <text:p>0</text:p>
          </table:table-cell>
          <table:table-cell table:formula="of:=[.B78]*0.2*1.9" office:value-type="float" office:value="72.96" calcext:value-type="float">
            <text:p>72,96</text:p>
          </table:table-cell>
          <table:table-cell table:formula="of:=[.D78]-[.J78]" office:value-type="float" office:value="-72.96" calcext:value-type="float">
            <text:p>-72,96</text:p>
          </table:table-cell>
          <table:table-cell table:formula="of:=[.H77]+[.G78]" office:value-type="float" office:value="4534" calcext:value-type="float">
            <text:p>4534</text:p>
          </table:table-cell>
          <table:table-cell table:formula="of:=IF([.H78]&gt;1500;1;0)" office:value-type="float" office:value="1" calcext:value-type="float">
            <text:p>1</text:p>
          </table:table-cell>
          <table:table-cell table:formula="of:=[.E78]+[.F78]" office:value-type="float" office:value="72.96" calcext:value-type="float">
            <text:p>72,9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MOD([.A79];2)=0;IF(MOD([.A79];30)=0;ROUNDDOWN(([.B78]-2)*1.2);[.B78]-2);[.B78])" office:value-type="float" office:value="190" calcext:value-type="float">
            <text:p>190</text:p>
          </table:table-cell>
          <table:table-cell table:formula="of:=IF(MOD([.A79];7)=0;1;0)" office:value-type="float" office:value="0" calcext:value-type="float">
            <text:p>0</text:p>
          </table:table-cell>
          <table:table-cell table:formula="of:=IF([.C79]=0;[.B79]*0.9;0)" office:value-type="float" office:value="171" calcext:value-type="float">
            <text:p>171</text:p>
          </table:table-cell>
          <table:table-cell table:formula="of:=IF([.B79]&gt;[.B78];([.B79]-[.B78]+2)*18;0)" office:value-type="float" office:value="0" calcext:value-type="float">
            <text:p>0</text:p>
          </table:table-cell>
          <table:table-cell table:formula="of:=[.B79]*0.2*1.9" office:value-type="float" office:value="72.2" calcext:value-type="float">
            <text:p>72,2</text:p>
          </table:table-cell>
          <table:table-cell table:formula="of:=[.D79]-[.J79]" office:value-type="float" office:value="98.8" calcext:value-type="float">
            <text:p>98,8</text:p>
          </table:table-cell>
          <table:table-cell table:formula="of:=[.H78]+[.G79]" office:value-type="float" office:value="4632.8" calcext:value-type="float">
            <text:p>4632,8</text:p>
          </table:table-cell>
          <table:table-cell table:formula="of:=IF([.H79]&gt;1500;1;0)" office:value-type="float" office:value="1" calcext:value-type="float">
            <text:p>1</text:p>
          </table:table-cell>
          <table:table-cell table:formula="of:=[.E79]+[.F79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MOD([.A80];2)=0;IF(MOD([.A80];30)=0;ROUNDDOWN(([.B79]-2)*1.2);[.B79]-2);[.B79])" office:value-type="float" office:value="190" calcext:value-type="float">
            <text:p>190</text:p>
          </table:table-cell>
          <table:table-cell table:formula="of:=IF(MOD([.A80];7)=0;1;0)" office:value-type="float" office:value="0" calcext:value-type="float">
            <text:p>0</text:p>
          </table:table-cell>
          <table:table-cell table:formula="of:=IF([.C80]=0;[.B80]*0.9;0)" office:value-type="float" office:value="171" calcext:value-type="float">
            <text:p>171</text:p>
          </table:table-cell>
          <table:table-cell table:formula="of:=IF([.B80]&gt;[.B79];([.B80]-[.B79]+2)*18;0)" office:value-type="float" office:value="0" calcext:value-type="float">
            <text:p>0</text:p>
          </table:table-cell>
          <table:table-cell table:formula="of:=[.B80]*0.2*1.9" office:value-type="float" office:value="72.2" calcext:value-type="float">
            <text:p>72,2</text:p>
          </table:table-cell>
          <table:table-cell table:formula="of:=[.D80]-[.J80]" office:value-type="float" office:value="98.8" calcext:value-type="float">
            <text:p>98,8</text:p>
          </table:table-cell>
          <table:table-cell table:formula="of:=[.H79]+[.G80]" office:value-type="float" office:value="4731.6" calcext:value-type="float">
            <text:p>4731,6</text:p>
          </table:table-cell>
          <table:table-cell table:formula="of:=IF([.H80]&gt;1500;1;0)" office:value-type="float" office:value="1" calcext:value-type="float">
            <text:p>1</text:p>
          </table:table-cell>
          <table:table-cell table:formula="of:=[.E80]+[.F80]" office:value-type="float" office:value="72.2" calcext:value-type="float">
            <text:p>72,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MOD([.A81];2)=0;IF(MOD([.A81];30)=0;ROUNDDOWN(([.B80]-2)*1.2);[.B80]-2);[.B80])" office:value-type="float" office:value="188" calcext:value-type="float">
            <text:p>188</text:p>
          </table:table-cell>
          <table:table-cell table:formula="of:=IF(MOD([.A81];7)=0;1;0)" office:value-type="float" office:value="0" calcext:value-type="float">
            <text:p>0</text:p>
          </table:table-cell>
          <table:table-cell table:formula="of:=IF([.C81]=0;[.B81]*0.9;0)" office:value-type="float" office:value="169.2" calcext:value-type="float">
            <text:p>169,2</text:p>
          </table:table-cell>
          <table:table-cell table:formula="of:=IF([.B81]&gt;[.B80];([.B81]-[.B80]+2)*18;0)" office:value-type="float" office:value="0" calcext:value-type="float">
            <text:p>0</text:p>
          </table:table-cell>
          <table:table-cell table:formula="of:=[.B81]*0.2*1.9" office:value-type="float" office:value="71.44" calcext:value-type="float">
            <text:p>71,44</text:p>
          </table:table-cell>
          <table:table-cell table:formula="of:=[.D81]-[.J81]" office:value-type="float" office:value="97.76" calcext:value-type="float">
            <text:p>97,76</text:p>
          </table:table-cell>
          <table:table-cell table:formula="of:=[.H80]+[.G81]" office:value-type="float" office:value="4829.36" calcext:value-type="float">
            <text:p>4829,36</text:p>
          </table:table-cell>
          <table:table-cell table:formula="of:=IF([.H81]&gt;1500;1;0)" office:value-type="float" office:value="1" calcext:value-type="float">
            <text:p>1</text:p>
          </table:table-cell>
          <table:table-cell table:formula="of:=[.E81]+[.F81]" office:value-type="float" office:value="71.44" calcext:value-type="float">
            <text:p>71,4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MOD([.A82];2)=0;IF(MOD([.A82];30)=0;ROUNDDOWN(([.B81]-2)*1.2);[.B81]-2);[.B81])" office:value-type="float" office:value="188" calcext:value-type="float">
            <text:p>188</text:p>
          </table:table-cell>
          <table:table-cell table:formula="of:=IF(MOD([.A82];7)=0;1;0)" office:value-type="float" office:value="0" calcext:value-type="float">
            <text:p>0</text:p>
          </table:table-cell>
          <table:table-cell table:formula="of:=IF([.C82]=0;[.B82]*0.9;0)" office:value-type="float" office:value="169.2" calcext:value-type="float">
            <text:p>169,2</text:p>
          </table:table-cell>
          <table:table-cell table:formula="of:=IF([.B82]&gt;[.B81];([.B82]-[.B81]+2)*18;0)" office:value-type="float" office:value="0" calcext:value-type="float">
            <text:p>0</text:p>
          </table:table-cell>
          <table:table-cell table:formula="of:=[.B82]*0.2*1.9" office:value-type="float" office:value="71.44" calcext:value-type="float">
            <text:p>71,44</text:p>
          </table:table-cell>
          <table:table-cell table:formula="of:=[.D82]-[.J82]" office:value-type="float" office:value="97.76" calcext:value-type="float">
            <text:p>97,76</text:p>
          </table:table-cell>
          <table:table-cell table:formula="of:=[.H81]+[.G82]" office:value-type="float" office:value="4927.12" calcext:value-type="float">
            <text:p>4927,12</text:p>
          </table:table-cell>
          <table:table-cell table:formula="of:=IF([.H82]&gt;1500;1;0)" office:value-type="float" office:value="1" calcext:value-type="float">
            <text:p>1</text:p>
          </table:table-cell>
          <table:table-cell table:formula="of:=[.E82]+[.F82]" office:value-type="float" office:value="71.44" calcext:value-type="float">
            <text:p>71,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MOD([.A83];2)=0;IF(MOD([.A83];30)=0;ROUNDDOWN(([.B82]-2)*1.2);[.B82]-2);[.B82])" office:value-type="float" office:value="186" calcext:value-type="float">
            <text:p>186</text:p>
          </table:table-cell>
          <table:table-cell table:formula="of:=IF(MOD([.A83];7)=0;1;0)" office:value-type="float" office:value="0" calcext:value-type="float">
            <text:p>0</text:p>
          </table:table-cell>
          <table:table-cell table:formula="of:=IF([.C83]=0;[.B83]*0.9;0)" office:value-type="float" office:value="167.4" calcext:value-type="float">
            <text:p>167,4</text:p>
          </table:table-cell>
          <table:table-cell table:formula="of:=IF([.B83]&gt;[.B82];([.B83]-[.B82]+2)*18;0)" office:value-type="float" office:value="0" calcext:value-type="float">
            <text:p>0</text:p>
          </table:table-cell>
          <table:table-cell table:formula="of:=[.B83]*0.2*1.9" office:value-type="float" office:value="70.68" calcext:value-type="float">
            <text:p>70,68</text:p>
          </table:table-cell>
          <table:table-cell table:formula="of:=[.D83]-[.J83]" office:value-type="float" office:value="96.72" calcext:value-type="float">
            <text:p>96,72</text:p>
          </table:table-cell>
          <table:table-cell table:formula="of:=[.H82]+[.G83]" office:value-type="float" office:value="5023.84" calcext:value-type="float">
            <text:p>5023,84</text:p>
          </table:table-cell>
          <table:table-cell table:formula="of:=IF([.H83]&gt;1500;1;0)" office:value-type="float" office:value="1" calcext:value-type="float">
            <text:p>1</text:p>
          </table:table-cell>
          <table:table-cell table:formula="of:=[.E83]+[.F83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MOD([.A84];2)=0;IF(MOD([.A84];30)=0;ROUNDDOWN(([.B83]-2)*1.2);[.B83]-2);[.B83])" office:value-type="float" office:value="186" calcext:value-type="float">
            <text:p>186</text:p>
          </table:table-cell>
          <table:table-cell table:formula="of:=IF(MOD([.A84];7)=0;1;0)" office:value-type="float" office:value="0" calcext:value-type="float">
            <text:p>0</text:p>
          </table:table-cell>
          <table:table-cell table:formula="of:=IF([.C84]=0;[.B84]*0.9;0)" office:value-type="float" office:value="167.4" calcext:value-type="float">
            <text:p>167,4</text:p>
          </table:table-cell>
          <table:table-cell table:formula="of:=IF([.B84]&gt;[.B83];([.B84]-[.B83]+2)*18;0)" office:value-type="float" office:value="0" calcext:value-type="float">
            <text:p>0</text:p>
          </table:table-cell>
          <table:table-cell table:formula="of:=[.B84]*0.2*1.9" office:value-type="float" office:value="70.68" calcext:value-type="float">
            <text:p>70,68</text:p>
          </table:table-cell>
          <table:table-cell table:formula="of:=[.D84]-[.J84]" office:value-type="float" office:value="96.72" calcext:value-type="float">
            <text:p>96,72</text:p>
          </table:table-cell>
          <table:table-cell table:formula="of:=[.H83]+[.G84]" office:value-type="float" office:value="5120.56" calcext:value-type="float">
            <text:p>5120,56</text:p>
          </table:table-cell>
          <table:table-cell table:formula="of:=IF([.H84]&gt;1500;1;0)" office:value-type="float" office:value="1" calcext:value-type="float">
            <text:p>1</text:p>
          </table:table-cell>
          <table:table-cell table:formula="of:=[.E84]+[.F84]" office:value-type="float" office:value="70.68" calcext:value-type="float">
            <text:p>70,68</text:p>
          </table:table-cell>
          <table:table-cell table:number-columns-repeated="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formula="of:=IF(MOD([.A85];2)=0;IF(MOD([.A85];30)=0;ROUNDDOWN(([.B84]-2)*1.2);[.B84]-2);[.B84])" office:value-type="float" office:value="184" calcext:value-type="float">
            <text:p>184</text:p>
          </table:table-cell>
          <table:table-cell table:formula="of:=IF(MOD([.A85];7)=0;1;0)" office:value-type="float" office:value="1" calcext:value-type="float">
            <text:p>1</text:p>
          </table:table-cell>
          <table:table-cell table:formula="of:=IF([.C85]=0;[.B85]*0.9;0)" office:value-type="float" office:value="0" calcext:value-type="float">
            <text:p>0</text:p>
          </table:table-cell>
          <table:table-cell table:formula="of:=IF([.B85]&gt;[.B84];([.B85]-[.B84]+2)*18;0)" office:value-type="float" office:value="0" calcext:value-type="float">
            <text:p>0</text:p>
          </table:table-cell>
          <table:table-cell table:formula="of:=[.B85]*0.2*1.9" office:value-type="float" office:value="69.92" calcext:value-type="float">
            <text:p>69,92</text:p>
          </table:table-cell>
          <table:table-cell table:formula="of:=[.D85]-[.J85]" office:value-type="float" office:value="-69.92" calcext:value-type="float">
            <text:p>-69,92</text:p>
          </table:table-cell>
          <table:table-cell table:formula="of:=[.H84]+[.G85]" office:value-type="float" office:value="5050.64" calcext:value-type="float">
            <text:p>5050,64</text:p>
          </table:table-cell>
          <table:table-cell table:formula="of:=IF([.H85]&gt;1500;1;0)" office:value-type="float" office:value="1" calcext:value-type="float">
            <text:p>1</text:p>
          </table:table-cell>
          <table:table-cell table:formula="of:=[.E85]+[.F85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MOD([.A86];2)=0;IF(MOD([.A86];30)=0;ROUNDDOWN(([.B85]-2)*1.2);[.B85]-2);[.B85])" office:value-type="float" office:value="184" calcext:value-type="float">
            <text:p>184</text:p>
          </table:table-cell>
          <table:table-cell table:formula="of:=IF(MOD([.A86];7)=0;1;0)" office:value-type="float" office:value="0" calcext:value-type="float">
            <text:p>0</text:p>
          </table:table-cell>
          <table:table-cell table:formula="of:=IF([.C86]=0;[.B86]*0.9;0)" office:value-type="float" office:value="165.6" calcext:value-type="float">
            <text:p>165,6</text:p>
          </table:table-cell>
          <table:table-cell table:formula="of:=IF([.B86]&gt;[.B85];([.B86]-[.B85]+2)*18;0)" office:value-type="float" office:value="0" calcext:value-type="float">
            <text:p>0</text:p>
          </table:table-cell>
          <table:table-cell table:formula="of:=[.B86]*0.2*1.9" office:value-type="float" office:value="69.92" calcext:value-type="float">
            <text:p>69,92</text:p>
          </table:table-cell>
          <table:table-cell table:formula="of:=[.D86]-[.J86]" office:value-type="float" office:value="95.68" calcext:value-type="float">
            <text:p>95,68</text:p>
          </table:table-cell>
          <table:table-cell table:formula="of:=[.H85]+[.G86]" office:value-type="float" office:value="5146.32" calcext:value-type="float">
            <text:p>5146,32</text:p>
          </table:table-cell>
          <table:table-cell table:formula="of:=IF([.H86]&gt;1500;1;0)" office:value-type="float" office:value="1" calcext:value-type="float">
            <text:p>1</text:p>
          </table:table-cell>
          <table:table-cell table:formula="of:=[.E86]+[.F86]" office:value-type="float" office:value="69.92" calcext:value-type="float">
            <text:p>69,9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MOD([.A87];2)=0;IF(MOD([.A87];30)=0;ROUNDDOWN(([.B86]-2)*1.2);[.B86]-2);[.B86])" office:value-type="float" office:value="182" calcext:value-type="float">
            <text:p>182</text:p>
          </table:table-cell>
          <table:table-cell table:formula="of:=IF(MOD([.A87];7)=0;1;0)" office:value-type="float" office:value="0" calcext:value-type="float">
            <text:p>0</text:p>
          </table:table-cell>
          <table:table-cell table:formula="of:=IF([.C87]=0;[.B87]*0.9;0)" office:value-type="float" office:value="163.8" calcext:value-type="float">
            <text:p>163,8</text:p>
          </table:table-cell>
          <table:table-cell table:formula="of:=IF([.B87]&gt;[.B86];([.B87]-[.B86]+2)*18;0)" office:value-type="float" office:value="0" calcext:value-type="float">
            <text:p>0</text:p>
          </table:table-cell>
          <table:table-cell table:formula="of:=[.B87]*0.2*1.9" office:value-type="float" office:value="69.16" calcext:value-type="float">
            <text:p>69,16</text:p>
          </table:table-cell>
          <table:table-cell table:formula="of:=[.D87]-[.J87]" office:value-type="float" office:value="94.64" calcext:value-type="float">
            <text:p>94,64</text:p>
          </table:table-cell>
          <table:table-cell table:formula="of:=[.H86]+[.G87]" office:value-type="float" office:value="5240.96" calcext:value-type="float">
            <text:p>5240,96</text:p>
          </table:table-cell>
          <table:table-cell table:formula="of:=IF([.H87]&gt;1500;1;0)" office:value-type="float" office:value="1" calcext:value-type="float">
            <text:p>1</text:p>
          </table:table-cell>
          <table:table-cell table:formula="of:=[.E87]+[.F87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MOD([.A88];2)=0;IF(MOD([.A88];30)=0;ROUNDDOWN(([.B87]-2)*1.2);[.B87]-2);[.B87])" office:value-type="float" office:value="182" calcext:value-type="float">
            <text:p>182</text:p>
          </table:table-cell>
          <table:table-cell table:formula="of:=IF(MOD([.A88];7)=0;1;0)" office:value-type="float" office:value="0" calcext:value-type="float">
            <text:p>0</text:p>
          </table:table-cell>
          <table:table-cell table:formula="of:=IF([.C88]=0;[.B88]*0.9;0)" office:value-type="float" office:value="163.8" calcext:value-type="float">
            <text:p>163,8</text:p>
          </table:table-cell>
          <table:table-cell table:formula="of:=IF([.B88]&gt;[.B87];([.B88]-[.B87]+2)*18;0)" office:value-type="float" office:value="0" calcext:value-type="float">
            <text:p>0</text:p>
          </table:table-cell>
          <table:table-cell table:formula="of:=[.B88]*0.2*1.9" office:value-type="float" office:value="69.16" calcext:value-type="float">
            <text:p>69,16</text:p>
          </table:table-cell>
          <table:table-cell table:formula="of:=[.D88]-[.J88]" office:value-type="float" office:value="94.64" calcext:value-type="float">
            <text:p>94,64</text:p>
          </table:table-cell>
          <table:table-cell table:formula="of:=[.H87]+[.G88]" office:value-type="float" office:value="5335.6" calcext:value-type="float">
            <text:p>5335,6</text:p>
          </table:table-cell>
          <table:table-cell table:formula="of:=IF([.H88]&gt;1500;1;0)" office:value-type="float" office:value="1" calcext:value-type="float">
            <text:p>1</text:p>
          </table:table-cell>
          <table:table-cell table:formula="of:=[.E88]+[.F88]" office:value-type="float" office:value="69.16" calcext:value-type="float">
            <text:p>69,1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MOD([.A89];2)=0;IF(MOD([.A89];30)=0;ROUNDDOWN(([.B88]-2)*1.2);[.B88]-2);[.B88])" office:value-type="float" office:value="180" calcext:value-type="float">
            <text:p>180</text:p>
          </table:table-cell>
          <table:table-cell table:formula="of:=IF(MOD([.A89];7)=0;1;0)" office:value-type="float" office:value="0" calcext:value-type="float">
            <text:p>0</text:p>
          </table:table-cell>
          <table:table-cell table:formula="of:=IF([.C89]=0;[.B89]*0.9;0)" office:value-type="float" office:value="162" calcext:value-type="float">
            <text:p>162</text:p>
          </table:table-cell>
          <table:table-cell table:formula="of:=IF([.B89]&gt;[.B88];([.B89]-[.B88]+2)*18;0)" office:value-type="float" office:value="0" calcext:value-type="float">
            <text:p>0</text:p>
          </table:table-cell>
          <table:table-cell table:formula="of:=[.B89]*0.2*1.9" office:value-type="float" office:value="68.4" calcext:value-type="float">
            <text:p>68,4</text:p>
          </table:table-cell>
          <table:table-cell table:formula="of:=[.D89]-[.J89]" office:value-type="float" office:value="93.6" calcext:value-type="float">
            <text:p>93,6</text:p>
          </table:table-cell>
          <table:table-cell table:formula="of:=[.H88]+[.G89]" office:value-type="float" office:value="5429.2" calcext:value-type="float">
            <text:p>5429,2</text:p>
          </table:table-cell>
          <table:table-cell table:formula="of:=IF([.H89]&gt;1500;1;0)" office:value-type="float" office:value="1" calcext:value-type="float">
            <text:p>1</text:p>
          </table:table-cell>
          <table:table-cell table:formula="of:=[.E89]+[.F89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MOD([.A90];2)=0;IF(MOD([.A90];30)=0;ROUNDDOWN(([.B89]-2)*1.2);[.B89]-2);[.B89])" office:value-type="float" office:value="180" calcext:value-type="float">
            <text:p>180</text:p>
          </table:table-cell>
          <table:table-cell table:formula="of:=IF(MOD([.A90];7)=0;1;0)" office:value-type="float" office:value="0" calcext:value-type="float">
            <text:p>0</text:p>
          </table:table-cell>
          <table:table-cell table:formula="of:=IF([.C90]=0;[.B90]*0.9;0)" office:value-type="float" office:value="162" calcext:value-type="float">
            <text:p>162</text:p>
          </table:table-cell>
          <table:table-cell table:formula="of:=IF([.B90]&gt;[.B89];([.B90]-[.B89]+2)*18;0)" office:value-type="float" office:value="0" calcext:value-type="float">
            <text:p>0</text:p>
          </table:table-cell>
          <table:table-cell table:formula="of:=[.B90]*0.2*1.9" office:value-type="float" office:value="68.4" calcext:value-type="float">
            <text:p>68,4</text:p>
          </table:table-cell>
          <table:table-cell table:formula="of:=[.D90]-[.J90]" office:value-type="float" office:value="93.6" calcext:value-type="float">
            <text:p>93,6</text:p>
          </table:table-cell>
          <table:table-cell table:formula="of:=[.H89]+[.G90]" office:value-type="float" office:value="5522.8" calcext:value-type="float">
            <text:p>5522,8</text:p>
          </table:table-cell>
          <table:table-cell table:formula="of:=IF([.H90]&gt;1500;1;0)" office:value-type="float" office:value="1" calcext:value-type="float">
            <text:p>1</text:p>
          </table:table-cell>
          <table:table-cell table:formula="of:=[.E90]+[.F90]" office:value-type="float" office:value="68.4" calcext:value-type="float">
            <text:p>68,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MOD([.A91];2)=0;IF(MOD([.A91];30)=0;ROUNDDOWN(([.B90]-2)*1.2);[.B90]-2);[.B90])" office:value-type="float" office:value="213" calcext:value-type="float">
            <text:p>213</text:p>
          </table:table-cell>
          <table:table-cell table:formula="of:=IF(MOD([.A91];7)=0;1;0)" office:value-type="float" office:value="0" calcext:value-type="float">
            <text:p>0</text:p>
          </table:table-cell>
          <table:table-cell table:formula="of:=IF([.C91]=0;[.B91]*0.9;0)" office:value-type="float" office:value="191.7" calcext:value-type="float">
            <text:p>191,7</text:p>
          </table:table-cell>
          <table:table-cell table:formula="of:=IF([.B91]&gt;[.B90];([.B91]-[.B90]+2)*18;0)" office:value-type="float" office:value="630" calcext:value-type="float">
            <text:p>630</text:p>
          </table:table-cell>
          <table:table-cell table:formula="of:=[.B91]*0.2*1.9" office:value-type="float" office:value="80.94" calcext:value-type="float">
            <text:p>80,94</text:p>
          </table:table-cell>
          <table:table-cell table:formula="of:=[.D91]-[.J91]" office:value-type="float" office:value="-519.24" calcext:value-type="float">
            <text:p>-519,24</text:p>
          </table:table-cell>
          <table:table-cell table:formula="of:=[.H90]+[.G91]" office:value-type="float" office:value="5003.56" calcext:value-type="float">
            <text:p>5003,56</text:p>
          </table:table-cell>
          <table:table-cell table:formula="of:=IF([.H91]&gt;1500;1;0)" office:value-type="float" office:value="1" calcext:value-type="float">
            <text:p>1</text:p>
          </table:table-cell>
          <table:table-cell table:formula="of:=[.E91]+[.F91]" office:value-type="float" office:value="710.94" calcext:value-type="float">
            <text:p>710,94</text:p>
          </table:table-cell>
          <table:table-cell table:number-columns-repeated="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formula="of:=IF(MOD([.A92];2)=0;IF(MOD([.A92];30)=0;ROUNDDOWN(([.B91]-2)*1.2);[.B91]-2);[.B91])" office:value-type="float" office:value="213" calcext:value-type="float">
            <text:p>213</text:p>
          </table:table-cell>
          <table:table-cell table:formula="of:=IF(MOD([.A92];7)=0;1;0)" office:value-type="float" office:value="1" calcext:value-type="float">
            <text:p>1</text:p>
          </table:table-cell>
          <table:table-cell table:formula="of:=IF([.C92]=0;[.B92]*0.9;0)" office:value-type="float" office:value="0" calcext:value-type="float">
            <text:p>0</text:p>
          </table:table-cell>
          <table:table-cell table:formula="of:=IF([.B92]&gt;[.B91];([.B92]-[.B91]+2)*18;0)" office:value-type="float" office:value="0" calcext:value-type="float">
            <text:p>0</text:p>
          </table:table-cell>
          <table:table-cell table:formula="of:=[.B92]*0.2*1.9" office:value-type="float" office:value="80.94" calcext:value-type="float">
            <text:p>80,94</text:p>
          </table:table-cell>
          <table:table-cell table:formula="of:=[.D92]-[.J92]" office:value-type="float" office:value="-80.94" calcext:value-type="float">
            <text:p>-80,94</text:p>
          </table:table-cell>
          <table:table-cell table:formula="of:=[.H91]+[.G92]" office:value-type="float" office:value="4922.62" calcext:value-type="float">
            <text:p>4922,62</text:p>
          </table:table-cell>
          <table:table-cell table:formula="of:=IF([.H92]&gt;1500;1;0)" office:value-type="float" office:value="1" calcext:value-type="float">
            <text:p>1</text:p>
          </table:table-cell>
          <table:table-cell table:formula="of:=[.E92]+[.F92]" office:value-type="float" office:value="80.94" calcext:value-type="float">
            <text:p>80,9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MOD([.A93];2)=0;IF(MOD([.A93];30)=0;ROUNDDOWN(([.B92]-2)*1.2);[.B92]-2);[.B92])" office:value-type="float" office:value="211" calcext:value-type="float">
            <text:p>211</text:p>
          </table:table-cell>
          <table:table-cell table:formula="of:=IF(MOD([.A93];7)=0;1;0)" office:value-type="float" office:value="0" calcext:value-type="float">
            <text:p>0</text:p>
          </table:table-cell>
          <table:table-cell table:formula="of:=IF([.C93]=0;[.B93]*0.9;0)" office:value-type="float" office:value="189.9" calcext:value-type="float">
            <text:p>189,9</text:p>
          </table:table-cell>
          <table:table-cell table:formula="of:=IF([.B93]&gt;[.B92];([.B93]-[.B92]+2)*18;0)" office:value-type="float" office:value="0" calcext:value-type="float">
            <text:p>0</text:p>
          </table:table-cell>
          <table:table-cell table:formula="of:=[.B93]*0.2*1.9" office:value-type="float" office:value="80.18" calcext:value-type="float">
            <text:p>80,18</text:p>
          </table:table-cell>
          <table:table-cell table:formula="of:=[.D93]-[.J93]" office:value-type="float" office:value="109.72" calcext:value-type="float">
            <text:p>109,72</text:p>
          </table:table-cell>
          <table:table-cell table:formula="of:=[.H92]+[.G93]" office:value-type="float" office:value="5032.34" calcext:value-type="float">
            <text:p>5032,34</text:p>
          </table:table-cell>
          <table:table-cell table:formula="of:=IF([.H93]&gt;1500;1;0)" office:value-type="float" office:value="1" calcext:value-type="float">
            <text:p>1</text:p>
          </table:table-cell>
          <table:table-cell table:formula="of:=[.E93]+[.F93]" office:value-type="float" office:value="80.18" calcext:value-type="float">
            <text:p>80,1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MOD([.A94];2)=0;IF(MOD([.A94];30)=0;ROUNDDOWN(([.B93]-2)*1.2);[.B93]-2);[.B93])" office:value-type="float" office:value="211" calcext:value-type="float">
            <text:p>211</text:p>
          </table:table-cell>
          <table:table-cell table:formula="of:=IF(MOD([.A94];7)=0;1;0)" office:value-type="float" office:value="0" calcext:value-type="float">
            <text:p>0</text:p>
          </table:table-cell>
          <table:table-cell table:formula="of:=IF([.C94]=0;[.B94]*0.9;0)" office:value-type="float" office:value="189.9" calcext:value-type="float">
            <text:p>189,9</text:p>
          </table:table-cell>
          <table:table-cell table:formula="of:=IF([.B94]&gt;[.B93];([.B94]-[.B93]+2)*18;0)" office:value-type="float" office:value="0" calcext:value-type="float">
            <text:p>0</text:p>
          </table:table-cell>
          <table:table-cell table:formula="of:=[.B94]*0.2*1.9" office:value-type="float" office:value="80.18" calcext:value-type="float">
            <text:p>80,18</text:p>
          </table:table-cell>
          <table:table-cell table:formula="of:=[.D94]-[.J94]" office:value-type="float" office:value="109.72" calcext:value-type="float">
            <text:p>109,72</text:p>
          </table:table-cell>
          <table:table-cell table:formula="of:=[.H93]+[.G94]" office:value-type="float" office:value="5142.06" calcext:value-type="float">
            <text:p>5142,06</text:p>
          </table:table-cell>
          <table:table-cell table:formula="of:=IF([.H94]&gt;1500;1;0)" office:value-type="float" office:value="1" calcext:value-type="float">
            <text:p>1</text:p>
          </table:table-cell>
          <table:table-cell table:formula="of:=[.E94]+[.F94]" office:value-type="float" office:value="80.18" calcext:value-type="float">
            <text:p>80,1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MOD([.A95];2)=0;IF(MOD([.A95];30)=0;ROUNDDOWN(([.B94]-2)*1.2);[.B94]-2);[.B94])" office:value-type="float" office:value="209" calcext:value-type="float">
            <text:p>209</text:p>
          </table:table-cell>
          <table:table-cell table:formula="of:=IF(MOD([.A95];7)=0;1;0)" office:value-type="float" office:value="0" calcext:value-type="float">
            <text:p>0</text:p>
          </table:table-cell>
          <table:table-cell table:formula="of:=IF([.C95]=0;[.B95]*0.9;0)" office:value-type="float" office:value="188.1" calcext:value-type="float">
            <text:p>188,1</text:p>
          </table:table-cell>
          <table:table-cell table:formula="of:=IF([.B95]&gt;[.B94];([.B95]-[.B94]+2)*18;0)" office:value-type="float" office:value="0" calcext:value-type="float">
            <text:p>0</text:p>
          </table:table-cell>
          <table:table-cell table:formula="of:=[.B95]*0.2*1.9" office:value-type="float" office:value="79.42" calcext:value-type="float">
            <text:p>79,42</text:p>
          </table:table-cell>
          <table:table-cell table:formula="of:=[.D95]-[.J95]" office:value-type="float" office:value="108.68" calcext:value-type="float">
            <text:p>108,68</text:p>
          </table:table-cell>
          <table:table-cell table:formula="of:=[.H94]+[.G95]" office:value-type="float" office:value="5250.74" calcext:value-type="float">
            <text:p>5250,74</text:p>
          </table:table-cell>
          <table:table-cell table:formula="of:=IF([.H95]&gt;1500;1;0)" office:value-type="float" office:value="1" calcext:value-type="float">
            <text:p>1</text:p>
          </table:table-cell>
          <table:table-cell table:formula="of:=[.E95]+[.F95]" office:value-type="float" office:value="79.42" calcext:value-type="float">
            <text:p>79,4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MOD([.A96];2)=0;IF(MOD([.A96];30)=0;ROUNDDOWN(([.B95]-2)*1.2);[.B95]-2);[.B95])" office:value-type="float" office:value="209" calcext:value-type="float">
            <text:p>209</text:p>
          </table:table-cell>
          <table:table-cell table:formula="of:=IF(MOD([.A96];7)=0;1;0)" office:value-type="float" office:value="0" calcext:value-type="float">
            <text:p>0</text:p>
          </table:table-cell>
          <table:table-cell table:formula="of:=IF([.C96]=0;[.B96]*0.9;0)" office:value-type="float" office:value="188.1" calcext:value-type="float">
            <text:p>188,1</text:p>
          </table:table-cell>
          <table:table-cell table:formula="of:=IF([.B96]&gt;[.B95];([.B96]-[.B95]+2)*18;0)" office:value-type="float" office:value="0" calcext:value-type="float">
            <text:p>0</text:p>
          </table:table-cell>
          <table:table-cell table:formula="of:=[.B96]*0.2*1.9" office:value-type="float" office:value="79.42" calcext:value-type="float">
            <text:p>79,42</text:p>
          </table:table-cell>
          <table:table-cell table:formula="of:=[.D96]-[.J96]" office:value-type="float" office:value="108.68" calcext:value-type="float">
            <text:p>108,68</text:p>
          </table:table-cell>
          <table:table-cell table:formula="of:=[.H95]+[.G96]" office:value-type="float" office:value="5359.42" calcext:value-type="float">
            <text:p>5359,42</text:p>
          </table:table-cell>
          <table:table-cell table:formula="of:=IF([.H96]&gt;1500;1;0)" office:value-type="float" office:value="1" calcext:value-type="float">
            <text:p>1</text:p>
          </table:table-cell>
          <table:table-cell table:formula="of:=[.E96]+[.F96]" office:value-type="float" office:value="79.42" calcext:value-type="float">
            <text:p>79,4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MOD([.A97];2)=0;IF(MOD([.A97];30)=0;ROUNDDOWN(([.B96]-2)*1.2);[.B96]-2);[.B96])" office:value-type="float" office:value="207" calcext:value-type="float">
            <text:p>207</text:p>
          </table:table-cell>
          <table:table-cell table:formula="of:=IF(MOD([.A97];7)=0;1;0)" office:value-type="float" office:value="0" calcext:value-type="float">
            <text:p>0</text:p>
          </table:table-cell>
          <table:table-cell table:formula="of:=IF([.C97]=0;[.B97]*0.9;0)" office:value-type="float" office:value="186.3" calcext:value-type="float">
            <text:p>186,3</text:p>
          </table:table-cell>
          <table:table-cell table:formula="of:=IF([.B97]&gt;[.B96];([.B97]-[.B96]+2)*18;0)" office:value-type="float" office:value="0" calcext:value-type="float">
            <text:p>0</text:p>
          </table:table-cell>
          <table:table-cell table:formula="of:=[.B97]*0.2*1.9" office:value-type="float" office:value="78.66" calcext:value-type="float">
            <text:p>78,66</text:p>
          </table:table-cell>
          <table:table-cell table:formula="of:=[.D97]-[.J97]" office:value-type="float" office:value="107.64" calcext:value-type="float">
            <text:p>107,64</text:p>
          </table:table-cell>
          <table:table-cell table:formula="of:=[.H96]+[.G97]" office:value-type="float" office:value="5467.06000000001" calcext:value-type="float">
            <text:p>5467,06000000001</text:p>
          </table:table-cell>
          <table:table-cell table:formula="of:=IF([.H97]&gt;1500;1;0)" office:value-type="float" office:value="1" calcext:value-type="float">
            <text:p>1</text:p>
          </table:table-cell>
          <table:table-cell table:formula="of:=[.E97]+[.F97]" office:value-type="float" office:value="78.66" calcext:value-type="float">
            <text:p>78,6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MOD([.A98];2)=0;IF(MOD([.A98];30)=0;ROUNDDOWN(([.B97]-2)*1.2);[.B97]-2);[.B97])" office:value-type="float" office:value="207" calcext:value-type="float">
            <text:p>207</text:p>
          </table:table-cell>
          <table:table-cell table:formula="of:=IF(MOD([.A98];7)=0;1;0)" office:value-type="float" office:value="0" calcext:value-type="float">
            <text:p>0</text:p>
          </table:table-cell>
          <table:table-cell table:formula="of:=IF([.C98]=0;[.B98]*0.9;0)" office:value-type="float" office:value="186.3" calcext:value-type="float">
            <text:p>186,3</text:p>
          </table:table-cell>
          <table:table-cell table:formula="of:=IF([.B98]&gt;[.B97];([.B98]-[.B97]+2)*18;0)" office:value-type="float" office:value="0" calcext:value-type="float">
            <text:p>0</text:p>
          </table:table-cell>
          <table:table-cell table:formula="of:=[.B98]*0.2*1.9" office:value-type="float" office:value="78.66" calcext:value-type="float">
            <text:p>78,66</text:p>
          </table:table-cell>
          <table:table-cell table:formula="of:=[.D98]-[.J98]" office:value-type="float" office:value="107.64" calcext:value-type="float">
            <text:p>107,64</text:p>
          </table:table-cell>
          <table:table-cell table:formula="of:=[.H97]+[.G98]" office:value-type="float" office:value="5574.70000000001" calcext:value-type="float">
            <text:p>5574,70000000001</text:p>
          </table:table-cell>
          <table:table-cell table:formula="of:=IF([.H98]&gt;1500;1;0)" office:value-type="float" office:value="1" calcext:value-type="float">
            <text:p>1</text:p>
          </table:table-cell>
          <table:table-cell table:formula="of:=[.E98]+[.F98]" office:value-type="float" office:value="78.66" calcext:value-type="float">
            <text:p>78,66</text:p>
          </table:table-cell>
          <table:table-cell table:number-columns-repeated="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formula="of:=IF(MOD([.A99];2)=0;IF(MOD([.A99];30)=0;ROUNDDOWN(([.B98]-2)*1.2);[.B98]-2);[.B98])" office:value-type="float" office:value="205" calcext:value-type="float">
            <text:p>205</text:p>
          </table:table-cell>
          <table:table-cell table:formula="of:=IF(MOD([.A99];7)=0;1;0)" office:value-type="float" office:value="1" calcext:value-type="float">
            <text:p>1</text:p>
          </table:table-cell>
          <table:table-cell table:formula="of:=IF([.C99]=0;[.B99]*0.9;0)" office:value-type="float" office:value="0" calcext:value-type="float">
            <text:p>0</text:p>
          </table:table-cell>
          <table:table-cell table:formula="of:=IF([.B99]&gt;[.B98];([.B99]-[.B98]+2)*18;0)" office:value-type="float" office:value="0" calcext:value-type="float">
            <text:p>0</text:p>
          </table:table-cell>
          <table:table-cell table:formula="of:=[.B99]*0.2*1.9" office:value-type="float" office:value="77.9" calcext:value-type="float">
            <text:p>77,9</text:p>
          </table:table-cell>
          <table:table-cell table:formula="of:=[.D99]-[.J99]" office:value-type="float" office:value="-77.9" calcext:value-type="float">
            <text:p>-77,9</text:p>
          </table:table-cell>
          <table:table-cell table:formula="of:=[.H98]+[.G99]" office:value-type="float" office:value="5496.80000000001" calcext:value-type="float">
            <text:p>5496,80000000001</text:p>
          </table:table-cell>
          <table:table-cell table:formula="of:=IF([.H99]&gt;1500;1;0)" office:value-type="float" office:value="1" calcext:value-type="float">
            <text:p>1</text:p>
          </table:table-cell>
          <table:table-cell table:formula="of:=[.E99]+[.F99]" office:value-type="float" office:value="77.9" calcext:value-type="float">
            <text:p>77,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MOD([.A100];2)=0;IF(MOD([.A100];30)=0;ROUNDDOWN(([.B99]-2)*1.2);[.B99]-2);[.B99])" office:value-type="float" office:value="205" calcext:value-type="float">
            <text:p>205</text:p>
          </table:table-cell>
          <table:table-cell table:formula="of:=IF(MOD([.A100];7)=0;1;0)" office:value-type="float" office:value="0" calcext:value-type="float">
            <text:p>0</text:p>
          </table:table-cell>
          <table:table-cell table:formula="of:=IF([.C100]=0;[.B100]*0.9;0)" office:value-type="float" office:value="184.5" calcext:value-type="float">
            <text:p>184,5</text:p>
          </table:table-cell>
          <table:table-cell table:formula="of:=IF([.B100]&gt;[.B99];([.B100]-[.B99]+2)*18;0)" office:value-type="float" office:value="0" calcext:value-type="float">
            <text:p>0</text:p>
          </table:table-cell>
          <table:table-cell table:formula="of:=[.B100]*0.2*1.9" office:value-type="float" office:value="77.9" calcext:value-type="float">
            <text:p>77,9</text:p>
          </table:table-cell>
          <table:table-cell table:formula="of:=[.D100]-[.J100]" office:value-type="float" office:value="106.6" calcext:value-type="float">
            <text:p>106,6</text:p>
          </table:table-cell>
          <table:table-cell table:formula="of:=[.H99]+[.G100]" office:value-type="float" office:value="5603.40000000001" calcext:value-type="float">
            <text:p>5603,40000000001</text:p>
          </table:table-cell>
          <table:table-cell table:formula="of:=IF([.H100]&gt;1500;1;0)" office:value-type="float" office:value="1" calcext:value-type="float">
            <text:p>1</text:p>
          </table:table-cell>
          <table:table-cell table:formula="of:=[.E100]+[.F100]" office:value-type="float" office:value="77.9" calcext:value-type="float">
            <text:p>77,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MOD([.A101];2)=0;IF(MOD([.A101];30)=0;ROUNDDOWN(([.B100]-2)*1.2);[.B100]-2);[.B100])" office:value-type="float" office:value="203" calcext:value-type="float">
            <text:p>203</text:p>
          </table:table-cell>
          <table:table-cell table:formula="of:=IF(MOD([.A101];7)=0;1;0)" office:value-type="float" office:value="0" calcext:value-type="float">
            <text:p>0</text:p>
          </table:table-cell>
          <table:table-cell table:formula="of:=IF([.C101]=0;[.B101]*0.9;0)" office:value-type="float" office:value="182.7" calcext:value-type="float">
            <text:p>182,7</text:p>
          </table:table-cell>
          <table:table-cell table:formula="of:=IF([.B101]&gt;[.B100];([.B101]-[.B100]+2)*18;0)" office:value-type="float" office:value="0" calcext:value-type="float">
            <text:p>0</text:p>
          </table:table-cell>
          <table:table-cell table:formula="of:=[.B101]*0.2*1.9" office:value-type="float" office:value="77.14" calcext:value-type="float">
            <text:p>77,14</text:p>
          </table:table-cell>
          <table:table-cell table:formula="of:=[.D101]-[.J101]" office:value-type="float" office:value="105.56" calcext:value-type="float">
            <text:p>105,56</text:p>
          </table:table-cell>
          <table:table-cell table:formula="of:=[.H100]+[.G101]" office:value-type="float" office:value="5708.96000000001" calcext:value-type="float">
            <text:p>5708,96000000001</text:p>
          </table:table-cell>
          <table:table-cell table:formula="of:=IF([.H101]&gt;1500;1;0)" office:value-type="float" office:value="1" calcext:value-type="float">
            <text:p>1</text:p>
          </table:table-cell>
          <table:table-cell table:formula="of:=[.E101]+[.F101]" office:value-type="float" office:value="77.14" calcext:value-type="float">
            <text:p>77,1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MOD([.A102];2)=0;IF(MOD([.A102];30)=0;ROUNDDOWN(([.B101]-2)*1.2);[.B101]-2);[.B101])" office:value-type="float" office:value="203" calcext:value-type="float">
            <text:p>203</text:p>
          </table:table-cell>
          <table:table-cell table:formula="of:=IF(MOD([.A102];7)=0;1;0)" office:value-type="float" office:value="0" calcext:value-type="float">
            <text:p>0</text:p>
          </table:table-cell>
          <table:table-cell table:formula="of:=IF([.C102]=0;[.B102]*0.9;0)" office:value-type="float" office:value="182.7" calcext:value-type="float">
            <text:p>182,7</text:p>
          </table:table-cell>
          <table:table-cell table:formula="of:=IF([.B102]&gt;[.B101];([.B102]-[.B101]+2)*18;0)" office:value-type="float" office:value="0" calcext:value-type="float">
            <text:p>0</text:p>
          </table:table-cell>
          <table:table-cell table:formula="of:=[.B102]*0.2*1.9" office:value-type="float" office:value="77.14" calcext:value-type="float">
            <text:p>77,14</text:p>
          </table:table-cell>
          <table:table-cell table:formula="of:=[.D102]-[.J102]" office:value-type="float" office:value="105.56" calcext:value-type="float">
            <text:p>105,56</text:p>
          </table:table-cell>
          <table:table-cell table:formula="of:=[.H101]+[.G102]" office:value-type="float" office:value="5814.52000000001" calcext:value-type="float">
            <text:p>5814,52000000001</text:p>
          </table:table-cell>
          <table:table-cell table:formula="of:=IF([.H102]&gt;1500;1;0)" office:value-type="float" office:value="1" calcext:value-type="float">
            <text:p>1</text:p>
          </table:table-cell>
          <table:table-cell table:formula="of:=[.E102]+[.F102]" office:value-type="float" office:value="77.14" calcext:value-type="float">
            <text:p>77,1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MOD([.A103];2)=0;IF(MOD([.A103];30)=0;ROUNDDOWN(([.B102]-2)*1.2);[.B102]-2);[.B102])" office:value-type="float" office:value="201" calcext:value-type="float">
            <text:p>201</text:p>
          </table:table-cell>
          <table:table-cell table:formula="of:=IF(MOD([.A103];7)=0;1;0)" office:value-type="float" office:value="0" calcext:value-type="float">
            <text:p>0</text:p>
          </table:table-cell>
          <table:table-cell table:formula="of:=IF([.C103]=0;[.B103]*0.9;0)" office:value-type="float" office:value="180.9" calcext:value-type="float">
            <text:p>180,9</text:p>
          </table:table-cell>
          <table:table-cell table:formula="of:=IF([.B103]&gt;[.B102];([.B103]-[.B102]+2)*18;0)" office:value-type="float" office:value="0" calcext:value-type="float">
            <text:p>0</text:p>
          </table:table-cell>
          <table:table-cell table:formula="of:=[.B103]*0.2*1.9" office:value-type="float" office:value="76.38" calcext:value-type="float">
            <text:p>76,38</text:p>
          </table:table-cell>
          <table:table-cell table:formula="of:=[.D103]-[.J103]" office:value-type="float" office:value="104.52" calcext:value-type="float">
            <text:p>104,52</text:p>
          </table:table-cell>
          <table:table-cell table:formula="of:=[.H102]+[.G103]" office:value-type="float" office:value="5919.04000000001" calcext:value-type="float">
            <text:p>5919,04000000001</text:p>
          </table:table-cell>
          <table:table-cell table:formula="of:=IF([.H103]&gt;1500;1;0)" office:value-type="float" office:value="1" calcext:value-type="float">
            <text:p>1</text:p>
          </table:table-cell>
          <table:table-cell table:formula="of:=[.E103]+[.F103]" office:value-type="float" office:value="76.38" calcext:value-type="float">
            <text:p>76,3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MOD([.A104];2)=0;IF(MOD([.A104];30)=0;ROUNDDOWN(([.B103]-2)*1.2);[.B103]-2);[.B103])" office:value-type="float" office:value="201" calcext:value-type="float">
            <text:p>201</text:p>
          </table:table-cell>
          <table:table-cell table:formula="of:=IF(MOD([.A104];7)=0;1;0)" office:value-type="float" office:value="0" calcext:value-type="float">
            <text:p>0</text:p>
          </table:table-cell>
          <table:table-cell table:formula="of:=IF([.C104]=0;[.B104]*0.9;0)" office:value-type="float" office:value="180.9" calcext:value-type="float">
            <text:p>180,9</text:p>
          </table:table-cell>
          <table:table-cell table:formula="of:=IF([.B104]&gt;[.B103];([.B104]-[.B103]+2)*18;0)" office:value-type="float" office:value="0" calcext:value-type="float">
            <text:p>0</text:p>
          </table:table-cell>
          <table:table-cell table:formula="of:=[.B104]*0.2*1.9" office:value-type="float" office:value="76.38" calcext:value-type="float">
            <text:p>76,38</text:p>
          </table:table-cell>
          <table:table-cell table:formula="of:=[.D104]-[.J104]" office:value-type="float" office:value="104.52" calcext:value-type="float">
            <text:p>104,52</text:p>
          </table:table-cell>
          <table:table-cell table:formula="of:=[.H103]+[.G104]" office:value-type="float" office:value="6023.56000000001" calcext:value-type="float">
            <text:p>6023,56000000001</text:p>
          </table:table-cell>
          <table:table-cell table:formula="of:=IF([.H104]&gt;1500;1;0)" office:value-type="float" office:value="1" calcext:value-type="float">
            <text:p>1</text:p>
          </table:table-cell>
          <table:table-cell table:formula="of:=[.E104]+[.F104]" office:value-type="float" office:value="76.38" calcext:value-type="float">
            <text:p>76,38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MOD([.A105];2)=0;IF(MOD([.A105];30)=0;ROUNDDOWN(([.B104]-2)*1.2);[.B104]-2);[.B104])" office:value-type="float" office:value="199" calcext:value-type="float">
            <text:p>199</text:p>
          </table:table-cell>
          <table:table-cell table:formula="of:=IF(MOD([.A105];7)=0;1;0)" office:value-type="float" office:value="0" calcext:value-type="float">
            <text:p>0</text:p>
          </table:table-cell>
          <table:table-cell table:formula="of:=IF([.C105]=0;[.B105]*0.9;0)" office:value-type="float" office:value="179.1" calcext:value-type="float">
            <text:p>179,1</text:p>
          </table:table-cell>
          <table:table-cell table:formula="of:=IF([.B105]&gt;[.B104];([.B105]-[.B104]+2)*18;0)" office:value-type="float" office:value="0" calcext:value-type="float">
            <text:p>0</text:p>
          </table:table-cell>
          <table:table-cell table:formula="of:=[.B105]*0.2*1.9" office:value-type="float" office:value="75.62" calcext:value-type="float">
            <text:p>75,62</text:p>
          </table:table-cell>
          <table:table-cell table:formula="of:=[.D105]-[.J105]" office:value-type="float" office:value="103.48" calcext:value-type="float">
            <text:p>103,48</text:p>
          </table:table-cell>
          <table:table-cell table:formula="of:=[.H104]+[.G105]" office:value-type="float" office:value="6127.04000000001" calcext:value-type="float">
            <text:p>6127,04000000001</text:p>
          </table:table-cell>
          <table:table-cell table:formula="of:=IF([.H105]&gt;1500;1;0)" office:value-type="float" office:value="1" calcext:value-type="float">
            <text:p>1</text:p>
          </table:table-cell>
          <table:table-cell table:formula="of:=[.E105]+[.F105]" office:value-type="float" office:value="75.62" calcext:value-type="float">
            <text:p>75,62</text:p>
          </table:table-cell>
          <table:table-cell table:number-columns-repeated="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formula="of:=IF(MOD([.A106];2)=0;IF(MOD([.A106];30)=0;ROUNDDOWN(([.B105]-2)*1.2);[.B105]-2);[.B105])" office:value-type="float" office:value="199" calcext:value-type="float">
            <text:p>199</text:p>
          </table:table-cell>
          <table:table-cell table:formula="of:=IF(MOD([.A106];7)=0;1;0)" office:value-type="float" office:value="1" calcext:value-type="float">
            <text:p>1</text:p>
          </table:table-cell>
          <table:table-cell table:formula="of:=IF([.C106]=0;[.B106]*0.9;0)" office:value-type="float" office:value="0" calcext:value-type="float">
            <text:p>0</text:p>
          </table:table-cell>
          <table:table-cell table:formula="of:=IF([.B106]&gt;[.B105];([.B106]-[.B105]+2)*18;0)" office:value-type="float" office:value="0" calcext:value-type="float">
            <text:p>0</text:p>
          </table:table-cell>
          <table:table-cell table:formula="of:=[.B106]*0.2*1.9" office:value-type="float" office:value="75.62" calcext:value-type="float">
            <text:p>75,62</text:p>
          </table:table-cell>
          <table:table-cell table:formula="of:=[.D106]-[.J106]" office:value-type="float" office:value="-75.62" calcext:value-type="float">
            <text:p>-75,62</text:p>
          </table:table-cell>
          <table:table-cell table:formula="of:=[.H105]+[.G106]" office:value-type="float" office:value="6051.42000000001" calcext:value-type="float">
            <text:p>6051,42000000001</text:p>
          </table:table-cell>
          <table:table-cell table:formula="of:=IF([.H106]&gt;1500;1;0)" office:value-type="float" office:value="1" calcext:value-type="float">
            <text:p>1</text:p>
          </table:table-cell>
          <table:table-cell table:formula="of:=[.E106]+[.F106]" office:value-type="float" office:value="75.62" calcext:value-type="float">
            <text:p>75,6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MOD([.A107];2)=0;IF(MOD([.A107];30)=0;ROUNDDOWN(([.B106]-2)*1.2);[.B106]-2);[.B106])" office:value-type="float" office:value="197" calcext:value-type="float">
            <text:p>197</text:p>
          </table:table-cell>
          <table:table-cell table:formula="of:=IF(MOD([.A107];7)=0;1;0)" office:value-type="float" office:value="0" calcext:value-type="float">
            <text:p>0</text:p>
          </table:table-cell>
          <table:table-cell table:formula="of:=IF([.C107]=0;[.B107]*0.9;0)" office:value-type="float" office:value="177.3" calcext:value-type="float">
            <text:p>177,3</text:p>
          </table:table-cell>
          <table:table-cell table:formula="of:=IF([.B107]&gt;[.B106];([.B107]-[.B106]+2)*18;0)" office:value-type="float" office:value="0" calcext:value-type="float">
            <text:p>0</text:p>
          </table:table-cell>
          <table:table-cell table:formula="of:=[.B107]*0.2*1.9" office:value-type="float" office:value="74.86" calcext:value-type="float">
            <text:p>74,86</text:p>
          </table:table-cell>
          <table:table-cell table:formula="of:=[.D107]-[.J107]" office:value-type="float" office:value="102.44" calcext:value-type="float">
            <text:p>102,44</text:p>
          </table:table-cell>
          <table:table-cell table:formula="of:=[.H106]+[.G107]" office:value-type="float" office:value="6153.86000000001" calcext:value-type="float">
            <text:p>6153,86000000001</text:p>
          </table:table-cell>
          <table:table-cell table:formula="of:=IF([.H107]&gt;1500;1;0)" office:value-type="float" office:value="1" calcext:value-type="float">
            <text:p>1</text:p>
          </table:table-cell>
          <table:table-cell table:formula="of:=[.E107]+[.F107]" office:value-type="float" office:value="74.86" calcext:value-type="float">
            <text:p>74,8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MOD([.A108];2)=0;IF(MOD([.A108];30)=0;ROUNDDOWN(([.B107]-2)*1.2);[.B107]-2);[.B107])" office:value-type="float" office:value="197" calcext:value-type="float">
            <text:p>197</text:p>
          </table:table-cell>
          <table:table-cell table:formula="of:=IF(MOD([.A108];7)=0;1;0)" office:value-type="float" office:value="0" calcext:value-type="float">
            <text:p>0</text:p>
          </table:table-cell>
          <table:table-cell table:formula="of:=IF([.C108]=0;[.B108]*0.9;0)" office:value-type="float" office:value="177.3" calcext:value-type="float">
            <text:p>177,3</text:p>
          </table:table-cell>
          <table:table-cell table:formula="of:=IF([.B108]&gt;[.B107];([.B108]-[.B107]+2)*18;0)" office:value-type="float" office:value="0" calcext:value-type="float">
            <text:p>0</text:p>
          </table:table-cell>
          <table:table-cell table:formula="of:=[.B108]*0.2*1.9" office:value-type="float" office:value="74.86" calcext:value-type="float">
            <text:p>74,86</text:p>
          </table:table-cell>
          <table:table-cell table:formula="of:=[.D108]-[.J108]" office:value-type="float" office:value="102.44" calcext:value-type="float">
            <text:p>102,44</text:p>
          </table:table-cell>
          <table:table-cell table:formula="of:=[.H107]+[.G108]" office:value-type="float" office:value="6256.30000000001" calcext:value-type="float">
            <text:p>6256,30000000001</text:p>
          </table:table-cell>
          <table:table-cell table:formula="of:=IF([.H108]&gt;1500;1;0)" office:value-type="float" office:value="1" calcext:value-type="float">
            <text:p>1</text:p>
          </table:table-cell>
          <table:table-cell table:formula="of:=[.E108]+[.F108]" office:value-type="float" office:value="74.86" calcext:value-type="float">
            <text:p>74,8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MOD([.A109];2)=0;IF(MOD([.A109];30)=0;ROUNDDOWN(([.B108]-2)*1.2);[.B108]-2);[.B108])" office:value-type="float" office:value="195" calcext:value-type="float">
            <text:p>195</text:p>
          </table:table-cell>
          <table:table-cell table:formula="of:=IF(MOD([.A109];7)=0;1;0)" office:value-type="float" office:value="0" calcext:value-type="float">
            <text:p>0</text:p>
          </table:table-cell>
          <table:table-cell table:formula="of:=IF([.C109]=0;[.B109]*0.9;0)" office:value-type="float" office:value="175.5" calcext:value-type="float">
            <text:p>175,5</text:p>
          </table:table-cell>
          <table:table-cell table:formula="of:=IF([.B109]&gt;[.B108];([.B109]-[.B108]+2)*18;0)" office:value-type="float" office:value="0" calcext:value-type="float">
            <text:p>0</text:p>
          </table:table-cell>
          <table:table-cell table:formula="of:=[.B109]*0.2*1.9" office:value-type="float" office:value="74.1" calcext:value-type="float">
            <text:p>74,1</text:p>
          </table:table-cell>
          <table:table-cell table:formula="of:=[.D109]-[.J109]" office:value-type="float" office:value="101.4" calcext:value-type="float">
            <text:p>101,4</text:p>
          </table:table-cell>
          <table:table-cell table:formula="of:=[.H108]+[.G109]" office:value-type="float" office:value="6357.70000000001" calcext:value-type="float">
            <text:p>6357,70000000001</text:p>
          </table:table-cell>
          <table:table-cell table:formula="of:=IF([.H109]&gt;1500;1;0)" office:value-type="float" office:value="1" calcext:value-type="float">
            <text:p>1</text:p>
          </table:table-cell>
          <table:table-cell table:formula="of:=[.E109]+[.F109]" office:value-type="float" office:value="74.1" calcext:value-type="float">
            <text:p>74,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MOD([.A110];2)=0;IF(MOD([.A110];30)=0;ROUNDDOWN(([.B109]-2)*1.2);[.B109]-2);[.B109])" office:value-type="float" office:value="195" calcext:value-type="float">
            <text:p>195</text:p>
          </table:table-cell>
          <table:table-cell table:formula="of:=IF(MOD([.A110];7)=0;1;0)" office:value-type="float" office:value="0" calcext:value-type="float">
            <text:p>0</text:p>
          </table:table-cell>
          <table:table-cell table:formula="of:=IF([.C110]=0;[.B110]*0.9;0)" office:value-type="float" office:value="175.5" calcext:value-type="float">
            <text:p>175,5</text:p>
          </table:table-cell>
          <table:table-cell table:formula="of:=IF([.B110]&gt;[.B109];([.B110]-[.B109]+2)*18;0)" office:value-type="float" office:value="0" calcext:value-type="float">
            <text:p>0</text:p>
          </table:table-cell>
          <table:table-cell table:formula="of:=[.B110]*0.2*1.9" office:value-type="float" office:value="74.1" calcext:value-type="float">
            <text:p>74,1</text:p>
          </table:table-cell>
          <table:table-cell table:formula="of:=[.D110]-[.J110]" office:value-type="float" office:value="101.4" calcext:value-type="float">
            <text:p>101,4</text:p>
          </table:table-cell>
          <table:table-cell table:formula="of:=[.H109]+[.G110]" office:value-type="float" office:value="6459.10000000001" calcext:value-type="float">
            <text:p>6459,10000000001</text:p>
          </table:table-cell>
          <table:table-cell table:formula="of:=IF([.H110]&gt;1500;1;0)" office:value-type="float" office:value="1" calcext:value-type="float">
            <text:p>1</text:p>
          </table:table-cell>
          <table:table-cell table:formula="of:=[.E110]+[.F110]" office:value-type="float" office:value="74.1" calcext:value-type="float">
            <text:p>74,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MOD([.A111];2)=0;IF(MOD([.A111];30)=0;ROUNDDOWN(([.B110]-2)*1.2);[.B110]-2);[.B110])" office:value-type="float" office:value="193" calcext:value-type="float">
            <text:p>193</text:p>
          </table:table-cell>
          <table:table-cell table:formula="of:=IF(MOD([.A111];7)=0;1;0)" office:value-type="float" office:value="0" calcext:value-type="float">
            <text:p>0</text:p>
          </table:table-cell>
          <table:table-cell table:formula="of:=IF([.C111]=0;[.B111]*0.9;0)" office:value-type="float" office:value="173.7" calcext:value-type="float">
            <text:p>173,7</text:p>
          </table:table-cell>
          <table:table-cell table:formula="of:=IF([.B111]&gt;[.B110];([.B111]-[.B110]+2)*18;0)" office:value-type="float" office:value="0" calcext:value-type="float">
            <text:p>0</text:p>
          </table:table-cell>
          <table:table-cell table:formula="of:=[.B111]*0.2*1.9" office:value-type="float" office:value="73.34" calcext:value-type="float">
            <text:p>73,34</text:p>
          </table:table-cell>
          <table:table-cell table:formula="of:=[.D111]-[.J111]" office:value-type="float" office:value="100.36" calcext:value-type="float">
            <text:p>100,36</text:p>
          </table:table-cell>
          <table:table-cell table:formula="of:=[.H110]+[.G111]" office:value-type="float" office:value="6559.46000000001" calcext:value-type="float">
            <text:p>6559,46000000001</text:p>
          </table:table-cell>
          <table:table-cell table:formula="of:=IF([.H111]&gt;1500;1;0)" office:value-type="float" office:value="1" calcext:value-type="float">
            <text:p>1</text:p>
          </table:table-cell>
          <table:table-cell table:formula="of:=[.E111]+[.F111]" office:value-type="float" office:value="73.34" calcext:value-type="float">
            <text:p>73,3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MOD([.A112];2)=0;IF(MOD([.A112];30)=0;ROUNDDOWN(([.B111]-2)*1.2);[.B111]-2);[.B111])" office:value-type="float" office:value="193" calcext:value-type="float">
            <text:p>193</text:p>
          </table:table-cell>
          <table:table-cell table:formula="of:=IF(MOD([.A112];7)=0;1;0)" office:value-type="float" office:value="0" calcext:value-type="float">
            <text:p>0</text:p>
          </table:table-cell>
          <table:table-cell table:formula="of:=IF([.C112]=0;[.B112]*0.9;0)" office:value-type="float" office:value="173.7" calcext:value-type="float">
            <text:p>173,7</text:p>
          </table:table-cell>
          <table:table-cell table:formula="of:=IF([.B112]&gt;[.B111];([.B112]-[.B111]+2)*18;0)" office:value-type="float" office:value="0" calcext:value-type="float">
            <text:p>0</text:p>
          </table:table-cell>
          <table:table-cell table:formula="of:=[.B112]*0.2*1.9" office:value-type="float" office:value="73.34" calcext:value-type="float">
            <text:p>73,34</text:p>
          </table:table-cell>
          <table:table-cell table:formula="of:=[.D112]-[.J112]" office:value-type="float" office:value="100.36" calcext:value-type="float">
            <text:p>100,36</text:p>
          </table:table-cell>
          <table:table-cell table:formula="of:=[.H111]+[.G112]" office:value-type="float" office:value="6659.82000000001" calcext:value-type="float">
            <text:p>6659,82000000001</text:p>
          </table:table-cell>
          <table:table-cell table:formula="of:=IF([.H112]&gt;1500;1;0)" office:value-type="float" office:value="1" calcext:value-type="float">
            <text:p>1</text:p>
          </table:table-cell>
          <table:table-cell table:formula="of:=[.E112]+[.F112]" office:value-type="float" office:value="73.34" calcext:value-type="float">
            <text:p>73,34</text:p>
          </table:table-cell>
          <table:table-cell table:number-columns-repeated="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formula="of:=IF(MOD([.A113];2)=0;IF(MOD([.A113];30)=0;ROUNDDOWN(([.B112]-2)*1.2);[.B112]-2);[.B112])" office:value-type="float" office:value="191" calcext:value-type="float">
            <text:p>191</text:p>
          </table:table-cell>
          <table:table-cell table:formula="of:=IF(MOD([.A113];7)=0;1;0)" office:value-type="float" office:value="1" calcext:value-type="float">
            <text:p>1</text:p>
          </table:table-cell>
          <table:table-cell table:formula="of:=IF([.C113]=0;[.B113]*0.9;0)" office:value-type="float" office:value="0" calcext:value-type="float">
            <text:p>0</text:p>
          </table:table-cell>
          <table:table-cell table:formula="of:=IF([.B113]&gt;[.B112];([.B113]-[.B112]+2)*18;0)" office:value-type="float" office:value="0" calcext:value-type="float">
            <text:p>0</text:p>
          </table:table-cell>
          <table:table-cell table:formula="of:=[.B113]*0.2*1.9" office:value-type="float" office:value="72.58" calcext:value-type="float">
            <text:p>72,58</text:p>
          </table:table-cell>
          <table:table-cell table:formula="of:=[.D113]-[.J113]" office:value-type="float" office:value="-72.58" calcext:value-type="float">
            <text:p>-72,58</text:p>
          </table:table-cell>
          <table:table-cell table:formula="of:=[.H112]+[.G113]" office:value-type="float" office:value="6587.24000000001" calcext:value-type="float">
            <text:p>6587,24000000001</text:p>
          </table:table-cell>
          <table:table-cell table:formula="of:=IF([.H113]&gt;1500;1;0)" office:value-type="float" office:value="1" calcext:value-type="float">
            <text:p>1</text:p>
          </table:table-cell>
          <table:table-cell table:formula="of:=[.E113]+[.F113]" office:value-type="float" office:value="72.58" calcext:value-type="float">
            <text:p>72,58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MOD([.A114];2)=0;IF(MOD([.A114];30)=0;ROUNDDOWN(([.B113]-2)*1.2);[.B113]-2);[.B113])" office:value-type="float" office:value="191" calcext:value-type="float">
            <text:p>191</text:p>
          </table:table-cell>
          <table:table-cell table:formula="of:=IF(MOD([.A114];7)=0;1;0)" office:value-type="float" office:value="0" calcext:value-type="float">
            <text:p>0</text:p>
          </table:table-cell>
          <table:table-cell table:formula="of:=IF([.C114]=0;[.B114]*0.9;0)" office:value-type="float" office:value="171.9" calcext:value-type="float">
            <text:p>171,9</text:p>
          </table:table-cell>
          <table:table-cell table:formula="of:=IF([.B114]&gt;[.B113];([.B114]-[.B113]+2)*18;0)" office:value-type="float" office:value="0" calcext:value-type="float">
            <text:p>0</text:p>
          </table:table-cell>
          <table:table-cell table:formula="of:=[.B114]*0.2*1.9" office:value-type="float" office:value="72.58" calcext:value-type="float">
            <text:p>72,58</text:p>
          </table:table-cell>
          <table:table-cell table:formula="of:=[.D114]-[.J114]" office:value-type="float" office:value="99.32" calcext:value-type="float">
            <text:p>99,32</text:p>
          </table:table-cell>
          <table:table-cell table:formula="of:=[.H113]+[.G114]" office:value-type="float" office:value="6686.56000000001" calcext:value-type="float">
            <text:p>6686,56000000001</text:p>
          </table:table-cell>
          <table:table-cell table:formula="of:=IF([.H114]&gt;1500;1;0)" office:value-type="float" office:value="1" calcext:value-type="float">
            <text:p>1</text:p>
          </table:table-cell>
          <table:table-cell table:formula="of:=[.E114]+[.F114]" office:value-type="float" office:value="72.58" calcext:value-type="float">
            <text:p>72,5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MOD([.A115];2)=0;IF(MOD([.A115];30)=0;ROUNDDOWN(([.B114]-2)*1.2);[.B114]-2);[.B114])" office:value-type="float" office:value="189" calcext:value-type="float">
            <text:p>189</text:p>
          </table:table-cell>
          <table:table-cell table:formula="of:=IF(MOD([.A115];7)=0;1;0)" office:value-type="float" office:value="0" calcext:value-type="float">
            <text:p>0</text:p>
          </table:table-cell>
          <table:table-cell table:formula="of:=IF([.C115]=0;[.B115]*0.9;0)" office:value-type="float" office:value="170.1" calcext:value-type="float">
            <text:p>170,1</text:p>
          </table:table-cell>
          <table:table-cell table:formula="of:=IF([.B115]&gt;[.B114];([.B115]-[.B114]+2)*18;0)" office:value-type="float" office:value="0" calcext:value-type="float">
            <text:p>0</text:p>
          </table:table-cell>
          <table:table-cell table:formula="of:=[.B115]*0.2*1.9" office:value-type="float" office:value="71.82" calcext:value-type="float">
            <text:p>71,82</text:p>
          </table:table-cell>
          <table:table-cell table:formula="of:=[.D115]-[.J115]" office:value-type="float" office:value="98.28" calcext:value-type="float">
            <text:p>98,28</text:p>
          </table:table-cell>
          <table:table-cell table:formula="of:=[.H114]+[.G115]" office:value-type="float" office:value="6784.84" calcext:value-type="float">
            <text:p>6784,84</text:p>
          </table:table-cell>
          <table:table-cell table:formula="of:=IF([.H115]&gt;1500;1;0)" office:value-type="float" office:value="1" calcext:value-type="float">
            <text:p>1</text:p>
          </table:table-cell>
          <table:table-cell table:formula="of:=[.E115]+[.F115]" office:value-type="float" office:value="71.82" calcext:value-type="float">
            <text:p>71,8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MOD([.A116];2)=0;IF(MOD([.A116];30)=0;ROUNDDOWN(([.B115]-2)*1.2);[.B115]-2);[.B115])" office:value-type="float" office:value="189" calcext:value-type="float">
            <text:p>189</text:p>
          </table:table-cell>
          <table:table-cell table:formula="of:=IF(MOD([.A116];7)=0;1;0)" office:value-type="float" office:value="0" calcext:value-type="float">
            <text:p>0</text:p>
          </table:table-cell>
          <table:table-cell table:formula="of:=IF([.C116]=0;[.B116]*0.9;0)" office:value-type="float" office:value="170.1" calcext:value-type="float">
            <text:p>170,1</text:p>
          </table:table-cell>
          <table:table-cell table:formula="of:=IF([.B116]&gt;[.B115];([.B116]-[.B115]+2)*18;0)" office:value-type="float" office:value="0" calcext:value-type="float">
            <text:p>0</text:p>
          </table:table-cell>
          <table:table-cell table:formula="of:=[.B116]*0.2*1.9" office:value-type="float" office:value="71.82" calcext:value-type="float">
            <text:p>71,82</text:p>
          </table:table-cell>
          <table:table-cell table:formula="of:=[.D116]-[.J116]" office:value-type="float" office:value="98.28" calcext:value-type="float">
            <text:p>98,28</text:p>
          </table:table-cell>
          <table:table-cell table:formula="of:=[.H115]+[.G116]" office:value-type="float" office:value="6883.12" calcext:value-type="float">
            <text:p>6883,12</text:p>
          </table:table-cell>
          <table:table-cell table:formula="of:=IF([.H116]&gt;1500;1;0)" office:value-type="float" office:value="1" calcext:value-type="float">
            <text:p>1</text:p>
          </table:table-cell>
          <table:table-cell table:formula="of:=[.E116]+[.F116]" office:value-type="float" office:value="71.82" calcext:value-type="float">
            <text:p>71,8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MOD([.A117];2)=0;IF(MOD([.A117];30)=0;ROUNDDOWN(([.B116]-2)*1.2);[.B116]-2);[.B116])" office:value-type="float" office:value="187" calcext:value-type="float">
            <text:p>187</text:p>
          </table:table-cell>
          <table:table-cell table:formula="of:=IF(MOD([.A117];7)=0;1;0)" office:value-type="float" office:value="0" calcext:value-type="float">
            <text:p>0</text:p>
          </table:table-cell>
          <table:table-cell table:formula="of:=IF([.C117]=0;[.B117]*0.9;0)" office:value-type="float" office:value="168.3" calcext:value-type="float">
            <text:p>168,3</text:p>
          </table:table-cell>
          <table:table-cell table:formula="of:=IF([.B117]&gt;[.B116];([.B117]-[.B116]+2)*18;0)" office:value-type="float" office:value="0" calcext:value-type="float">
            <text:p>0</text:p>
          </table:table-cell>
          <table:table-cell table:formula="of:=[.B117]*0.2*1.9" office:value-type="float" office:value="71.06" calcext:value-type="float">
            <text:p>71,06</text:p>
          </table:table-cell>
          <table:table-cell table:formula="of:=[.D117]-[.J117]" office:value-type="float" office:value="97.24" calcext:value-type="float">
            <text:p>97,24</text:p>
          </table:table-cell>
          <table:table-cell table:formula="of:=[.H116]+[.G117]" office:value-type="float" office:value="6980.36" calcext:value-type="float">
            <text:p>6980,36</text:p>
          </table:table-cell>
          <table:table-cell table:formula="of:=IF([.H117]&gt;1500;1;0)" office:value-type="float" office:value="1" calcext:value-type="float">
            <text:p>1</text:p>
          </table:table-cell>
          <table:table-cell table:formula="of:=[.E117]+[.F117]" office:value-type="float" office:value="71.06" calcext:value-type="float">
            <text:p>71,0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MOD([.A118];2)=0;IF(MOD([.A118];30)=0;ROUNDDOWN(([.B117]-2)*1.2);[.B117]-2);[.B117])" office:value-type="float" office:value="187" calcext:value-type="float">
            <text:p>187</text:p>
          </table:table-cell>
          <table:table-cell table:formula="of:=IF(MOD([.A118];7)=0;1;0)" office:value-type="float" office:value="0" calcext:value-type="float">
            <text:p>0</text:p>
          </table:table-cell>
          <table:table-cell table:formula="of:=IF([.C118]=0;[.B118]*0.9;0)" office:value-type="float" office:value="168.3" calcext:value-type="float">
            <text:p>168,3</text:p>
          </table:table-cell>
          <table:table-cell table:formula="of:=IF([.B118]&gt;[.B117];([.B118]-[.B117]+2)*18;0)" office:value-type="float" office:value="0" calcext:value-type="float">
            <text:p>0</text:p>
          </table:table-cell>
          <table:table-cell table:formula="of:=[.B118]*0.2*1.9" office:value-type="float" office:value="71.06" calcext:value-type="float">
            <text:p>71,06</text:p>
          </table:table-cell>
          <table:table-cell table:formula="of:=[.D118]-[.J118]" office:value-type="float" office:value="97.24" calcext:value-type="float">
            <text:p>97,24</text:p>
          </table:table-cell>
          <table:table-cell table:formula="of:=[.H117]+[.G118]" office:value-type="float" office:value="7077.6" calcext:value-type="float">
            <text:p>7077,6</text:p>
          </table:table-cell>
          <table:table-cell table:formula="of:=IF([.H118]&gt;1500;1;0)" office:value-type="float" office:value="1" calcext:value-type="float">
            <text:p>1</text:p>
          </table:table-cell>
          <table:table-cell table:formula="of:=[.E118]+[.F118]" office:value-type="float" office:value="71.06" calcext:value-type="float">
            <text:p>71,0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MOD([.A119];2)=0;IF(MOD([.A119];30)=0;ROUNDDOWN(([.B118]-2)*1.2);[.B118]-2);[.B118])" office:value-type="float" office:value="185" calcext:value-type="float">
            <text:p>185</text:p>
          </table:table-cell>
          <table:table-cell table:formula="of:=IF(MOD([.A119];7)=0;1;0)" office:value-type="float" office:value="0" calcext:value-type="float">
            <text:p>0</text:p>
          </table:table-cell>
          <table:table-cell table:formula="of:=IF([.C119]=0;[.B119]*0.9;0)" office:value-type="float" office:value="166.5" calcext:value-type="float">
            <text:p>166,5</text:p>
          </table:table-cell>
          <table:table-cell table:formula="of:=IF([.B119]&gt;[.B118];([.B119]-[.B118]+2)*18;0)" office:value-type="float" office:value="0" calcext:value-type="float">
            <text:p>0</text:p>
          </table:table-cell>
          <table:table-cell table:formula="of:=[.B119]*0.2*1.9" office:value-type="float" office:value="70.3" calcext:value-type="float">
            <text:p>70,3</text:p>
          </table:table-cell>
          <table:table-cell table:formula="of:=[.D119]-[.J119]" office:value-type="float" office:value="96.2" calcext:value-type="float">
            <text:p>96,2</text:p>
          </table:table-cell>
          <table:table-cell table:formula="of:=[.H118]+[.G119]" office:value-type="float" office:value="7173.8" calcext:value-type="float">
            <text:p>7173,8</text:p>
          </table:table-cell>
          <table:table-cell table:formula="of:=IF([.H119]&gt;1500;1;0)" office:value-type="float" office:value="1" calcext:value-type="float">
            <text:p>1</text:p>
          </table:table-cell>
          <table:table-cell table:formula="of:=[.E119]+[.F119]" office:value-type="float" office:value="70.3" calcext:value-type="float">
            <text:p>70,3</text:p>
          </table:table-cell>
          <table:table-cell table:number-columns-repeated="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formula="of:=IF(MOD([.A120];2)=0;IF(MOD([.A120];30)=0;ROUNDDOWN(([.B119]-2)*1.2);[.B119]-2);[.B119])" office:value-type="float" office:value="185" calcext:value-type="float">
            <text:p>185</text:p>
          </table:table-cell>
          <table:table-cell table:formula="of:=IF(MOD([.A120];7)=0;1;0)" office:value-type="float" office:value="1" calcext:value-type="float">
            <text:p>1</text:p>
          </table:table-cell>
          <table:table-cell table:formula="of:=IF([.C120]=0;[.B120]*0.9;0)" office:value-type="float" office:value="0" calcext:value-type="float">
            <text:p>0</text:p>
          </table:table-cell>
          <table:table-cell table:formula="of:=IF([.B120]&gt;[.B119];([.B120]-[.B119]+2)*18;0)" office:value-type="float" office:value="0" calcext:value-type="float">
            <text:p>0</text:p>
          </table:table-cell>
          <table:table-cell table:formula="of:=[.B120]*0.2*1.9" office:value-type="float" office:value="70.3" calcext:value-type="float">
            <text:p>70,3</text:p>
          </table:table-cell>
          <table:table-cell table:formula="of:=[.D120]-[.J120]" office:value-type="float" office:value="-70.3" calcext:value-type="float">
            <text:p>-70,3</text:p>
          </table:table-cell>
          <table:table-cell table:formula="of:=[.H119]+[.G120]" office:value-type="float" office:value="7103.5" calcext:value-type="float">
            <text:p>7103,5</text:p>
          </table:table-cell>
          <table:table-cell table:formula="of:=IF([.H120]&gt;1500;1;0)" office:value-type="float" office:value="1" calcext:value-type="float">
            <text:p>1</text:p>
          </table:table-cell>
          <table:table-cell table:formula="of:=[.E120]+[.F120]" office:value-type="float" office:value="70.3" calcext:value-type="float">
            <text:p>70,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MOD([.A121];2)=0;IF(MOD([.A121];30)=0;ROUNDDOWN(([.B120]-2)*1.2);[.B120]-2);[.B120])" office:value-type="float" office:value="219" calcext:value-type="float">
            <text:p>219</text:p>
          </table:table-cell>
          <table:table-cell table:formula="of:=IF(MOD([.A121];7)=0;1;0)" office:value-type="float" office:value="0" calcext:value-type="float">
            <text:p>0</text:p>
          </table:table-cell>
          <table:table-cell table:formula="of:=IF([.C121]=0;[.B121]*0.9;0)" office:value-type="float" office:value="197.1" calcext:value-type="float">
            <text:p>197,1</text:p>
          </table:table-cell>
          <table:table-cell table:formula="of:=IF([.B121]&gt;[.B120];([.B121]-[.B120]+2)*18;0)" office:value-type="float" office:value="648" calcext:value-type="float">
            <text:p>648</text:p>
          </table:table-cell>
          <table:table-cell table:formula="of:=[.B121]*0.2*1.9" office:value-type="float" office:value="83.22" calcext:value-type="float">
            <text:p>83,22</text:p>
          </table:table-cell>
          <table:table-cell table:formula="of:=[.D121]-[.J121]" office:value-type="float" office:value="-534.12" calcext:value-type="float">
            <text:p>-534,12</text:p>
          </table:table-cell>
          <table:table-cell table:formula="of:=[.H120]+[.G121]" office:value-type="float" office:value="6569.38" calcext:value-type="float">
            <text:p>6569,38</text:p>
          </table:table-cell>
          <table:table-cell table:formula="of:=IF([.H121]&gt;1500;1;0)" office:value-type="float" office:value="1" calcext:value-type="float">
            <text:p>1</text:p>
          </table:table-cell>
          <table:table-cell table:formula="of:=[.E121]+[.F121]" office:value-type="float" office:value="731.22" calcext:value-type="float">
            <text:p>731,22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MOD([.A122];2)=0;IF(MOD([.A122];30)=0;ROUNDDOWN(([.B121]-2)*1.2);[.B121]-2);[.B121])" office:value-type="float" office:value="219" calcext:value-type="float">
            <text:p>219</text:p>
          </table:table-cell>
          <table:table-cell table:formula="of:=IF(MOD([.A122];7)=0;1;0)" office:value-type="float" office:value="0" calcext:value-type="float">
            <text:p>0</text:p>
          </table:table-cell>
          <table:table-cell table:formula="of:=IF([.C122]=0;[.B122]*0.9;0)" office:value-type="float" office:value="197.1" calcext:value-type="float">
            <text:p>197,1</text:p>
          </table:table-cell>
          <table:table-cell table:formula="of:=IF([.B122]&gt;[.B121];([.B122]-[.B121]+2)*18;0)" office:value-type="float" office:value="0" calcext:value-type="float">
            <text:p>0</text:p>
          </table:table-cell>
          <table:table-cell table:formula="of:=[.B122]*0.2*1.9" office:value-type="float" office:value="83.22" calcext:value-type="float">
            <text:p>83,22</text:p>
          </table:table-cell>
          <table:table-cell table:formula="of:=[.D122]-[.J122]" office:value-type="float" office:value="113.88" calcext:value-type="float">
            <text:p>113,88</text:p>
          </table:table-cell>
          <table:table-cell table:formula="of:=[.H121]+[.G122]" office:value-type="float" office:value="6683.26" calcext:value-type="float">
            <text:p>6683,26</text:p>
          </table:table-cell>
          <table:table-cell table:formula="of:=IF([.H122]&gt;1500;1;0)" office:value-type="float" office:value="1" calcext:value-type="float">
            <text:p>1</text:p>
          </table:table-cell>
          <table:table-cell table:formula="of:=[.E122]+[.F122]" office:value-type="float" office:value="83.22" calcext:value-type="float">
            <text:p>83,22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MOD([.A123];2)=0;IF(MOD([.A123];30)=0;ROUNDDOWN(([.B122]-2)*1.2);[.B122]-2);[.B122])" office:value-type="float" office:value="217" calcext:value-type="float">
            <text:p>217</text:p>
          </table:table-cell>
          <table:table-cell table:formula="of:=IF(MOD([.A123];7)=0;1;0)" office:value-type="float" office:value="0" calcext:value-type="float">
            <text:p>0</text:p>
          </table:table-cell>
          <table:table-cell table:formula="of:=IF([.C123]=0;[.B123]*0.9;0)" office:value-type="float" office:value="195.3" calcext:value-type="float">
            <text:p>195,3</text:p>
          </table:table-cell>
          <table:table-cell table:formula="of:=IF([.B123]&gt;[.B122];([.B123]-[.B122]+2)*18;0)" office:value-type="float" office:value="0" calcext:value-type="float">
            <text:p>0</text:p>
          </table:table-cell>
          <table:table-cell table:formula="of:=[.B123]*0.2*1.9" office:value-type="float" office:value="82.46" calcext:value-type="float">
            <text:p>82,46</text:p>
          </table:table-cell>
          <table:table-cell table:formula="of:=[.D123]-[.J123]" office:value-type="float" office:value="112.84" calcext:value-type="float">
            <text:p>112,84</text:p>
          </table:table-cell>
          <table:table-cell table:formula="of:=[.H122]+[.G123]" office:value-type="float" office:value="6796.1" calcext:value-type="float">
            <text:p>6796,1</text:p>
          </table:table-cell>
          <table:table-cell table:formula="of:=IF([.H123]&gt;1500;1;0)" office:value-type="float" office:value="1" calcext:value-type="float">
            <text:p>1</text:p>
          </table:table-cell>
          <table:table-cell table:formula="of:=[.E123]+[.F123]" office:value-type="float" office:value="82.46" calcext:value-type="float">
            <text:p>82,4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MOD([.A124];2)=0;IF(MOD([.A124];30)=0;ROUNDDOWN(([.B123]-2)*1.2);[.B123]-2);[.B123])" office:value-type="float" office:value="217" calcext:value-type="float">
            <text:p>217</text:p>
          </table:table-cell>
          <table:table-cell table:formula="of:=IF(MOD([.A124];7)=0;1;0)" office:value-type="float" office:value="0" calcext:value-type="float">
            <text:p>0</text:p>
          </table:table-cell>
          <table:table-cell table:formula="of:=IF([.C124]=0;[.B124]*0.9;0)" office:value-type="float" office:value="195.3" calcext:value-type="float">
            <text:p>195,3</text:p>
          </table:table-cell>
          <table:table-cell table:formula="of:=IF([.B124]&gt;[.B123];([.B124]-[.B123]+2)*18;0)" office:value-type="float" office:value="0" calcext:value-type="float">
            <text:p>0</text:p>
          </table:table-cell>
          <table:table-cell table:formula="of:=[.B124]*0.2*1.9" office:value-type="float" office:value="82.46" calcext:value-type="float">
            <text:p>82,46</text:p>
          </table:table-cell>
          <table:table-cell table:formula="of:=[.D124]-[.J124]" office:value-type="float" office:value="112.84" calcext:value-type="float">
            <text:p>112,84</text:p>
          </table:table-cell>
          <table:table-cell table:formula="of:=[.H123]+[.G124]" office:value-type="float" office:value="6908.94" calcext:value-type="float">
            <text:p>6908,94</text:p>
          </table:table-cell>
          <table:table-cell table:formula="of:=IF([.H124]&gt;1500;1;0)" office:value-type="float" office:value="1" calcext:value-type="float">
            <text:p>1</text:p>
          </table:table-cell>
          <table:table-cell table:formula="of:=[.E124]+[.F124]" office:value-type="float" office:value="82.46" calcext:value-type="float">
            <text:p>82,46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MOD([.A125];2)=0;IF(MOD([.A125];30)=0;ROUNDDOWN(([.B124]-2)*1.2);[.B124]-2);[.B124])" office:value-type="float" office:value="215" calcext:value-type="float">
            <text:p>215</text:p>
          </table:table-cell>
          <table:table-cell table:formula="of:=IF(MOD([.A125];7)=0;1;0)" office:value-type="float" office:value="0" calcext:value-type="float">
            <text:p>0</text:p>
          </table:table-cell>
          <table:table-cell table:formula="of:=IF([.C125]=0;[.B125]*0.9;0)" office:value-type="float" office:value="193.5" calcext:value-type="float">
            <text:p>193,5</text:p>
          </table:table-cell>
          <table:table-cell table:formula="of:=IF([.B125]&gt;[.B124];([.B125]-[.B124]+2)*18;0)" office:value-type="float" office:value="0" calcext:value-type="float">
            <text:p>0</text:p>
          </table:table-cell>
          <table:table-cell table:formula="of:=[.B125]*0.2*1.9" office:value-type="float" office:value="81.7" calcext:value-type="float">
            <text:p>81,7</text:p>
          </table:table-cell>
          <table:table-cell table:formula="of:=[.D125]-[.J125]" office:value-type="float" office:value="111.8" calcext:value-type="float">
            <text:p>111,8</text:p>
          </table:table-cell>
          <table:table-cell table:formula="of:=[.H124]+[.G125]" office:value-type="float" office:value="7020.74" calcext:value-type="float">
            <text:p>7020,74</text:p>
          </table:table-cell>
          <table:table-cell table:formula="of:=IF([.H125]&gt;1500;1;0)" office:value-type="float" office:value="1" calcext:value-type="float">
            <text:p>1</text:p>
          </table:table-cell>
          <table:table-cell table:formula="of:=[.E125]+[.F125]" office:value-type="float" office:value="81.7" calcext:value-type="float">
            <text:p>81,7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MOD([.A126];2)=0;IF(MOD([.A126];30)=0;ROUNDDOWN(([.B125]-2)*1.2);[.B125]-2);[.B125])" office:value-type="float" office:value="215" calcext:value-type="float">
            <text:p>215</text:p>
          </table:table-cell>
          <table:table-cell table:formula="of:=IF(MOD([.A126];7)=0;1;0)" office:value-type="float" office:value="0" calcext:value-type="float">
            <text:p>0</text:p>
          </table:table-cell>
          <table:table-cell table:formula="of:=IF([.C126]=0;[.B126]*0.9;0)" office:value-type="float" office:value="193.5" calcext:value-type="float">
            <text:p>193,5</text:p>
          </table:table-cell>
          <table:table-cell table:formula="of:=IF([.B126]&gt;[.B125];([.B126]-[.B125]+2)*18;0)" office:value-type="float" office:value="0" calcext:value-type="float">
            <text:p>0</text:p>
          </table:table-cell>
          <table:table-cell table:formula="of:=[.B126]*0.2*1.9" office:value-type="float" office:value="81.7" calcext:value-type="float">
            <text:p>81,7</text:p>
          </table:table-cell>
          <table:table-cell table:formula="of:=[.D126]-[.J126]" office:value-type="float" office:value="111.8" calcext:value-type="float">
            <text:p>111,8</text:p>
          </table:table-cell>
          <table:table-cell table:formula="of:=[.H125]+[.G126]" office:value-type="float" office:value="7132.54" calcext:value-type="float">
            <text:p>7132,54</text:p>
          </table:table-cell>
          <table:table-cell table:formula="of:=IF([.H126]&gt;1500;1;0)" office:value-type="float" office:value="1" calcext:value-type="float">
            <text:p>1</text:p>
          </table:table-cell>
          <table:table-cell table:formula="of:=[.E126]+[.F126]" office:value-type="float" office:value="81.7" calcext:value-type="float">
            <text:p>81,7</text:p>
          </table:table-cell>
          <table:table-cell table:number-columns-repeated="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formula="of:=IF(MOD([.A127];2)=0;IF(MOD([.A127];30)=0;ROUNDDOWN(([.B126]-2)*1.2);[.B126]-2);[.B126])" office:value-type="float" office:value="213" calcext:value-type="float">
            <text:p>213</text:p>
          </table:table-cell>
          <table:table-cell table:formula="of:=IF(MOD([.A127];7)=0;1;0)" office:value-type="float" office:value="1" calcext:value-type="float">
            <text:p>1</text:p>
          </table:table-cell>
          <table:table-cell table:formula="of:=IF([.C127]=0;[.B127]*0.9;0)" office:value-type="float" office:value="0" calcext:value-type="float">
            <text:p>0</text:p>
          </table:table-cell>
          <table:table-cell table:formula="of:=IF([.B127]&gt;[.B126];([.B127]-[.B126]+2)*18;0)" office:value-type="float" office:value="0" calcext:value-type="float">
            <text:p>0</text:p>
          </table:table-cell>
          <table:table-cell table:formula="of:=[.B127]*0.2*1.9" office:value-type="float" office:value="80.94" calcext:value-type="float">
            <text:p>80,94</text:p>
          </table:table-cell>
          <table:table-cell table:formula="of:=[.D127]-[.J127]" office:value-type="float" office:value="-80.94" calcext:value-type="float">
            <text:p>-80,94</text:p>
          </table:table-cell>
          <table:table-cell table:formula="of:=[.H126]+[.G127]" office:value-type="float" office:value="7051.60000000001" calcext:value-type="float">
            <text:p>7051,60000000001</text:p>
          </table:table-cell>
          <table:table-cell table:formula="of:=IF([.H127]&gt;1500;1;0)" office:value-type="float" office:value="1" calcext:value-type="float">
            <text:p>1</text:p>
          </table:table-cell>
          <table:table-cell table:formula="of:=[.E127]+[.F127]" office:value-type="float" office:value="80.94" calcext:value-type="float">
            <text:p>80,94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MOD([.A128];2)=0;IF(MOD([.A128];30)=0;ROUNDDOWN(([.B127]-2)*1.2);[.B127]-2);[.B127])" office:value-type="float" office:value="213" calcext:value-type="float">
            <text:p>213</text:p>
          </table:table-cell>
          <table:table-cell table:formula="of:=IF(MOD([.A128];7)=0;1;0)" office:value-type="float" office:value="0" calcext:value-type="float">
            <text:p>0</text:p>
          </table:table-cell>
          <table:table-cell table:formula="of:=IF([.C128]=0;[.B128]*0.9;0)" office:value-type="float" office:value="191.7" calcext:value-type="float">
            <text:p>191,7</text:p>
          </table:table-cell>
          <table:table-cell table:formula="of:=IF([.B128]&gt;[.B127];([.B128]-[.B127]+2)*18;0)" office:value-type="float" office:value="0" calcext:value-type="float">
            <text:p>0</text:p>
          </table:table-cell>
          <table:table-cell table:formula="of:=[.B128]*0.2*1.9" office:value-type="float" office:value="80.94" calcext:value-type="float">
            <text:p>80,94</text:p>
          </table:table-cell>
          <table:table-cell table:formula="of:=[.D128]-[.J128]" office:value-type="float" office:value="110.76" calcext:value-type="float">
            <text:p>110,76</text:p>
          </table:table-cell>
          <table:table-cell table:formula="of:=[.H127]+[.G128]" office:value-type="float" office:value="7162.36000000001" calcext:value-type="float">
            <text:p>7162,36000000001</text:p>
          </table:table-cell>
          <table:table-cell table:formula="of:=IF([.H128]&gt;1500;1;0)" office:value-type="float" office:value="1" calcext:value-type="float">
            <text:p>1</text:p>
          </table:table-cell>
          <table:table-cell table:formula="of:=[.E128]+[.F128]" office:value-type="float" office:value="80.94" calcext:value-type="float">
            <text:p>80,9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MOD([.A129];2)=0;IF(MOD([.A129];30)=0;ROUNDDOWN(([.B128]-2)*1.2);[.B128]-2);[.B128])" office:value-type="float" office:value="211" calcext:value-type="float">
            <text:p>211</text:p>
          </table:table-cell>
          <table:table-cell table:formula="of:=IF(MOD([.A129];7)=0;1;0)" office:value-type="float" office:value="0" calcext:value-type="float">
            <text:p>0</text:p>
          </table:table-cell>
          <table:table-cell table:formula="of:=IF([.C129]=0;[.B129]*0.9;0)" office:value-type="float" office:value="189.9" calcext:value-type="float">
            <text:p>189,9</text:p>
          </table:table-cell>
          <table:table-cell table:formula="of:=IF([.B129]&gt;[.B128];([.B129]-[.B128]+2)*18;0)" office:value-type="float" office:value="0" calcext:value-type="float">
            <text:p>0</text:p>
          </table:table-cell>
          <table:table-cell table:formula="of:=[.B129]*0.2*1.9" office:value-type="float" office:value="80.18" calcext:value-type="float">
            <text:p>80,18</text:p>
          </table:table-cell>
          <table:table-cell table:formula="of:=[.D129]-[.J129]" office:value-type="float" office:value="109.72" calcext:value-type="float">
            <text:p>109,72</text:p>
          </table:table-cell>
          <table:table-cell table:formula="of:=[.H128]+[.G129]" office:value-type="float" office:value="7272.08000000001" calcext:value-type="float">
            <text:p>7272,08000000001</text:p>
          </table:table-cell>
          <table:table-cell table:formula="of:=IF([.H129]&gt;1500;1;0)" office:value-type="float" office:value="1" calcext:value-type="float">
            <text:p>1</text:p>
          </table:table-cell>
          <table:table-cell table:formula="of:=[.E129]+[.F129]" office:value-type="float" office:value="80.18" calcext:value-type="float">
            <text:p>80,18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MOD([.A130];2)=0;IF(MOD([.A130];30)=0;ROUNDDOWN(([.B129]-2)*1.2);[.B129]-2);[.B129])" office:value-type="float" office:value="211" calcext:value-type="float">
            <text:p>211</text:p>
          </table:table-cell>
          <table:table-cell table:formula="of:=IF(MOD([.A130];7)=0;1;0)" office:value-type="float" office:value="0" calcext:value-type="float">
            <text:p>0</text:p>
          </table:table-cell>
          <table:table-cell table:formula="of:=IF([.C130]=0;[.B130]*0.9;0)" office:value-type="float" office:value="189.9" calcext:value-type="float">
            <text:p>189,9</text:p>
          </table:table-cell>
          <table:table-cell table:formula="of:=IF([.B130]&gt;[.B129];([.B130]-[.B129]+2)*18;0)" office:value-type="float" office:value="0" calcext:value-type="float">
            <text:p>0</text:p>
          </table:table-cell>
          <table:table-cell table:formula="of:=[.B130]*0.2*1.9" office:value-type="float" office:value="80.18" calcext:value-type="float">
            <text:p>80,18</text:p>
          </table:table-cell>
          <table:table-cell table:formula="of:=[.D130]-[.J130]" office:value-type="float" office:value="109.72" calcext:value-type="float">
            <text:p>109,72</text:p>
          </table:table-cell>
          <table:table-cell table:formula="of:=[.H129]+[.G130]" office:value-type="float" office:value="7381.80000000001" calcext:value-type="float">
            <text:p>7381,80000000001</text:p>
          </table:table-cell>
          <table:table-cell table:formula="of:=IF([.H130]&gt;1500;1;0)" office:value-type="float" office:value="1" calcext:value-type="float">
            <text:p>1</text:p>
          </table:table-cell>
          <table:table-cell table:formula="of:=[.E130]+[.F130]" office:value-type="float" office:value="80.18" calcext:value-type="float">
            <text:p>80,1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MOD([.A131];2)=0;IF(MOD([.A131];30)=0;ROUNDDOWN(([.B130]-2)*1.2);[.B130]-2);[.B130])" office:value-type="float" office:value="209" calcext:value-type="float">
            <text:p>209</text:p>
          </table:table-cell>
          <table:table-cell table:formula="of:=IF(MOD([.A131];7)=0;1;0)" office:value-type="float" office:value="0" calcext:value-type="float">
            <text:p>0</text:p>
          </table:table-cell>
          <table:table-cell table:formula="of:=IF([.C131]=0;[.B131]*0.9;0)" office:value-type="float" office:value="188.1" calcext:value-type="float">
            <text:p>188,1</text:p>
          </table:table-cell>
          <table:table-cell table:formula="of:=IF([.B131]&gt;[.B130];([.B131]-[.B130]+2)*18;0)" office:value-type="float" office:value="0" calcext:value-type="float">
            <text:p>0</text:p>
          </table:table-cell>
          <table:table-cell table:formula="of:=[.B131]*0.2*1.9" office:value-type="float" office:value="79.42" calcext:value-type="float">
            <text:p>79,42</text:p>
          </table:table-cell>
          <table:table-cell table:formula="of:=[.D131]-[.J131]" office:value-type="float" office:value="108.68" calcext:value-type="float">
            <text:p>108,68</text:p>
          </table:table-cell>
          <table:table-cell table:formula="of:=[.H130]+[.G131]" office:value-type="float" office:value="7490.48000000001" calcext:value-type="float">
            <text:p>7490,48000000001</text:p>
          </table:table-cell>
          <table:table-cell table:formula="of:=IF([.H131]&gt;1500;1;0)" office:value-type="float" office:value="1" calcext:value-type="float">
            <text:p>1</text:p>
          </table:table-cell>
          <table:table-cell table:formula="of:=[.E131]+[.F131]" office:value-type="float" office:value="79.42" calcext:value-type="float">
            <text:p>79,42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MOD([.A132];2)=0;IF(MOD([.A132];30)=0;ROUNDDOWN(([.B131]-2)*1.2);[.B131]-2);[.B131])" office:value-type="float" office:value="209" calcext:value-type="float">
            <text:p>209</text:p>
          </table:table-cell>
          <table:table-cell table:formula="of:=IF(MOD([.A132];7)=0;1;0)" office:value-type="float" office:value="0" calcext:value-type="float">
            <text:p>0</text:p>
          </table:table-cell>
          <table:table-cell table:formula="of:=IF([.C132]=0;[.B132]*0.9;0)" office:value-type="float" office:value="188.1" calcext:value-type="float">
            <text:p>188,1</text:p>
          </table:table-cell>
          <table:table-cell table:formula="of:=IF([.B132]&gt;[.B131];([.B132]-[.B131]+2)*18;0)" office:value-type="float" office:value="0" calcext:value-type="float">
            <text:p>0</text:p>
          </table:table-cell>
          <table:table-cell table:formula="of:=[.B132]*0.2*1.9" office:value-type="float" office:value="79.42" calcext:value-type="float">
            <text:p>79,42</text:p>
          </table:table-cell>
          <table:table-cell table:formula="of:=[.D132]-[.J132]" office:value-type="float" office:value="108.68" calcext:value-type="float">
            <text:p>108,68</text:p>
          </table:table-cell>
          <table:table-cell table:formula="of:=[.H131]+[.G132]" office:value-type="float" office:value="7599.16000000001" calcext:value-type="float">
            <text:p>7599,16000000001</text:p>
          </table:table-cell>
          <table:table-cell table:formula="of:=IF([.H132]&gt;1500;1;0)" office:value-type="float" office:value="1" calcext:value-type="float">
            <text:p>1</text:p>
          </table:table-cell>
          <table:table-cell table:formula="of:=[.E132]+[.F132]" office:value-type="float" office:value="79.42" calcext:value-type="float">
            <text:p>79,42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MOD([.A133];2)=0;IF(MOD([.A133];30)=0;ROUNDDOWN(([.B132]-2)*1.2);[.B132]-2);[.B132])" office:value-type="float" office:value="207" calcext:value-type="float">
            <text:p>207</text:p>
          </table:table-cell>
          <table:table-cell table:formula="of:=IF(MOD([.A133];7)=0;1;0)" office:value-type="float" office:value="0" calcext:value-type="float">
            <text:p>0</text:p>
          </table:table-cell>
          <table:table-cell table:formula="of:=IF([.C133]=0;[.B133]*0.9;0)" office:value-type="float" office:value="186.3" calcext:value-type="float">
            <text:p>186,3</text:p>
          </table:table-cell>
          <table:table-cell table:formula="of:=IF([.B133]&gt;[.B132];([.B133]-[.B132]+2)*18;0)" office:value-type="float" office:value="0" calcext:value-type="float">
            <text:p>0</text:p>
          </table:table-cell>
          <table:table-cell table:formula="of:=[.B133]*0.2*1.9" office:value-type="float" office:value="78.66" calcext:value-type="float">
            <text:p>78,66</text:p>
          </table:table-cell>
          <table:table-cell table:formula="of:=[.D133]-[.J133]" office:value-type="float" office:value="107.64" calcext:value-type="float">
            <text:p>107,64</text:p>
          </table:table-cell>
          <table:table-cell table:formula="of:=[.H132]+[.G133]" office:value-type="float" office:value="7706.80000000001" calcext:value-type="float">
            <text:p>7706,80000000001</text:p>
          </table:table-cell>
          <table:table-cell table:formula="of:=IF([.H133]&gt;1500;1;0)" office:value-type="float" office:value="1" calcext:value-type="float">
            <text:p>1</text:p>
          </table:table-cell>
          <table:table-cell table:formula="of:=[.E133]+[.F133]" office:value-type="float" office:value="78.66" calcext:value-type="float">
            <text:p>78,66</text:p>
          </table:table-cell>
          <table:table-cell table:number-columns-repeated="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formula="of:=IF(MOD([.A134];2)=0;IF(MOD([.A134];30)=0;ROUNDDOWN(([.B133]-2)*1.2);[.B133]-2);[.B133])" office:value-type="float" office:value="207" calcext:value-type="float">
            <text:p>207</text:p>
          </table:table-cell>
          <table:table-cell table:formula="of:=IF(MOD([.A134];7)=0;1;0)" office:value-type="float" office:value="1" calcext:value-type="float">
            <text:p>1</text:p>
          </table:table-cell>
          <table:table-cell table:formula="of:=IF([.C134]=0;[.B134]*0.9;0)" office:value-type="float" office:value="0" calcext:value-type="float">
            <text:p>0</text:p>
          </table:table-cell>
          <table:table-cell table:formula="of:=IF([.B134]&gt;[.B133];([.B134]-[.B133]+2)*18;0)" office:value-type="float" office:value="0" calcext:value-type="float">
            <text:p>0</text:p>
          </table:table-cell>
          <table:table-cell table:formula="of:=[.B134]*0.2*1.9" office:value-type="float" office:value="78.66" calcext:value-type="float">
            <text:p>78,66</text:p>
          </table:table-cell>
          <table:table-cell table:formula="of:=[.D134]-[.J134]" office:value-type="float" office:value="-78.66" calcext:value-type="float">
            <text:p>-78,66</text:p>
          </table:table-cell>
          <table:table-cell table:formula="of:=[.H133]+[.G134]" office:value-type="float" office:value="7628.14000000001" calcext:value-type="float">
            <text:p>7628,14000000001</text:p>
          </table:table-cell>
          <table:table-cell table:formula="of:=IF([.H134]&gt;1500;1;0)" office:value-type="float" office:value="1" calcext:value-type="float">
            <text:p>1</text:p>
          </table:table-cell>
          <table:table-cell table:formula="of:=[.E134]+[.F134]" office:value-type="float" office:value="78.66" calcext:value-type="float">
            <text:p>78,66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MOD([.A135];2)=0;IF(MOD([.A135];30)=0;ROUNDDOWN(([.B134]-2)*1.2);[.B134]-2);[.B134])" office:value-type="float" office:value="205" calcext:value-type="float">
            <text:p>205</text:p>
          </table:table-cell>
          <table:table-cell table:formula="of:=IF(MOD([.A135];7)=0;1;0)" office:value-type="float" office:value="0" calcext:value-type="float">
            <text:p>0</text:p>
          </table:table-cell>
          <table:table-cell table:formula="of:=IF([.C135]=0;[.B135]*0.9;0)" office:value-type="float" office:value="184.5" calcext:value-type="float">
            <text:p>184,5</text:p>
          </table:table-cell>
          <table:table-cell table:formula="of:=IF([.B135]&gt;[.B134];([.B135]-[.B134]+2)*18;0)" office:value-type="float" office:value="0" calcext:value-type="float">
            <text:p>0</text:p>
          </table:table-cell>
          <table:table-cell table:formula="of:=[.B135]*0.2*1.9" office:value-type="float" office:value="77.9" calcext:value-type="float">
            <text:p>77,9</text:p>
          </table:table-cell>
          <table:table-cell table:formula="of:=[.D135]-[.J135]" office:value-type="float" office:value="106.6" calcext:value-type="float">
            <text:p>106,6</text:p>
          </table:table-cell>
          <table:table-cell table:formula="of:=[.H134]+[.G135]" office:value-type="float" office:value="7734.74000000001" calcext:value-type="float">
            <text:p>7734,74000000001</text:p>
          </table:table-cell>
          <table:table-cell table:formula="of:=IF([.H135]&gt;1500;1;0)" office:value-type="float" office:value="1" calcext:value-type="float">
            <text:p>1</text:p>
          </table:table-cell>
          <table:table-cell table:formula="of:=[.E135]+[.F135]" office:value-type="float" office:value="77.9" calcext:value-type="float">
            <text:p>77,9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MOD([.A136];2)=0;IF(MOD([.A136];30)=0;ROUNDDOWN(([.B135]-2)*1.2);[.B135]-2);[.B135])" office:value-type="float" office:value="205" calcext:value-type="float">
            <text:p>205</text:p>
          </table:table-cell>
          <table:table-cell table:formula="of:=IF(MOD([.A136];7)=0;1;0)" office:value-type="float" office:value="0" calcext:value-type="float">
            <text:p>0</text:p>
          </table:table-cell>
          <table:table-cell table:formula="of:=IF([.C136]=0;[.B136]*0.9;0)" office:value-type="float" office:value="184.5" calcext:value-type="float">
            <text:p>184,5</text:p>
          </table:table-cell>
          <table:table-cell table:formula="of:=IF([.B136]&gt;[.B135];([.B136]-[.B135]+2)*18;0)" office:value-type="float" office:value="0" calcext:value-type="float">
            <text:p>0</text:p>
          </table:table-cell>
          <table:table-cell table:formula="of:=[.B136]*0.2*1.9" office:value-type="float" office:value="77.9" calcext:value-type="float">
            <text:p>77,9</text:p>
          </table:table-cell>
          <table:table-cell table:formula="of:=[.D136]-[.J136]" office:value-type="float" office:value="106.6" calcext:value-type="float">
            <text:p>106,6</text:p>
          </table:table-cell>
          <table:table-cell table:formula="of:=[.H135]+[.G136]" office:value-type="float" office:value="7841.34000000001" calcext:value-type="float">
            <text:p>7841,34000000001</text:p>
          </table:table-cell>
          <table:table-cell table:formula="of:=IF([.H136]&gt;1500;1;0)" office:value-type="float" office:value="1" calcext:value-type="float">
            <text:p>1</text:p>
          </table:table-cell>
          <table:table-cell table:formula="of:=[.E136]+[.F136]" office:value-type="float" office:value="77.9" calcext:value-type="float">
            <text:p>77,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MOD([.A137];2)=0;IF(MOD([.A137];30)=0;ROUNDDOWN(([.B136]-2)*1.2);[.B136]-2);[.B136])" office:value-type="float" office:value="203" calcext:value-type="float">
            <text:p>203</text:p>
          </table:table-cell>
          <table:table-cell table:formula="of:=IF(MOD([.A137];7)=0;1;0)" office:value-type="float" office:value="0" calcext:value-type="float">
            <text:p>0</text:p>
          </table:table-cell>
          <table:table-cell table:formula="of:=IF([.C137]=0;[.B137]*0.9;0)" office:value-type="float" office:value="182.7" calcext:value-type="float">
            <text:p>182,7</text:p>
          </table:table-cell>
          <table:table-cell table:formula="of:=IF([.B137]&gt;[.B136];([.B137]-[.B136]+2)*18;0)" office:value-type="float" office:value="0" calcext:value-type="float">
            <text:p>0</text:p>
          </table:table-cell>
          <table:table-cell table:formula="of:=[.B137]*0.2*1.9" office:value-type="float" office:value="77.14" calcext:value-type="float">
            <text:p>77,14</text:p>
          </table:table-cell>
          <table:table-cell table:formula="of:=[.D137]-[.J137]" office:value-type="float" office:value="105.56" calcext:value-type="float">
            <text:p>105,56</text:p>
          </table:table-cell>
          <table:table-cell table:formula="of:=[.H136]+[.G137]" office:value-type="float" office:value="7946.90000000001" calcext:value-type="float">
            <text:p>7946,90000000001</text:p>
          </table:table-cell>
          <table:table-cell table:formula="of:=IF([.H137]&gt;1500;1;0)" office:value-type="float" office:value="1" calcext:value-type="float">
            <text:p>1</text:p>
          </table:table-cell>
          <table:table-cell table:formula="of:=[.E137]+[.F137]" office:value-type="float" office:value="77.14" calcext:value-type="float">
            <text:p>77,14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MOD([.A138];2)=0;IF(MOD([.A138];30)=0;ROUNDDOWN(([.B137]-2)*1.2);[.B137]-2);[.B137])" office:value-type="float" office:value="203" calcext:value-type="float">
            <text:p>203</text:p>
          </table:table-cell>
          <table:table-cell table:formula="of:=IF(MOD([.A138];7)=0;1;0)" office:value-type="float" office:value="0" calcext:value-type="float">
            <text:p>0</text:p>
          </table:table-cell>
          <table:table-cell table:formula="of:=IF([.C138]=0;[.B138]*0.9;0)" office:value-type="float" office:value="182.7" calcext:value-type="float">
            <text:p>182,7</text:p>
          </table:table-cell>
          <table:table-cell table:formula="of:=IF([.B138]&gt;[.B137];([.B138]-[.B137]+2)*18;0)" office:value-type="float" office:value="0" calcext:value-type="float">
            <text:p>0</text:p>
          </table:table-cell>
          <table:table-cell table:formula="of:=[.B138]*0.2*1.9" office:value-type="float" office:value="77.14" calcext:value-type="float">
            <text:p>77,14</text:p>
          </table:table-cell>
          <table:table-cell table:formula="of:=[.D138]-[.J138]" office:value-type="float" office:value="105.56" calcext:value-type="float">
            <text:p>105,56</text:p>
          </table:table-cell>
          <table:table-cell table:formula="of:=[.H137]+[.G138]" office:value-type="float" office:value="8052.46000000001" calcext:value-type="float">
            <text:p>8052,46000000001</text:p>
          </table:table-cell>
          <table:table-cell table:formula="of:=IF([.H138]&gt;1500;1;0)" office:value-type="float" office:value="1" calcext:value-type="float">
            <text:p>1</text:p>
          </table:table-cell>
          <table:table-cell table:formula="of:=[.E138]+[.F138]" office:value-type="float" office:value="77.14" calcext:value-type="float">
            <text:p>77,1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MOD([.A139];2)=0;IF(MOD([.A139];30)=0;ROUNDDOWN(([.B138]-2)*1.2);[.B138]-2);[.B138])" office:value-type="float" office:value="201" calcext:value-type="float">
            <text:p>201</text:p>
          </table:table-cell>
          <table:table-cell table:formula="of:=IF(MOD([.A139];7)=0;1;0)" office:value-type="float" office:value="0" calcext:value-type="float">
            <text:p>0</text:p>
          </table:table-cell>
          <table:table-cell table:formula="of:=IF([.C139]=0;[.B139]*0.9;0)" office:value-type="float" office:value="180.9" calcext:value-type="float">
            <text:p>180,9</text:p>
          </table:table-cell>
          <table:table-cell table:formula="of:=IF([.B139]&gt;[.B138];([.B139]-[.B138]+2)*18;0)" office:value-type="float" office:value="0" calcext:value-type="float">
            <text:p>0</text:p>
          </table:table-cell>
          <table:table-cell table:formula="of:=[.B139]*0.2*1.9" office:value-type="float" office:value="76.38" calcext:value-type="float">
            <text:p>76,38</text:p>
          </table:table-cell>
          <table:table-cell table:formula="of:=[.D139]-[.J139]" office:value-type="float" office:value="104.52" calcext:value-type="float">
            <text:p>104,52</text:p>
          </table:table-cell>
          <table:table-cell table:formula="of:=[.H138]+[.G139]" office:value-type="float" office:value="8156.98000000001" calcext:value-type="float">
            <text:p>8156,98000000001</text:p>
          </table:table-cell>
          <table:table-cell table:formula="of:=IF([.H139]&gt;1500;1;0)" office:value-type="float" office:value="1" calcext:value-type="float">
            <text:p>1</text:p>
          </table:table-cell>
          <table:table-cell table:formula="of:=[.E139]+[.F139]" office:value-type="float" office:value="76.38" calcext:value-type="float">
            <text:p>76,3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MOD([.A140];2)=0;IF(MOD([.A140];30)=0;ROUNDDOWN(([.B139]-2)*1.2);[.B139]-2);[.B139])" office:value-type="float" office:value="201" calcext:value-type="float">
            <text:p>201</text:p>
          </table:table-cell>
          <table:table-cell table:formula="of:=IF(MOD([.A140];7)=0;1;0)" office:value-type="float" office:value="0" calcext:value-type="float">
            <text:p>0</text:p>
          </table:table-cell>
          <table:table-cell table:formula="of:=IF([.C140]=0;[.B140]*0.9;0)" office:value-type="float" office:value="180.9" calcext:value-type="float">
            <text:p>180,9</text:p>
          </table:table-cell>
          <table:table-cell table:formula="of:=IF([.B140]&gt;[.B139];([.B140]-[.B139]+2)*18;0)" office:value-type="float" office:value="0" calcext:value-type="float">
            <text:p>0</text:p>
          </table:table-cell>
          <table:table-cell table:formula="of:=[.B140]*0.2*1.9" office:value-type="float" office:value="76.38" calcext:value-type="float">
            <text:p>76,38</text:p>
          </table:table-cell>
          <table:table-cell table:formula="of:=[.D140]-[.J140]" office:value-type="float" office:value="104.52" calcext:value-type="float">
            <text:p>104,52</text:p>
          </table:table-cell>
          <table:table-cell table:formula="of:=[.H139]+[.G140]" office:value-type="float" office:value="8261.50000000001" calcext:value-type="float">
            <text:p>8261,50000000001</text:p>
          </table:table-cell>
          <table:table-cell table:formula="of:=IF([.H140]&gt;1500;1;0)" office:value-type="float" office:value="1" calcext:value-type="float">
            <text:p>1</text:p>
          </table:table-cell>
          <table:table-cell table:formula="of:=[.E140]+[.F140]" office:value-type="float" office:value="76.38" calcext:value-type="float">
            <text:p>76,38</text:p>
          </table:table-cell>
          <table:table-cell table:number-columns-repeated="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formula="of:=IF(MOD([.A141];2)=0;IF(MOD([.A141];30)=0;ROUNDDOWN(([.B140]-2)*1.2);[.B140]-2);[.B140])" office:value-type="float" office:value="199" calcext:value-type="float">
            <text:p>199</text:p>
          </table:table-cell>
          <table:table-cell table:formula="of:=IF(MOD([.A141];7)=0;1;0)" office:value-type="float" office:value="1" calcext:value-type="float">
            <text:p>1</text:p>
          </table:table-cell>
          <table:table-cell table:formula="of:=IF([.C141]=0;[.B141]*0.9;0)" office:value-type="float" office:value="0" calcext:value-type="float">
            <text:p>0</text:p>
          </table:table-cell>
          <table:table-cell table:formula="of:=IF([.B141]&gt;[.B140];([.B141]-[.B140]+2)*18;0)" office:value-type="float" office:value="0" calcext:value-type="float">
            <text:p>0</text:p>
          </table:table-cell>
          <table:table-cell table:formula="of:=[.B141]*0.2*1.9" office:value-type="float" office:value="75.62" calcext:value-type="float">
            <text:p>75,62</text:p>
          </table:table-cell>
          <table:table-cell table:formula="of:=[.D141]-[.J141]" office:value-type="float" office:value="-75.62" calcext:value-type="float">
            <text:p>-75,62</text:p>
          </table:table-cell>
          <table:table-cell table:formula="of:=[.H140]+[.G141]" office:value-type="float" office:value="8185.88000000001" calcext:value-type="float">
            <text:p>8185,88000000001</text:p>
          </table:table-cell>
          <table:table-cell table:formula="of:=IF([.H141]&gt;1500;1;0)" office:value-type="float" office:value="1" calcext:value-type="float">
            <text:p>1</text:p>
          </table:table-cell>
          <table:table-cell table:formula="of:=[.E141]+[.F141]" office:value-type="float" office:value="75.62" calcext:value-type="float">
            <text:p>75,62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MOD([.A142];2)=0;IF(MOD([.A142];30)=0;ROUNDDOWN(([.B141]-2)*1.2);[.B141]-2);[.B141])" office:value-type="float" office:value="199" calcext:value-type="float">
            <text:p>199</text:p>
          </table:table-cell>
          <table:table-cell table:formula="of:=IF(MOD([.A142];7)=0;1;0)" office:value-type="float" office:value="0" calcext:value-type="float">
            <text:p>0</text:p>
          </table:table-cell>
          <table:table-cell table:formula="of:=IF([.C142]=0;[.B142]*0.9;0)" office:value-type="float" office:value="179.1" calcext:value-type="float">
            <text:p>179,1</text:p>
          </table:table-cell>
          <table:table-cell table:formula="of:=IF([.B142]&gt;[.B141];([.B142]-[.B141]+2)*18;0)" office:value-type="float" office:value="0" calcext:value-type="float">
            <text:p>0</text:p>
          </table:table-cell>
          <table:table-cell table:formula="of:=[.B142]*0.2*1.9" office:value-type="float" office:value="75.62" calcext:value-type="float">
            <text:p>75,62</text:p>
          </table:table-cell>
          <table:table-cell table:formula="of:=[.D142]-[.J142]" office:value-type="float" office:value="103.48" calcext:value-type="float">
            <text:p>103,48</text:p>
          </table:table-cell>
          <table:table-cell table:formula="of:=[.H141]+[.G142]" office:value-type="float" office:value="8289.36000000001" calcext:value-type="float">
            <text:p>8289,36000000001</text:p>
          </table:table-cell>
          <table:table-cell table:formula="of:=IF([.H142]&gt;1500;1;0)" office:value-type="float" office:value="1" calcext:value-type="float">
            <text:p>1</text:p>
          </table:table-cell>
          <table:table-cell table:formula="of:=[.E142]+[.F142]" office:value-type="float" office:value="75.62" calcext:value-type="float">
            <text:p>75,6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MOD([.A143];2)=0;IF(MOD([.A143];30)=0;ROUNDDOWN(([.B142]-2)*1.2);[.B142]-2);[.B142])" office:value-type="float" office:value="197" calcext:value-type="float">
            <text:p>197</text:p>
          </table:table-cell>
          <table:table-cell table:formula="of:=IF(MOD([.A143];7)=0;1;0)" office:value-type="float" office:value="0" calcext:value-type="float">
            <text:p>0</text:p>
          </table:table-cell>
          <table:table-cell table:formula="of:=IF([.C143]=0;[.B143]*0.9;0)" office:value-type="float" office:value="177.3" calcext:value-type="float">
            <text:p>177,3</text:p>
          </table:table-cell>
          <table:table-cell table:formula="of:=IF([.B143]&gt;[.B142];([.B143]-[.B142]+2)*18;0)" office:value-type="float" office:value="0" calcext:value-type="float">
            <text:p>0</text:p>
          </table:table-cell>
          <table:table-cell table:formula="of:=[.B143]*0.2*1.9" office:value-type="float" office:value="74.86" calcext:value-type="float">
            <text:p>74,86</text:p>
          </table:table-cell>
          <table:table-cell table:formula="of:=[.D143]-[.J143]" office:value-type="float" office:value="102.44" calcext:value-type="float">
            <text:p>102,44</text:p>
          </table:table-cell>
          <table:table-cell table:formula="of:=[.H142]+[.G143]" office:value-type="float" office:value="8391.80000000001" calcext:value-type="float">
            <text:p>8391,80000000001</text:p>
          </table:table-cell>
          <table:table-cell table:formula="of:=IF([.H143]&gt;1500;1;0)" office:value-type="float" office:value="1" calcext:value-type="float">
            <text:p>1</text:p>
          </table:table-cell>
          <table:table-cell table:formula="of:=[.E143]+[.F143]" office:value-type="float" office:value="74.86" calcext:value-type="float">
            <text:p>74,8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MOD([.A144];2)=0;IF(MOD([.A144];30)=0;ROUNDDOWN(([.B143]-2)*1.2);[.B143]-2);[.B143])" office:value-type="float" office:value="197" calcext:value-type="float">
            <text:p>197</text:p>
          </table:table-cell>
          <table:table-cell table:formula="of:=IF(MOD([.A144];7)=0;1;0)" office:value-type="float" office:value="0" calcext:value-type="float">
            <text:p>0</text:p>
          </table:table-cell>
          <table:table-cell table:formula="of:=IF([.C144]=0;[.B144]*0.9;0)" office:value-type="float" office:value="177.3" calcext:value-type="float">
            <text:p>177,3</text:p>
          </table:table-cell>
          <table:table-cell table:formula="of:=IF([.B144]&gt;[.B143];([.B144]-[.B143]+2)*18;0)" office:value-type="float" office:value="0" calcext:value-type="float">
            <text:p>0</text:p>
          </table:table-cell>
          <table:table-cell table:formula="of:=[.B144]*0.2*1.9" office:value-type="float" office:value="74.86" calcext:value-type="float">
            <text:p>74,86</text:p>
          </table:table-cell>
          <table:table-cell table:formula="of:=[.D144]-[.J144]" office:value-type="float" office:value="102.44" calcext:value-type="float">
            <text:p>102,44</text:p>
          </table:table-cell>
          <table:table-cell table:formula="of:=[.H143]+[.G144]" office:value-type="float" office:value="8494.24000000001" calcext:value-type="float">
            <text:p>8494,24000000001</text:p>
          </table:table-cell>
          <table:table-cell table:formula="of:=IF([.H144]&gt;1500;1;0)" office:value-type="float" office:value="1" calcext:value-type="float">
            <text:p>1</text:p>
          </table:table-cell>
          <table:table-cell table:formula="of:=[.E144]+[.F144]" office:value-type="float" office:value="74.86" calcext:value-type="float">
            <text:p>74,8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MOD([.A145];2)=0;IF(MOD([.A145];30)=0;ROUNDDOWN(([.B144]-2)*1.2);[.B144]-2);[.B144])" office:value-type="float" office:value="195" calcext:value-type="float">
            <text:p>195</text:p>
          </table:table-cell>
          <table:table-cell table:formula="of:=IF(MOD([.A145];7)=0;1;0)" office:value-type="float" office:value="0" calcext:value-type="float">
            <text:p>0</text:p>
          </table:table-cell>
          <table:table-cell table:formula="of:=IF([.C145]=0;[.B145]*0.9;0)" office:value-type="float" office:value="175.5" calcext:value-type="float">
            <text:p>175,5</text:p>
          </table:table-cell>
          <table:table-cell table:formula="of:=IF([.B145]&gt;[.B144];([.B145]-[.B144]+2)*18;0)" office:value-type="float" office:value="0" calcext:value-type="float">
            <text:p>0</text:p>
          </table:table-cell>
          <table:table-cell table:formula="of:=[.B145]*0.2*1.9" office:value-type="float" office:value="74.1" calcext:value-type="float">
            <text:p>74,1</text:p>
          </table:table-cell>
          <table:table-cell table:formula="of:=[.D145]-[.J145]" office:value-type="float" office:value="101.4" calcext:value-type="float">
            <text:p>101,4</text:p>
          </table:table-cell>
          <table:table-cell table:formula="of:=[.H144]+[.G145]" office:value-type="float" office:value="8595.64000000001" calcext:value-type="float">
            <text:p>8595,64000000001</text:p>
          </table:table-cell>
          <table:table-cell table:formula="of:=IF([.H145]&gt;1500;1;0)" office:value-type="float" office:value="1" calcext:value-type="float">
            <text:p>1</text:p>
          </table:table-cell>
          <table:table-cell table:formula="of:=[.E145]+[.F145]" office:value-type="float" office:value="74.1" calcext:value-type="float">
            <text:p>74,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MOD([.A146];2)=0;IF(MOD([.A146];30)=0;ROUNDDOWN(([.B145]-2)*1.2);[.B145]-2);[.B145])" office:value-type="float" office:value="195" calcext:value-type="float">
            <text:p>195</text:p>
          </table:table-cell>
          <table:table-cell table:formula="of:=IF(MOD([.A146];7)=0;1;0)" office:value-type="float" office:value="0" calcext:value-type="float">
            <text:p>0</text:p>
          </table:table-cell>
          <table:table-cell table:formula="of:=IF([.C146]=0;[.B146]*0.9;0)" office:value-type="float" office:value="175.5" calcext:value-type="float">
            <text:p>175,5</text:p>
          </table:table-cell>
          <table:table-cell table:formula="of:=IF([.B146]&gt;[.B145];([.B146]-[.B145]+2)*18;0)" office:value-type="float" office:value="0" calcext:value-type="float">
            <text:p>0</text:p>
          </table:table-cell>
          <table:table-cell table:formula="of:=[.B146]*0.2*1.9" office:value-type="float" office:value="74.1" calcext:value-type="float">
            <text:p>74,1</text:p>
          </table:table-cell>
          <table:table-cell table:formula="of:=[.D146]-[.J146]" office:value-type="float" office:value="101.4" calcext:value-type="float">
            <text:p>101,4</text:p>
          </table:table-cell>
          <table:table-cell table:formula="of:=[.H145]+[.G146]" office:value-type="float" office:value="8697.04000000001" calcext:value-type="float">
            <text:p>8697,04000000001</text:p>
          </table:table-cell>
          <table:table-cell table:formula="of:=IF([.H146]&gt;1500;1;0)" office:value-type="float" office:value="1" calcext:value-type="float">
            <text:p>1</text:p>
          </table:table-cell>
          <table:table-cell table:formula="of:=[.E146]+[.F146]" office:value-type="float" office:value="74.1" calcext:value-type="float">
            <text:p>74,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MOD([.A147];2)=0;IF(MOD([.A147];30)=0;ROUNDDOWN(([.B146]-2)*1.2);[.B146]-2);[.B146])" office:value-type="float" office:value="193" calcext:value-type="float">
            <text:p>193</text:p>
          </table:table-cell>
          <table:table-cell table:formula="of:=IF(MOD([.A147];7)=0;1;0)" office:value-type="float" office:value="0" calcext:value-type="float">
            <text:p>0</text:p>
          </table:table-cell>
          <table:table-cell table:formula="of:=IF([.C147]=0;[.B147]*0.9;0)" office:value-type="float" office:value="173.7" calcext:value-type="float">
            <text:p>173,7</text:p>
          </table:table-cell>
          <table:table-cell table:formula="of:=IF([.B147]&gt;[.B146];([.B147]-[.B146]+2)*18;0)" office:value-type="float" office:value="0" calcext:value-type="float">
            <text:p>0</text:p>
          </table:table-cell>
          <table:table-cell table:formula="of:=[.B147]*0.2*1.9" office:value-type="float" office:value="73.34" calcext:value-type="float">
            <text:p>73,34</text:p>
          </table:table-cell>
          <table:table-cell table:formula="of:=[.D147]-[.J147]" office:value-type="float" office:value="100.36" calcext:value-type="float">
            <text:p>100,36</text:p>
          </table:table-cell>
          <table:table-cell table:formula="of:=[.H146]+[.G147]" office:value-type="float" office:value="8797.40000000001" calcext:value-type="float">
            <text:p>8797,40000000001</text:p>
          </table:table-cell>
          <table:table-cell table:formula="of:=IF([.H147]&gt;1500;1;0)" office:value-type="float" office:value="1" calcext:value-type="float">
            <text:p>1</text:p>
          </table:table-cell>
          <table:table-cell table:formula="of:=[.E147]+[.F147]" office:value-type="float" office:value="73.34" calcext:value-type="float">
            <text:p>73,34</text:p>
          </table:table-cell>
          <table:table-cell table:number-columns-repeated="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formula="of:=IF(MOD([.A148];2)=0;IF(MOD([.A148];30)=0;ROUNDDOWN(([.B147]-2)*1.2);[.B147]-2);[.B147])" office:value-type="float" office:value="193" calcext:value-type="float">
            <text:p>193</text:p>
          </table:table-cell>
          <table:table-cell table:formula="of:=IF(MOD([.A148];7)=0;1;0)" office:value-type="float" office:value="1" calcext:value-type="float">
            <text:p>1</text:p>
          </table:table-cell>
          <table:table-cell table:formula="of:=IF([.C148]=0;[.B148]*0.9;0)" office:value-type="float" office:value="0" calcext:value-type="float">
            <text:p>0</text:p>
          </table:table-cell>
          <table:table-cell table:formula="of:=IF([.B148]&gt;[.B147];([.B148]-[.B147]+2)*18;0)" office:value-type="float" office:value="0" calcext:value-type="float">
            <text:p>0</text:p>
          </table:table-cell>
          <table:table-cell table:formula="of:=[.B148]*0.2*1.9" office:value-type="float" office:value="73.34" calcext:value-type="float">
            <text:p>73,34</text:p>
          </table:table-cell>
          <table:table-cell table:formula="of:=[.D148]-[.J148]" office:value-type="float" office:value="-73.34" calcext:value-type="float">
            <text:p>-73,34</text:p>
          </table:table-cell>
          <table:table-cell table:formula="of:=[.H147]+[.G148]" office:value-type="float" office:value="8724.06000000001" calcext:value-type="float">
            <text:p>8724,06000000001</text:p>
          </table:table-cell>
          <table:table-cell table:formula="of:=IF([.H148]&gt;1500;1;0)" office:value-type="float" office:value="1" calcext:value-type="float">
            <text:p>1</text:p>
          </table:table-cell>
          <table:table-cell table:formula="of:=[.E148]+[.F148]" office:value-type="float" office:value="73.34" calcext:value-type="float">
            <text:p>73,3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MOD([.A149];2)=0;IF(MOD([.A149];30)=0;ROUNDDOWN(([.B148]-2)*1.2);[.B148]-2);[.B148])" office:value-type="float" office:value="191" calcext:value-type="float">
            <text:p>191</text:p>
          </table:table-cell>
          <table:table-cell table:formula="of:=IF(MOD([.A149];7)=0;1;0)" office:value-type="float" office:value="0" calcext:value-type="float">
            <text:p>0</text:p>
          </table:table-cell>
          <table:table-cell table:formula="of:=IF([.C149]=0;[.B149]*0.9;0)" office:value-type="float" office:value="171.9" calcext:value-type="float">
            <text:p>171,9</text:p>
          </table:table-cell>
          <table:table-cell table:formula="of:=IF([.B149]&gt;[.B148];([.B149]-[.B148]+2)*18;0)" office:value-type="float" office:value="0" calcext:value-type="float">
            <text:p>0</text:p>
          </table:table-cell>
          <table:table-cell table:formula="of:=[.B149]*0.2*1.9" office:value-type="float" office:value="72.58" calcext:value-type="float">
            <text:p>72,58</text:p>
          </table:table-cell>
          <table:table-cell table:formula="of:=[.D149]-[.J149]" office:value-type="float" office:value="99.32" calcext:value-type="float">
            <text:p>99,32</text:p>
          </table:table-cell>
          <table:table-cell table:formula="of:=[.H148]+[.G149]" office:value-type="float" office:value="8823.38000000001" calcext:value-type="float">
            <text:p>8823,38000000001</text:p>
          </table:table-cell>
          <table:table-cell table:formula="of:=IF([.H149]&gt;1500;1;0)" office:value-type="float" office:value="1" calcext:value-type="float">
            <text:p>1</text:p>
          </table:table-cell>
          <table:table-cell table:formula="of:=[.E149]+[.F149]" office:value-type="float" office:value="72.58" calcext:value-type="float">
            <text:p>72,5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MOD([.A150];2)=0;IF(MOD([.A150];30)=0;ROUNDDOWN(([.B149]-2)*1.2);[.B149]-2);[.B149])" office:value-type="float" office:value="191" calcext:value-type="float">
            <text:p>191</text:p>
          </table:table-cell>
          <table:table-cell table:formula="of:=IF(MOD([.A150];7)=0;1;0)" office:value-type="float" office:value="0" calcext:value-type="float">
            <text:p>0</text:p>
          </table:table-cell>
          <table:table-cell table:formula="of:=IF([.C150]=0;[.B150]*0.9;0)" office:value-type="float" office:value="171.9" calcext:value-type="float">
            <text:p>171,9</text:p>
          </table:table-cell>
          <table:table-cell table:formula="of:=IF([.B150]&gt;[.B149];([.B150]-[.B149]+2)*18;0)" office:value-type="float" office:value="0" calcext:value-type="float">
            <text:p>0</text:p>
          </table:table-cell>
          <table:table-cell table:formula="of:=[.B150]*0.2*1.9" office:value-type="float" office:value="72.58" calcext:value-type="float">
            <text:p>72,58</text:p>
          </table:table-cell>
          <table:table-cell table:formula="of:=[.D150]-[.J150]" office:value-type="float" office:value="99.32" calcext:value-type="float">
            <text:p>99,32</text:p>
          </table:table-cell>
          <table:table-cell table:formula="of:=[.H149]+[.G150]" office:value-type="float" office:value="8922.70000000001" calcext:value-type="float">
            <text:p>8922,70000000001</text:p>
          </table:table-cell>
          <table:table-cell table:formula="of:=IF([.H150]&gt;1500;1;0)" office:value-type="float" office:value="1" calcext:value-type="float">
            <text:p>1</text:p>
          </table:table-cell>
          <table:table-cell table:formula="of:=[.E150]+[.F150]" office:value-type="float" office:value="72.58" calcext:value-type="float">
            <text:p>72,5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MOD([.A151];2)=0;IF(MOD([.A151];30)=0;ROUNDDOWN(([.B150]-2)*1.2);[.B150]-2);[.B150])" office:value-type="float" office:value="226" calcext:value-type="float">
            <text:p>226</text:p>
          </table:table-cell>
          <table:table-cell table:formula="of:=IF(MOD([.A151];7)=0;1;0)" office:value-type="float" office:value="0" calcext:value-type="float">
            <text:p>0</text:p>
          </table:table-cell>
          <table:table-cell table:formula="of:=IF([.C151]=0;[.B151]*0.9;0)" office:value-type="float" office:value="203.4" calcext:value-type="float">
            <text:p>203,4</text:p>
          </table:table-cell>
          <table:table-cell table:formula="of:=IF([.B151]&gt;[.B150];([.B151]-[.B150]+2)*18;0)" office:value-type="float" office:value="666" calcext:value-type="float">
            <text:p>666</text:p>
          </table:table-cell>
          <table:table-cell table:formula="of:=[.B151]*0.2*1.9" office:value-type="float" office:value="85.88" calcext:value-type="float">
            <text:p>85,88</text:p>
          </table:table-cell>
          <table:table-cell table:formula="of:=[.D151]-[.J151]" office:value-type="float" office:value="-548.48" calcext:value-type="float">
            <text:p>-548,48</text:p>
          </table:table-cell>
          <table:table-cell table:formula="of:=[.H150]+[.G151]" office:value-type="float" office:value="8374.22000000001" calcext:value-type="float">
            <text:p>8374,22000000001</text:p>
          </table:table-cell>
          <table:table-cell table:formula="of:=IF([.H151]&gt;1500;1;0)" office:value-type="float" office:value="1" calcext:value-type="float">
            <text:p>1</text:p>
          </table:table-cell>
          <table:table-cell table:formula="of:=[.E151]+[.F151]" office:value-type="float" office:value="751.88" calcext:value-type="float">
            <text:p>751,8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MOD([.A152];2)=0;IF(MOD([.A152];30)=0;ROUNDDOWN(([.B151]-2)*1.2);[.B151]-2);[.B151])" office:value-type="float" office:value="226" calcext:value-type="float">
            <text:p>226</text:p>
          </table:table-cell>
          <table:table-cell table:formula="of:=IF(MOD([.A152];7)=0;1;0)" office:value-type="float" office:value="0" calcext:value-type="float">
            <text:p>0</text:p>
          </table:table-cell>
          <table:table-cell table:formula="of:=IF([.C152]=0;[.B152]*0.9;0)" office:value-type="float" office:value="203.4" calcext:value-type="float">
            <text:p>203,4</text:p>
          </table:table-cell>
          <table:table-cell table:formula="of:=IF([.B152]&gt;[.B151];([.B152]-[.B151]+2)*18;0)" office:value-type="float" office:value="0" calcext:value-type="float">
            <text:p>0</text:p>
          </table:table-cell>
          <table:table-cell table:formula="of:=[.B152]*0.2*1.9" office:value-type="float" office:value="85.88" calcext:value-type="float">
            <text:p>85,88</text:p>
          </table:table-cell>
          <table:table-cell table:formula="of:=[.D152]-[.J152]" office:value-type="float" office:value="117.52" calcext:value-type="float">
            <text:p>117,52</text:p>
          </table:table-cell>
          <table:table-cell table:formula="of:=[.H151]+[.G152]" office:value-type="float" office:value="8491.74000000001" calcext:value-type="float">
            <text:p>8491,74000000001</text:p>
          </table:table-cell>
          <table:table-cell table:formula="of:=IF([.H152]&gt;1500;1;0)" office:value-type="float" office:value="1" calcext:value-type="float">
            <text:p>1</text:p>
          </table:table-cell>
          <table:table-cell table:formula="of:=[.E152]+[.F152]" office:value-type="float" office:value="85.88" calcext:value-type="float">
            <text:p>85,8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MOD([.A153];2)=0;IF(MOD([.A153];30)=0;ROUNDDOWN(([.B152]-2)*1.2);[.B152]-2);[.B152])" office:value-type="float" office:value="224" calcext:value-type="float">
            <text:p>224</text:p>
          </table:table-cell>
          <table:table-cell table:formula="of:=IF(MOD([.A153];7)=0;1;0)" office:value-type="float" office:value="0" calcext:value-type="float">
            <text:p>0</text:p>
          </table:table-cell>
          <table:table-cell table:formula="of:=IF([.C153]=0;[.B153]*0.9;0)" office:value-type="float" office:value="201.6" calcext:value-type="float">
            <text:p>201,6</text:p>
          </table:table-cell>
          <table:table-cell table:formula="of:=IF([.B153]&gt;[.B152];([.B153]-[.B152]+2)*18;0)" office:value-type="float" office:value="0" calcext:value-type="float">
            <text:p>0</text:p>
          </table:table-cell>
          <table:table-cell table:formula="of:=[.B153]*0.2*1.9" office:value-type="float" office:value="85.12" calcext:value-type="float">
            <text:p>85,12</text:p>
          </table:table-cell>
          <table:table-cell table:formula="of:=[.D153]-[.J153]" office:value-type="float" office:value="116.48" calcext:value-type="float">
            <text:p>116,48</text:p>
          </table:table-cell>
          <table:table-cell table:formula="of:=[.H152]+[.G153]" office:value-type="float" office:value="8608.22000000001" calcext:value-type="float">
            <text:p>8608,22000000001</text:p>
          </table:table-cell>
          <table:table-cell table:formula="of:=IF([.H153]&gt;1500;1;0)" office:value-type="float" office:value="1" calcext:value-type="float">
            <text:p>1</text:p>
          </table:table-cell>
          <table:table-cell table:formula="of:=[.E153]+[.F153]" office:value-type="float" office:value="85.12" calcext:value-type="float">
            <text:p>85,1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MOD([.A154];2)=0;IF(MOD([.A154];30)=0;ROUNDDOWN(([.B153]-2)*1.2);[.B153]-2);[.B153])" office:value-type="float" office:value="224" calcext:value-type="float">
            <text:p>224</text:p>
          </table:table-cell>
          <table:table-cell table:formula="of:=IF(MOD([.A154];7)=0;1;0)" office:value-type="float" office:value="0" calcext:value-type="float">
            <text:p>0</text:p>
          </table:table-cell>
          <table:table-cell table:formula="of:=IF([.C154]=0;[.B154]*0.9;0)" office:value-type="float" office:value="201.6" calcext:value-type="float">
            <text:p>201,6</text:p>
          </table:table-cell>
          <table:table-cell table:formula="of:=IF([.B154]&gt;[.B153];([.B154]-[.B153]+2)*18;0)" office:value-type="float" office:value="0" calcext:value-type="float">
            <text:p>0</text:p>
          </table:table-cell>
          <table:table-cell table:formula="of:=[.B154]*0.2*1.9" office:value-type="float" office:value="85.12" calcext:value-type="float">
            <text:p>85,12</text:p>
          </table:table-cell>
          <table:table-cell table:formula="of:=[.D154]-[.J154]" office:value-type="float" office:value="116.48" calcext:value-type="float">
            <text:p>116,48</text:p>
          </table:table-cell>
          <table:table-cell table:formula="of:=[.H153]+[.G154]" office:value-type="float" office:value="8724.70000000001" calcext:value-type="float">
            <text:p>8724,70000000001</text:p>
          </table:table-cell>
          <table:table-cell table:formula="of:=IF([.H154]&gt;1500;1;0)" office:value-type="float" office:value="1" calcext:value-type="float">
            <text:p>1</text:p>
          </table:table-cell>
          <table:table-cell table:formula="of:=[.E154]+[.F154]" office:value-type="float" office:value="85.12" calcext:value-type="float">
            <text:p>85,12</text:p>
          </table:table-cell>
          <table:table-cell table:number-columns-repeated="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formula="of:=IF(MOD([.A155];2)=0;IF(MOD([.A155];30)=0;ROUNDDOWN(([.B154]-2)*1.2);[.B154]-2);[.B154])" office:value-type="float" office:value="222" calcext:value-type="float">
            <text:p>222</text:p>
          </table:table-cell>
          <table:table-cell table:formula="of:=IF(MOD([.A155];7)=0;1;0)" office:value-type="float" office:value="1" calcext:value-type="float">
            <text:p>1</text:p>
          </table:table-cell>
          <table:table-cell table:formula="of:=IF([.C155]=0;[.B155]*0.9;0)" office:value-type="float" office:value="0" calcext:value-type="float">
            <text:p>0</text:p>
          </table:table-cell>
          <table:table-cell table:formula="of:=IF([.B155]&gt;[.B154];([.B155]-[.B154]+2)*18;0)" office:value-type="float" office:value="0" calcext:value-type="float">
            <text:p>0</text:p>
          </table:table-cell>
          <table:table-cell table:formula="of:=[.B155]*0.2*1.9" office:value-type="float" office:value="84.36" calcext:value-type="float">
            <text:p>84,36</text:p>
          </table:table-cell>
          <table:table-cell table:formula="of:=[.D155]-[.J155]" office:value-type="float" office:value="-84.36" calcext:value-type="float">
            <text:p>-84,36</text:p>
          </table:table-cell>
          <table:table-cell table:formula="of:=[.H154]+[.G155]" office:value-type="float" office:value="8640.34000000001" calcext:value-type="float">
            <text:p>8640,34000000001</text:p>
          </table:table-cell>
          <table:table-cell table:formula="of:=IF([.H155]&gt;1500;1;0)" office:value-type="float" office:value="1" calcext:value-type="float">
            <text:p>1</text:p>
          </table:table-cell>
          <table:table-cell table:formula="of:=[.E155]+[.F155]" office:value-type="float" office:value="84.36" calcext:value-type="float">
            <text:p>84,3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MOD([.A156];2)=0;IF(MOD([.A156];30)=0;ROUNDDOWN(([.B155]-2)*1.2);[.B155]-2);[.B155])" office:value-type="float" office:value="222" calcext:value-type="float">
            <text:p>222</text:p>
          </table:table-cell>
          <table:table-cell table:formula="of:=IF(MOD([.A156];7)=0;1;0)" office:value-type="float" office:value="0" calcext:value-type="float">
            <text:p>0</text:p>
          </table:table-cell>
          <table:table-cell table:formula="of:=IF([.C156]=0;[.B156]*0.9;0)" office:value-type="float" office:value="199.8" calcext:value-type="float">
            <text:p>199,8</text:p>
          </table:table-cell>
          <table:table-cell table:formula="of:=IF([.B156]&gt;[.B155];([.B156]-[.B155]+2)*18;0)" office:value-type="float" office:value="0" calcext:value-type="float">
            <text:p>0</text:p>
          </table:table-cell>
          <table:table-cell table:formula="of:=[.B156]*0.2*1.9" office:value-type="float" office:value="84.36" calcext:value-type="float">
            <text:p>84,36</text:p>
          </table:table-cell>
          <table:table-cell table:formula="of:=[.D156]-[.J156]" office:value-type="float" office:value="115.44" calcext:value-type="float">
            <text:p>115,44</text:p>
          </table:table-cell>
          <table:table-cell table:formula="of:=[.H155]+[.G156]" office:value-type="float" office:value="8755.78000000001" calcext:value-type="float">
            <text:p>8755,78000000001</text:p>
          </table:table-cell>
          <table:table-cell table:formula="of:=IF([.H156]&gt;1500;1;0)" office:value-type="float" office:value="1" calcext:value-type="float">
            <text:p>1</text:p>
          </table:table-cell>
          <table:table-cell table:formula="of:=[.E156]+[.F156]" office:value-type="float" office:value="84.36" calcext:value-type="float">
            <text:p>84,36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MOD([.A157];2)=0;IF(MOD([.A157];30)=0;ROUNDDOWN(([.B156]-2)*1.2);[.B156]-2);[.B156])" office:value-type="float" office:value="220" calcext:value-type="float">
            <text:p>220</text:p>
          </table:table-cell>
          <table:table-cell table:formula="of:=IF(MOD([.A157];7)=0;1;0)" office:value-type="float" office:value="0" calcext:value-type="float">
            <text:p>0</text:p>
          </table:table-cell>
          <table:table-cell table:formula="of:=IF([.C157]=0;[.B157]*0.9;0)" office:value-type="float" office:value="198" calcext:value-type="float">
            <text:p>198</text:p>
          </table:table-cell>
          <table:table-cell table:formula="of:=IF([.B157]&gt;[.B156];([.B157]-[.B156]+2)*18;0)" office:value-type="float" office:value="0" calcext:value-type="float">
            <text:p>0</text:p>
          </table:table-cell>
          <table:table-cell table:formula="of:=[.B157]*0.2*1.9" office:value-type="float" office:value="83.6" calcext:value-type="float">
            <text:p>83,6</text:p>
          </table:table-cell>
          <table:table-cell table:formula="of:=[.D157]-[.J157]" office:value-type="float" office:value="114.4" calcext:value-type="float">
            <text:p>114,4</text:p>
          </table:table-cell>
          <table:table-cell table:formula="of:=[.H156]+[.G157]" office:value-type="float" office:value="8870.18000000001" calcext:value-type="float">
            <text:p>8870,18000000001</text:p>
          </table:table-cell>
          <table:table-cell table:formula="of:=IF([.H157]&gt;1500;1;0)" office:value-type="float" office:value="1" calcext:value-type="float">
            <text:p>1</text:p>
          </table:table-cell>
          <table:table-cell table:formula="of:=[.E157]+[.F157]" office:value-type="float" office:value="83.6" calcext:value-type="float">
            <text:p>83,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MOD([.A158];2)=0;IF(MOD([.A158];30)=0;ROUNDDOWN(([.B157]-2)*1.2);[.B157]-2);[.B157])" office:value-type="float" office:value="220" calcext:value-type="float">
            <text:p>220</text:p>
          </table:table-cell>
          <table:table-cell table:formula="of:=IF(MOD([.A158];7)=0;1;0)" office:value-type="float" office:value="0" calcext:value-type="float">
            <text:p>0</text:p>
          </table:table-cell>
          <table:table-cell table:formula="of:=IF([.C158]=0;[.B158]*0.9;0)" office:value-type="float" office:value="198" calcext:value-type="float">
            <text:p>198</text:p>
          </table:table-cell>
          <table:table-cell table:formula="of:=IF([.B158]&gt;[.B157];([.B158]-[.B157]+2)*18;0)" office:value-type="float" office:value="0" calcext:value-type="float">
            <text:p>0</text:p>
          </table:table-cell>
          <table:table-cell table:formula="of:=[.B158]*0.2*1.9" office:value-type="float" office:value="83.6" calcext:value-type="float">
            <text:p>83,6</text:p>
          </table:table-cell>
          <table:table-cell table:formula="of:=[.D158]-[.J158]" office:value-type="float" office:value="114.4" calcext:value-type="float">
            <text:p>114,4</text:p>
          </table:table-cell>
          <table:table-cell table:formula="of:=[.H157]+[.G158]" office:value-type="float" office:value="8984.58000000001" calcext:value-type="float">
            <text:p>8984,58000000001</text:p>
          </table:table-cell>
          <table:table-cell table:formula="of:=IF([.H158]&gt;1500;1;0)" office:value-type="float" office:value="1" calcext:value-type="float">
            <text:p>1</text:p>
          </table:table-cell>
          <table:table-cell table:formula="of:=[.E158]+[.F158]" office:value-type="float" office:value="83.6" calcext:value-type="float">
            <text:p>83,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MOD([.A159];2)=0;IF(MOD([.A159];30)=0;ROUNDDOWN(([.B158]-2)*1.2);[.B158]-2);[.B158])" office:value-type="float" office:value="218" calcext:value-type="float">
            <text:p>218</text:p>
          </table:table-cell>
          <table:table-cell table:formula="of:=IF(MOD([.A159];7)=0;1;0)" office:value-type="float" office:value="0" calcext:value-type="float">
            <text:p>0</text:p>
          </table:table-cell>
          <table:table-cell table:formula="of:=IF([.C159]=0;[.B159]*0.9;0)" office:value-type="float" office:value="196.2" calcext:value-type="float">
            <text:p>196,2</text:p>
          </table:table-cell>
          <table:table-cell table:formula="of:=IF([.B159]&gt;[.B158];([.B159]-[.B158]+2)*18;0)" office:value-type="float" office:value="0" calcext:value-type="float">
            <text:p>0</text:p>
          </table:table-cell>
          <table:table-cell table:formula="of:=[.B159]*0.2*1.9" office:value-type="float" office:value="82.84" calcext:value-type="float">
            <text:p>82,84</text:p>
          </table:table-cell>
          <table:table-cell table:formula="of:=[.D159]-[.J159]" office:value-type="float" office:value="113.36" calcext:value-type="float">
            <text:p>113,36</text:p>
          </table:table-cell>
          <table:table-cell table:formula="of:=[.H158]+[.G159]" office:value-type="float" office:value="9097.94000000001" calcext:value-type="float">
            <text:p>9097,94000000001</text:p>
          </table:table-cell>
          <table:table-cell table:formula="of:=IF([.H159]&gt;1500;1;0)" office:value-type="float" office:value="1" calcext:value-type="float">
            <text:p>1</text:p>
          </table:table-cell>
          <table:table-cell table:formula="of:=[.E159]+[.F159]" office:value-type="float" office:value="82.84" calcext:value-type="float">
            <text:p>82,8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MOD([.A160];2)=0;IF(MOD([.A160];30)=0;ROUNDDOWN(([.B159]-2)*1.2);[.B159]-2);[.B159])" office:value-type="float" office:value="218" calcext:value-type="float">
            <text:p>218</text:p>
          </table:table-cell>
          <table:table-cell table:formula="of:=IF(MOD([.A160];7)=0;1;0)" office:value-type="float" office:value="0" calcext:value-type="float">
            <text:p>0</text:p>
          </table:table-cell>
          <table:table-cell table:formula="of:=IF([.C160]=0;[.B160]*0.9;0)" office:value-type="float" office:value="196.2" calcext:value-type="float">
            <text:p>196,2</text:p>
          </table:table-cell>
          <table:table-cell table:formula="of:=IF([.B160]&gt;[.B159];([.B160]-[.B159]+2)*18;0)" office:value-type="float" office:value="0" calcext:value-type="float">
            <text:p>0</text:p>
          </table:table-cell>
          <table:table-cell table:formula="of:=[.B160]*0.2*1.9" office:value-type="float" office:value="82.84" calcext:value-type="float">
            <text:p>82,84</text:p>
          </table:table-cell>
          <table:table-cell table:formula="of:=[.D160]-[.J160]" office:value-type="float" office:value="113.36" calcext:value-type="float">
            <text:p>113,36</text:p>
          </table:table-cell>
          <table:table-cell table:formula="of:=[.H159]+[.G160]" office:value-type="float" office:value="9211.30000000001" calcext:value-type="float">
            <text:p>9211,30000000001</text:p>
          </table:table-cell>
          <table:table-cell table:formula="of:=IF([.H160]&gt;1500;1;0)" office:value-type="float" office:value="1" calcext:value-type="float">
            <text:p>1</text:p>
          </table:table-cell>
          <table:table-cell table:formula="of:=[.E160]+[.F160]" office:value-type="float" office:value="82.84" calcext:value-type="float">
            <text:p>82,8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MOD([.A161];2)=0;IF(MOD([.A161];30)=0;ROUNDDOWN(([.B160]-2)*1.2);[.B160]-2);[.B160])" office:value-type="float" office:value="216" calcext:value-type="float">
            <text:p>216</text:p>
          </table:table-cell>
          <table:table-cell table:formula="of:=IF(MOD([.A161];7)=0;1;0)" office:value-type="float" office:value="0" calcext:value-type="float">
            <text:p>0</text:p>
          </table:table-cell>
          <table:table-cell table:formula="of:=IF([.C161]=0;[.B161]*0.9;0)" office:value-type="float" office:value="194.4" calcext:value-type="float">
            <text:p>194,4</text:p>
          </table:table-cell>
          <table:table-cell table:formula="of:=IF([.B161]&gt;[.B160];([.B161]-[.B160]+2)*18;0)" office:value-type="float" office:value="0" calcext:value-type="float">
            <text:p>0</text:p>
          </table:table-cell>
          <table:table-cell table:formula="of:=[.B161]*0.2*1.9" office:value-type="float" office:value="82.08" calcext:value-type="float">
            <text:p>82,08</text:p>
          </table:table-cell>
          <table:table-cell table:formula="of:=[.D161]-[.J161]" office:value-type="float" office:value="112.32" calcext:value-type="float">
            <text:p>112,32</text:p>
          </table:table-cell>
          <table:table-cell table:formula="of:=[.H160]+[.G161]" office:value-type="float" office:value="9323.62000000001" calcext:value-type="float">
            <text:p>9323,62000000001</text:p>
          </table:table-cell>
          <table:table-cell table:formula="of:=IF([.H161]&gt;1500;1;0)" office:value-type="float" office:value="1" calcext:value-type="float">
            <text:p>1</text:p>
          </table:table-cell>
          <table:table-cell table:formula="of:=[.E161]+[.F161]" office:value-type="float" office:value="82.08" calcext:value-type="float">
            <text:p>82,08</text:p>
          </table:table-cell>
          <table:table-cell table:number-columns-repeated="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formula="of:=IF(MOD([.A162];2)=0;IF(MOD([.A162];30)=0;ROUNDDOWN(([.B161]-2)*1.2);[.B161]-2);[.B161])" office:value-type="float" office:value="216" calcext:value-type="float">
            <text:p>216</text:p>
          </table:table-cell>
          <table:table-cell table:formula="of:=IF(MOD([.A162];7)=0;1;0)" office:value-type="float" office:value="1" calcext:value-type="float">
            <text:p>1</text:p>
          </table:table-cell>
          <table:table-cell table:formula="of:=IF([.C162]=0;[.B162]*0.9;0)" office:value-type="float" office:value="0" calcext:value-type="float">
            <text:p>0</text:p>
          </table:table-cell>
          <table:table-cell table:formula="of:=IF([.B162]&gt;[.B161];([.B162]-[.B161]+2)*18;0)" office:value-type="float" office:value="0" calcext:value-type="float">
            <text:p>0</text:p>
          </table:table-cell>
          <table:table-cell table:formula="of:=[.B162]*0.2*1.9" office:value-type="float" office:value="82.08" calcext:value-type="float">
            <text:p>82,08</text:p>
          </table:table-cell>
          <table:table-cell table:formula="of:=[.D162]-[.J162]" office:value-type="float" office:value="-82.08" calcext:value-type="float">
            <text:p>-82,08</text:p>
          </table:table-cell>
          <table:table-cell table:formula="of:=[.H161]+[.G162]" office:value-type="float" office:value="9241.54000000001" calcext:value-type="float">
            <text:p>9241,54000000001</text:p>
          </table:table-cell>
          <table:table-cell table:formula="of:=IF([.H162]&gt;1500;1;0)" office:value-type="float" office:value="1" calcext:value-type="float">
            <text:p>1</text:p>
          </table:table-cell>
          <table:table-cell table:formula="of:=[.E162]+[.F162]" office:value-type="float" office:value="82.08" calcext:value-type="float">
            <text:p>82,0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MOD([.A163];2)=0;IF(MOD([.A163];30)=0;ROUNDDOWN(([.B162]-2)*1.2);[.B162]-2);[.B162])" office:value-type="float" office:value="214" calcext:value-type="float">
            <text:p>214</text:p>
          </table:table-cell>
          <table:table-cell table:formula="of:=IF(MOD([.A163];7)=0;1;0)" office:value-type="float" office:value="0" calcext:value-type="float">
            <text:p>0</text:p>
          </table:table-cell>
          <table:table-cell table:formula="of:=IF([.C163]=0;[.B163]*0.9;0)" office:value-type="float" office:value="192.6" calcext:value-type="float">
            <text:p>192,6</text:p>
          </table:table-cell>
          <table:table-cell table:formula="of:=IF([.B163]&gt;[.B162];([.B163]-[.B162]+2)*18;0)" office:value-type="float" office:value="0" calcext:value-type="float">
            <text:p>0</text:p>
          </table:table-cell>
          <table:table-cell table:formula="of:=[.B163]*0.2*1.9" office:value-type="float" office:value="81.32" calcext:value-type="float">
            <text:p>81,32</text:p>
          </table:table-cell>
          <table:table-cell table:formula="of:=[.D163]-[.J163]" office:value-type="float" office:value="111.28" calcext:value-type="float">
            <text:p>111,28</text:p>
          </table:table-cell>
          <table:table-cell table:formula="of:=[.H162]+[.G163]" office:value-type="float" office:value="9352.82000000001" calcext:value-type="float">
            <text:p>9352,82000000001</text:p>
          </table:table-cell>
          <table:table-cell table:formula="of:=IF([.H163]&gt;1500;1;0)" office:value-type="float" office:value="1" calcext:value-type="float">
            <text:p>1</text:p>
          </table:table-cell>
          <table:table-cell table:formula="of:=[.E163]+[.F163]" office:value-type="float" office:value="81.32" calcext:value-type="float">
            <text:p>81,32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MOD([.A164];2)=0;IF(MOD([.A164];30)=0;ROUNDDOWN(([.B163]-2)*1.2);[.B163]-2);[.B163])" office:value-type="float" office:value="214" calcext:value-type="float">
            <text:p>214</text:p>
          </table:table-cell>
          <table:table-cell table:formula="of:=IF(MOD([.A164];7)=0;1;0)" office:value-type="float" office:value="0" calcext:value-type="float">
            <text:p>0</text:p>
          </table:table-cell>
          <table:table-cell table:formula="of:=IF([.C164]=0;[.B164]*0.9;0)" office:value-type="float" office:value="192.6" calcext:value-type="float">
            <text:p>192,6</text:p>
          </table:table-cell>
          <table:table-cell table:formula="of:=IF([.B164]&gt;[.B163];([.B164]-[.B163]+2)*18;0)" office:value-type="float" office:value="0" calcext:value-type="float">
            <text:p>0</text:p>
          </table:table-cell>
          <table:table-cell table:formula="of:=[.B164]*0.2*1.9" office:value-type="float" office:value="81.32" calcext:value-type="float">
            <text:p>81,32</text:p>
          </table:table-cell>
          <table:table-cell table:formula="of:=[.D164]-[.J164]" office:value-type="float" office:value="111.28" calcext:value-type="float">
            <text:p>111,28</text:p>
          </table:table-cell>
          <table:table-cell table:formula="of:=[.H163]+[.G164]" office:value-type="float" office:value="9464.10000000001" calcext:value-type="float">
            <text:p>9464,10000000001</text:p>
          </table:table-cell>
          <table:table-cell table:formula="of:=IF([.H164]&gt;1500;1;0)" office:value-type="float" office:value="1" calcext:value-type="float">
            <text:p>1</text:p>
          </table:table-cell>
          <table:table-cell table:formula="of:=[.E164]+[.F164]" office:value-type="float" office:value="81.32" calcext:value-type="float">
            <text:p>81,3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MOD([.A165];2)=0;IF(MOD([.A165];30)=0;ROUNDDOWN(([.B164]-2)*1.2);[.B164]-2);[.B164])" office:value-type="float" office:value="212" calcext:value-type="float">
            <text:p>212</text:p>
          </table:table-cell>
          <table:table-cell table:formula="of:=IF(MOD([.A165];7)=0;1;0)" office:value-type="float" office:value="0" calcext:value-type="float">
            <text:p>0</text:p>
          </table:table-cell>
          <table:table-cell table:formula="of:=IF([.C165]=0;[.B165]*0.9;0)" office:value-type="float" office:value="190.8" calcext:value-type="float">
            <text:p>190,8</text:p>
          </table:table-cell>
          <table:table-cell table:formula="of:=IF([.B165]&gt;[.B164];([.B165]-[.B164]+2)*18;0)" office:value-type="float" office:value="0" calcext:value-type="float">
            <text:p>0</text:p>
          </table:table-cell>
          <table:table-cell table:formula="of:=[.B165]*0.2*1.9" office:value-type="float" office:value="80.56" calcext:value-type="float">
            <text:p>80,56</text:p>
          </table:table-cell>
          <table:table-cell table:formula="of:=[.D165]-[.J165]" office:value-type="float" office:value="110.24" calcext:value-type="float">
            <text:p>110,24</text:p>
          </table:table-cell>
          <table:table-cell table:formula="of:=[.H164]+[.G165]" office:value-type="float" office:value="9574.34000000001" calcext:value-type="float">
            <text:p>9574,34000000001</text:p>
          </table:table-cell>
          <table:table-cell table:formula="of:=IF([.H165]&gt;1500;1;0)" office:value-type="float" office:value="1" calcext:value-type="float">
            <text:p>1</text:p>
          </table:table-cell>
          <table:table-cell table:formula="of:=[.E165]+[.F165]" office:value-type="float" office:value="80.56" calcext:value-type="float">
            <text:p>80,5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MOD([.A166];2)=0;IF(MOD([.A166];30)=0;ROUNDDOWN(([.B165]-2)*1.2);[.B165]-2);[.B165])" office:value-type="float" office:value="212" calcext:value-type="float">
            <text:p>212</text:p>
          </table:table-cell>
          <table:table-cell table:formula="of:=IF(MOD([.A166];7)=0;1;0)" office:value-type="float" office:value="0" calcext:value-type="float">
            <text:p>0</text:p>
          </table:table-cell>
          <table:table-cell table:formula="of:=IF([.C166]=0;[.B166]*0.9;0)" office:value-type="float" office:value="190.8" calcext:value-type="float">
            <text:p>190,8</text:p>
          </table:table-cell>
          <table:table-cell table:formula="of:=IF([.B166]&gt;[.B165];([.B166]-[.B165]+2)*18;0)" office:value-type="float" office:value="0" calcext:value-type="float">
            <text:p>0</text:p>
          </table:table-cell>
          <table:table-cell table:formula="of:=[.B166]*0.2*1.9" office:value-type="float" office:value="80.56" calcext:value-type="float">
            <text:p>80,56</text:p>
          </table:table-cell>
          <table:table-cell table:formula="of:=[.D166]-[.J166]" office:value-type="float" office:value="110.24" calcext:value-type="float">
            <text:p>110,24</text:p>
          </table:table-cell>
          <table:table-cell table:formula="of:=[.H165]+[.G166]" office:value-type="float" office:value="9684.58000000001" calcext:value-type="float">
            <text:p>9684,58000000001</text:p>
          </table:table-cell>
          <table:table-cell table:formula="of:=IF([.H166]&gt;1500;1;0)" office:value-type="float" office:value="1" calcext:value-type="float">
            <text:p>1</text:p>
          </table:table-cell>
          <table:table-cell table:formula="of:=[.E166]+[.F166]" office:value-type="float" office:value="80.56" calcext:value-type="float">
            <text:p>80,56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MOD([.A167];2)=0;IF(MOD([.A167];30)=0;ROUNDDOWN(([.B166]-2)*1.2);[.B166]-2);[.B166])" office:value-type="float" office:value="210" calcext:value-type="float">
            <text:p>210</text:p>
          </table:table-cell>
          <table:table-cell table:formula="of:=IF(MOD([.A167];7)=0;1;0)" office:value-type="float" office:value="0" calcext:value-type="float">
            <text:p>0</text:p>
          </table:table-cell>
          <table:table-cell table:formula="of:=IF([.C167]=0;[.B167]*0.9;0)" office:value-type="float" office:value="189" calcext:value-type="float">
            <text:p>189</text:p>
          </table:table-cell>
          <table:table-cell table:formula="of:=IF([.B167]&gt;[.B166];([.B167]-[.B166]+2)*18;0)" office:value-type="float" office:value="0" calcext:value-type="float">
            <text:p>0</text:p>
          </table:table-cell>
          <table:table-cell table:formula="of:=[.B167]*0.2*1.9" office:value-type="float" office:value="79.8" calcext:value-type="float">
            <text:p>79,8</text:p>
          </table:table-cell>
          <table:table-cell table:formula="of:=[.D167]-[.J167]" office:value-type="float" office:value="109.2" calcext:value-type="float">
            <text:p>109,2</text:p>
          </table:table-cell>
          <table:table-cell table:formula="of:=[.H166]+[.G167]" office:value-type="float" office:value="9793.78000000001" calcext:value-type="float">
            <text:p>9793,78000000001</text:p>
          </table:table-cell>
          <table:table-cell table:formula="of:=IF([.H167]&gt;1500;1;0)" office:value-type="float" office:value="1" calcext:value-type="float">
            <text:p>1</text:p>
          </table:table-cell>
          <table:table-cell table:formula="of:=[.E167]+[.F167]" office:value-type="float" office:value="79.8" calcext:value-type="float">
            <text:p>79,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MOD([.A168];2)=0;IF(MOD([.A168];30)=0;ROUNDDOWN(([.B167]-2)*1.2);[.B167]-2);[.B167])" office:value-type="float" office:value="210" calcext:value-type="float">
            <text:p>210</text:p>
          </table:table-cell>
          <table:table-cell table:formula="of:=IF(MOD([.A168];7)=0;1;0)" office:value-type="float" office:value="0" calcext:value-type="float">
            <text:p>0</text:p>
          </table:table-cell>
          <table:table-cell table:formula="of:=IF([.C168]=0;[.B168]*0.9;0)" office:value-type="float" office:value="189" calcext:value-type="float">
            <text:p>189</text:p>
          </table:table-cell>
          <table:table-cell table:formula="of:=IF([.B168]&gt;[.B167];([.B168]-[.B167]+2)*18;0)" office:value-type="float" office:value="0" calcext:value-type="float">
            <text:p>0</text:p>
          </table:table-cell>
          <table:table-cell table:formula="of:=[.B168]*0.2*1.9" office:value-type="float" office:value="79.8" calcext:value-type="float">
            <text:p>79,8</text:p>
          </table:table-cell>
          <table:table-cell table:formula="of:=[.D168]-[.J168]" office:value-type="float" office:value="109.2" calcext:value-type="float">
            <text:p>109,2</text:p>
          </table:table-cell>
          <table:table-cell table:formula="of:=[.H167]+[.G168]" office:value-type="float" office:value="9902.98000000001" calcext:value-type="float">
            <text:p>9902,98000000001</text:p>
          </table:table-cell>
          <table:table-cell table:formula="of:=IF([.H168]&gt;1500;1;0)" office:value-type="float" office:value="1" calcext:value-type="float">
            <text:p>1</text:p>
          </table:table-cell>
          <table:table-cell table:formula="of:=[.E168]+[.F168]" office:value-type="float" office:value="79.8" calcext:value-type="float">
            <text:p>79,8</text:p>
          </table:table-cell>
          <table:table-cell table:number-columns-repeated="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formula="of:=IF(MOD([.A169];2)=0;IF(MOD([.A169];30)=0;ROUNDDOWN(([.B168]-2)*1.2);[.B168]-2);[.B168])" office:value-type="float" office:value="208" calcext:value-type="float">
            <text:p>208</text:p>
          </table:table-cell>
          <table:table-cell table:formula="of:=IF(MOD([.A169];7)=0;1;0)" office:value-type="float" office:value="1" calcext:value-type="float">
            <text:p>1</text:p>
          </table:table-cell>
          <table:table-cell table:formula="of:=IF([.C169]=0;[.B169]*0.9;0)" office:value-type="float" office:value="0" calcext:value-type="float">
            <text:p>0</text:p>
          </table:table-cell>
          <table:table-cell table:formula="of:=IF([.B169]&gt;[.B168];([.B169]-[.B168]+2)*18;0)" office:value-type="float" office:value="0" calcext:value-type="float">
            <text:p>0</text:p>
          </table:table-cell>
          <table:table-cell table:formula="of:=[.B169]*0.2*1.9" office:value-type="float" office:value="79.04" calcext:value-type="float">
            <text:p>79,04</text:p>
          </table:table-cell>
          <table:table-cell table:formula="of:=[.D169]-[.J169]" office:value-type="float" office:value="-79.04" calcext:value-type="float">
            <text:p>-79,04</text:p>
          </table:table-cell>
          <table:table-cell table:formula="of:=[.H168]+[.G169]" office:value-type="float" office:value="9823.94000000001" calcext:value-type="float">
            <text:p>9823,94000000001</text:p>
          </table:table-cell>
          <table:table-cell table:formula="of:=IF([.H169]&gt;1500;1;0)" office:value-type="float" office:value="1" calcext:value-type="float">
            <text:p>1</text:p>
          </table:table-cell>
          <table:table-cell table:formula="of:=[.E169]+[.F169]" office:value-type="float" office:value="79.04" calcext:value-type="float">
            <text:p>79,04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MOD([.A170];2)=0;IF(MOD([.A170];30)=0;ROUNDDOWN(([.B169]-2)*1.2);[.B169]-2);[.B169])" office:value-type="float" office:value="208" calcext:value-type="float">
            <text:p>208</text:p>
          </table:table-cell>
          <table:table-cell table:formula="of:=IF(MOD([.A170];7)=0;1;0)" office:value-type="float" office:value="0" calcext:value-type="float">
            <text:p>0</text:p>
          </table:table-cell>
          <table:table-cell table:formula="of:=IF([.C170]=0;[.B170]*0.9;0)" office:value-type="float" office:value="187.2" calcext:value-type="float">
            <text:p>187,2</text:p>
          </table:table-cell>
          <table:table-cell table:formula="of:=IF([.B170]&gt;[.B169];([.B170]-[.B169]+2)*18;0)" office:value-type="float" office:value="0" calcext:value-type="float">
            <text:p>0</text:p>
          </table:table-cell>
          <table:table-cell table:formula="of:=[.B170]*0.2*1.9" office:value-type="float" office:value="79.04" calcext:value-type="float">
            <text:p>79,04</text:p>
          </table:table-cell>
          <table:table-cell table:formula="of:=[.D170]-[.J170]" office:value-type="float" office:value="108.16" calcext:value-type="float">
            <text:p>108,16</text:p>
          </table:table-cell>
          <table:table-cell table:formula="of:=[.H169]+[.G170]" office:value-type="float" office:value="9932.10000000001" calcext:value-type="float">
            <text:p>9932,10000000001</text:p>
          </table:table-cell>
          <table:table-cell table:formula="of:=IF([.H170]&gt;1500;1;0)" office:value-type="float" office:value="1" calcext:value-type="float">
            <text:p>1</text:p>
          </table:table-cell>
          <table:table-cell table:formula="of:=[.E170]+[.F170]" office:value-type="float" office:value="79.04" calcext:value-type="float">
            <text:p>79,0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MOD([.A171];2)=0;IF(MOD([.A171];30)=0;ROUNDDOWN(([.B170]-2)*1.2);[.B170]-2);[.B170])" office:value-type="float" office:value="206" calcext:value-type="float">
            <text:p>206</text:p>
          </table:table-cell>
          <table:table-cell table:formula="of:=IF(MOD([.A171];7)=0;1;0)" office:value-type="float" office:value="0" calcext:value-type="float">
            <text:p>0</text:p>
          </table:table-cell>
          <table:table-cell table:formula="of:=IF([.C171]=0;[.B171]*0.9;0)" office:value-type="float" office:value="185.4" calcext:value-type="float">
            <text:p>185,4</text:p>
          </table:table-cell>
          <table:table-cell table:formula="of:=IF([.B171]&gt;[.B170];([.B171]-[.B170]+2)*18;0)" office:value-type="float" office:value="0" calcext:value-type="float">
            <text:p>0</text:p>
          </table:table-cell>
          <table:table-cell table:formula="of:=[.B171]*0.2*1.9" office:value-type="float" office:value="78.28" calcext:value-type="float">
            <text:p>78,28</text:p>
          </table:table-cell>
          <table:table-cell table:formula="of:=[.D171]-[.J171]" office:value-type="float" office:value="107.12" calcext:value-type="float">
            <text:p>107,12</text:p>
          </table:table-cell>
          <table:table-cell table:formula="of:=[.H170]+[.G171]" office:value-type="float" office:value="10039.22" calcext:value-type="float">
            <text:p>10039,22</text:p>
          </table:table-cell>
          <table:table-cell table:formula="of:=IF([.H171]&gt;1500;1;0)" office:value-type="float" office:value="1" calcext:value-type="float">
            <text:p>1</text:p>
          </table:table-cell>
          <table:table-cell table:formula="of:=[.E171]+[.F171]" office:value-type="float" office:value="78.28" calcext:value-type="float">
            <text:p>78,2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MOD([.A172];2)=0;IF(MOD([.A172];30)=0;ROUNDDOWN(([.B171]-2)*1.2);[.B171]-2);[.B171])" office:value-type="float" office:value="206" calcext:value-type="float">
            <text:p>206</text:p>
          </table:table-cell>
          <table:table-cell table:formula="of:=IF(MOD([.A172];7)=0;1;0)" office:value-type="float" office:value="0" calcext:value-type="float">
            <text:p>0</text:p>
          </table:table-cell>
          <table:table-cell table:formula="of:=IF([.C172]=0;[.B172]*0.9;0)" office:value-type="float" office:value="185.4" calcext:value-type="float">
            <text:p>185,4</text:p>
          </table:table-cell>
          <table:table-cell table:formula="of:=IF([.B172]&gt;[.B171];([.B172]-[.B171]+2)*18;0)" office:value-type="float" office:value="0" calcext:value-type="float">
            <text:p>0</text:p>
          </table:table-cell>
          <table:table-cell table:formula="of:=[.B172]*0.2*1.9" office:value-type="float" office:value="78.28" calcext:value-type="float">
            <text:p>78,28</text:p>
          </table:table-cell>
          <table:table-cell table:formula="of:=[.D172]-[.J172]" office:value-type="float" office:value="107.12" calcext:value-type="float">
            <text:p>107,12</text:p>
          </table:table-cell>
          <table:table-cell table:formula="of:=[.H171]+[.G172]" office:value-type="float" office:value="10146.34" calcext:value-type="float">
            <text:p>10146,34</text:p>
          </table:table-cell>
          <table:table-cell table:formula="of:=IF([.H172]&gt;1500;1;0)" office:value-type="float" office:value="1" calcext:value-type="float">
            <text:p>1</text:p>
          </table:table-cell>
          <table:table-cell table:formula="of:=[.E172]+[.F172]" office:value-type="float" office:value="78.28" calcext:value-type="float">
            <text:p>78,28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MOD([.A173];2)=0;IF(MOD([.A173];30)=0;ROUNDDOWN(([.B172]-2)*1.2);[.B172]-2);[.B172])" office:value-type="float" office:value="204" calcext:value-type="float">
            <text:p>204</text:p>
          </table:table-cell>
          <table:table-cell table:formula="of:=IF(MOD([.A173];7)=0;1;0)" office:value-type="float" office:value="0" calcext:value-type="float">
            <text:p>0</text:p>
          </table:table-cell>
          <table:table-cell table:formula="of:=IF([.C173]=0;[.B173]*0.9;0)" office:value-type="float" office:value="183.6" calcext:value-type="float">
            <text:p>183,6</text:p>
          </table:table-cell>
          <table:table-cell table:formula="of:=IF([.B173]&gt;[.B172];([.B173]-[.B172]+2)*18;0)" office:value-type="float" office:value="0" calcext:value-type="float">
            <text:p>0</text:p>
          </table:table-cell>
          <table:table-cell table:formula="of:=[.B173]*0.2*1.9" office:value-type="float" office:value="77.52" calcext:value-type="float">
            <text:p>77,52</text:p>
          </table:table-cell>
          <table:table-cell table:formula="of:=[.D173]-[.J173]" office:value-type="float" office:value="106.08" calcext:value-type="float">
            <text:p>106,08</text:p>
          </table:table-cell>
          <table:table-cell table:formula="of:=[.H172]+[.G173]" office:value-type="float" office:value="10252.42" calcext:value-type="float">
            <text:p>10252,42</text:p>
          </table:table-cell>
          <table:table-cell table:formula="of:=IF([.H173]&gt;1500;1;0)" office:value-type="float" office:value="1" calcext:value-type="float">
            <text:p>1</text:p>
          </table:table-cell>
          <table:table-cell table:formula="of:=[.E173]+[.F173]" office:value-type="float" office:value="77.52" calcext:value-type="float">
            <text:p>77,5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MOD([.A174];2)=0;IF(MOD([.A174];30)=0;ROUNDDOWN(([.B173]-2)*1.2);[.B173]-2);[.B173])" office:value-type="float" office:value="204" calcext:value-type="float">
            <text:p>204</text:p>
          </table:table-cell>
          <table:table-cell table:formula="of:=IF(MOD([.A174];7)=0;1;0)" office:value-type="float" office:value="0" calcext:value-type="float">
            <text:p>0</text:p>
          </table:table-cell>
          <table:table-cell table:formula="of:=IF([.C174]=0;[.B174]*0.9;0)" office:value-type="float" office:value="183.6" calcext:value-type="float">
            <text:p>183,6</text:p>
          </table:table-cell>
          <table:table-cell table:formula="of:=IF([.B174]&gt;[.B173];([.B174]-[.B173]+2)*18;0)" office:value-type="float" office:value="0" calcext:value-type="float">
            <text:p>0</text:p>
          </table:table-cell>
          <table:table-cell table:formula="of:=[.B174]*0.2*1.9" office:value-type="float" office:value="77.52" calcext:value-type="float">
            <text:p>77,52</text:p>
          </table:table-cell>
          <table:table-cell table:formula="of:=[.D174]-[.J174]" office:value-type="float" office:value="106.08" calcext:value-type="float">
            <text:p>106,08</text:p>
          </table:table-cell>
          <table:table-cell table:formula="of:=[.H173]+[.G174]" office:value-type="float" office:value="10358.5" calcext:value-type="float">
            <text:p>10358,5</text:p>
          </table:table-cell>
          <table:table-cell table:formula="of:=IF([.H174]&gt;1500;1;0)" office:value-type="float" office:value="1" calcext:value-type="float">
            <text:p>1</text:p>
          </table:table-cell>
          <table:table-cell table:formula="of:=[.E174]+[.F174]" office:value-type="float" office:value="77.52" calcext:value-type="float">
            <text:p>77,5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MOD([.A175];2)=0;IF(MOD([.A175];30)=0;ROUNDDOWN(([.B174]-2)*1.2);[.B174]-2);[.B174])" office:value-type="float" office:value="202" calcext:value-type="float">
            <text:p>202</text:p>
          </table:table-cell>
          <table:table-cell table:formula="of:=IF(MOD([.A175];7)=0;1;0)" office:value-type="float" office:value="0" calcext:value-type="float">
            <text:p>0</text:p>
          </table:table-cell>
          <table:table-cell table:formula="of:=IF([.C175]=0;[.B175]*0.9;0)" office:value-type="float" office:value="181.8" calcext:value-type="float">
            <text:p>181,8</text:p>
          </table:table-cell>
          <table:table-cell table:formula="of:=IF([.B175]&gt;[.B174];([.B175]-[.B174]+2)*18;0)" office:value-type="float" office:value="0" calcext:value-type="float">
            <text:p>0</text:p>
          </table:table-cell>
          <table:table-cell table:formula="of:=[.B175]*0.2*1.9" office:value-type="float" office:value="76.76" calcext:value-type="float">
            <text:p>76,76</text:p>
          </table:table-cell>
          <table:table-cell table:formula="of:=[.D175]-[.J175]" office:value-type="float" office:value="105.04" calcext:value-type="float">
            <text:p>105,04</text:p>
          </table:table-cell>
          <table:table-cell table:formula="of:=[.H174]+[.G175]" office:value-type="float" office:value="10463.54" calcext:value-type="float">
            <text:p>10463,54</text:p>
          </table:table-cell>
          <table:table-cell table:formula="of:=IF([.H175]&gt;1500;1;0)" office:value-type="float" office:value="1" calcext:value-type="float">
            <text:p>1</text:p>
          </table:table-cell>
          <table:table-cell table:formula="of:=[.E175]+[.F175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formula="of:=IF(MOD([.A176];2)=0;IF(MOD([.A176];30)=0;ROUNDDOWN(([.B175]-2)*1.2);[.B175]-2);[.B175])" office:value-type="float" office:value="202" calcext:value-type="float">
            <text:p>202</text:p>
          </table:table-cell>
          <table:table-cell table:formula="of:=IF(MOD([.A176];7)=0;1;0)" office:value-type="float" office:value="1" calcext:value-type="float">
            <text:p>1</text:p>
          </table:table-cell>
          <table:table-cell table:formula="of:=IF([.C176]=0;[.B176]*0.9;0)" office:value-type="float" office:value="0" calcext:value-type="float">
            <text:p>0</text:p>
          </table:table-cell>
          <table:table-cell table:formula="of:=IF([.B176]&gt;[.B175];([.B176]-[.B175]+2)*18;0)" office:value-type="float" office:value="0" calcext:value-type="float">
            <text:p>0</text:p>
          </table:table-cell>
          <table:table-cell table:formula="of:=[.B176]*0.2*1.9" office:value-type="float" office:value="76.76" calcext:value-type="float">
            <text:p>76,76</text:p>
          </table:table-cell>
          <table:table-cell table:formula="of:=[.D176]-[.J176]" office:value-type="float" office:value="-76.76" calcext:value-type="float">
            <text:p>-76,76</text:p>
          </table:table-cell>
          <table:table-cell table:formula="of:=[.H175]+[.G176]" office:value-type="float" office:value="10386.78" calcext:value-type="float">
            <text:p>10386,78</text:p>
          </table:table-cell>
          <table:table-cell table:formula="of:=IF([.H176]&gt;1500;1;0)" office:value-type="float" office:value="1" calcext:value-type="float">
            <text:p>1</text:p>
          </table:table-cell>
          <table:table-cell table:formula="of:=[.E176]+[.F176]" office:value-type="float" office:value="76.76" calcext:value-type="float">
            <text:p>76,7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MOD([.A177];2)=0;IF(MOD([.A177];30)=0;ROUNDDOWN(([.B176]-2)*1.2);[.B176]-2);[.B176])" office:value-type="float" office:value="200" calcext:value-type="float">
            <text:p>200</text:p>
          </table:table-cell>
          <table:table-cell table:formula="of:=IF(MOD([.A177];7)=0;1;0)" office:value-type="float" office:value="0" calcext:value-type="float">
            <text:p>0</text:p>
          </table:table-cell>
          <table:table-cell table:formula="of:=IF([.C177]=0;[.B177]*0.9;0)" office:value-type="float" office:value="180" calcext:value-type="float">
            <text:p>180</text:p>
          </table:table-cell>
          <table:table-cell table:formula="of:=IF([.B177]&gt;[.B176];([.B177]-[.B176]+2)*18;0)" office:value-type="float" office:value="0" calcext:value-type="float">
            <text:p>0</text:p>
          </table:table-cell>
          <table:table-cell table:formula="of:=[.B177]*0.2*1.9" office:value-type="float" office:value="76" calcext:value-type="float">
            <text:p>76</text:p>
          </table:table-cell>
          <table:table-cell table:formula="of:=[.D177]-[.J177]" office:value-type="float" office:value="104" calcext:value-type="float">
            <text:p>104</text:p>
          </table:table-cell>
          <table:table-cell table:formula="of:=[.H176]+[.G177]" office:value-type="float" office:value="10490.78" calcext:value-type="float">
            <text:p>10490,78</text:p>
          </table:table-cell>
          <table:table-cell table:formula="of:=IF([.H177]&gt;1500;1;0)" office:value-type="float" office:value="1" calcext:value-type="float">
            <text:p>1</text:p>
          </table:table-cell>
          <table:table-cell table:formula="of:=[.E177]+[.F177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MOD([.A178];2)=0;IF(MOD([.A178];30)=0;ROUNDDOWN(([.B177]-2)*1.2);[.B177]-2);[.B177])" office:value-type="float" office:value="200" calcext:value-type="float">
            <text:p>200</text:p>
          </table:table-cell>
          <table:table-cell table:formula="of:=IF(MOD([.A178];7)=0;1;0)" office:value-type="float" office:value="0" calcext:value-type="float">
            <text:p>0</text:p>
          </table:table-cell>
          <table:table-cell table:formula="of:=IF([.C178]=0;[.B178]*0.9;0)" office:value-type="float" office:value="180" calcext:value-type="float">
            <text:p>180</text:p>
          </table:table-cell>
          <table:table-cell table:formula="of:=IF([.B178]&gt;[.B177];([.B178]-[.B177]+2)*18;0)" office:value-type="float" office:value="0" calcext:value-type="float">
            <text:p>0</text:p>
          </table:table-cell>
          <table:table-cell table:formula="of:=[.B178]*0.2*1.9" office:value-type="float" office:value="76" calcext:value-type="float">
            <text:p>76</text:p>
          </table:table-cell>
          <table:table-cell table:formula="of:=[.D178]-[.J178]" office:value-type="float" office:value="104" calcext:value-type="float">
            <text:p>104</text:p>
          </table:table-cell>
          <table:table-cell table:formula="of:=[.H177]+[.G178]" office:value-type="float" office:value="10594.78" calcext:value-type="float">
            <text:p>10594,78</text:p>
          </table:table-cell>
          <table:table-cell table:formula="of:=IF([.H178]&gt;1500;1;0)" office:value-type="float" office:value="1" calcext:value-type="float">
            <text:p>1</text:p>
          </table:table-cell>
          <table:table-cell table:formula="of:=[.E178]+[.F178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MOD([.A179];2)=0;IF(MOD([.A179];30)=0;ROUNDDOWN(([.B178]-2)*1.2);[.B178]-2);[.B178])" office:value-type="float" office:value="198" calcext:value-type="float">
            <text:p>198</text:p>
          </table:table-cell>
          <table:table-cell table:formula="of:=IF(MOD([.A179];7)=0;1;0)" office:value-type="float" office:value="0" calcext:value-type="float">
            <text:p>0</text:p>
          </table:table-cell>
          <table:table-cell table:formula="of:=IF([.C179]=0;[.B179]*0.9;0)" office:value-type="float" office:value="178.2" calcext:value-type="float">
            <text:p>178,2</text:p>
          </table:table-cell>
          <table:table-cell table:formula="of:=IF([.B179]&gt;[.B178];([.B179]-[.B178]+2)*18;0)" office:value-type="float" office:value="0" calcext:value-type="float">
            <text:p>0</text:p>
          </table:table-cell>
          <table:table-cell table:formula="of:=[.B179]*0.2*1.9" office:value-type="float" office:value="75.24" calcext:value-type="float">
            <text:p>75,24</text:p>
          </table:table-cell>
          <table:table-cell table:formula="of:=[.D179]-[.J179]" office:value-type="float" office:value="102.96" calcext:value-type="float">
            <text:p>102,96</text:p>
          </table:table-cell>
          <table:table-cell table:formula="of:=[.H178]+[.G179]" office:value-type="float" office:value="10697.74" calcext:value-type="float">
            <text:p>10697,74</text:p>
          </table:table-cell>
          <table:table-cell table:formula="of:=IF([.H179]&gt;1500;1;0)" office:value-type="float" office:value="1" calcext:value-type="float">
            <text:p>1</text:p>
          </table:table-cell>
          <table:table-cell table:formula="of:=[.E179]+[.F179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MOD([.A180];2)=0;IF(MOD([.A180];30)=0;ROUNDDOWN(([.B179]-2)*1.2);[.B179]-2);[.B179])" office:value-type="float" office:value="198" calcext:value-type="float">
            <text:p>198</text:p>
          </table:table-cell>
          <table:table-cell table:formula="of:=IF(MOD([.A180];7)=0;1;0)" office:value-type="float" office:value="0" calcext:value-type="float">
            <text:p>0</text:p>
          </table:table-cell>
          <table:table-cell table:formula="of:=IF([.C180]=0;[.B180]*0.9;0)" office:value-type="float" office:value="178.2" calcext:value-type="float">
            <text:p>178,2</text:p>
          </table:table-cell>
          <table:table-cell table:formula="of:=IF([.B180]&gt;[.B179];([.B180]-[.B179]+2)*18;0)" office:value-type="float" office:value="0" calcext:value-type="float">
            <text:p>0</text:p>
          </table:table-cell>
          <table:table-cell table:formula="of:=[.B180]*0.2*1.9" office:value-type="float" office:value="75.24" calcext:value-type="float">
            <text:p>75,24</text:p>
          </table:table-cell>
          <table:table-cell table:formula="of:=[.D180]-[.J180]" office:value-type="float" office:value="102.96" calcext:value-type="float">
            <text:p>102,96</text:p>
          </table:table-cell>
          <table:table-cell table:formula="of:=[.H179]+[.G180]" office:value-type="float" office:value="10800.7" calcext:value-type="float">
            <text:p>10800,7</text:p>
          </table:table-cell>
          <table:table-cell table:formula="of:=IF([.H180]&gt;1500;1;0)" office:value-type="float" office:value="1" calcext:value-type="float">
            <text:p>1</text:p>
          </table:table-cell>
          <table:table-cell table:formula="of:=[.E180]+[.F180]" office:value-type="float" office:value="75.24" calcext:value-type="float">
            <text:p>75,2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MOD([.A181];2)=0;IF(MOD([.A181];30)=0;ROUNDDOWN(([.B180]-2)*1.2);[.B180]-2);[.B180])" office:value-type="float" office:value="235" calcext:value-type="float">
            <text:p>235</text:p>
          </table:table-cell>
          <table:table-cell table:formula="of:=IF(MOD([.A181];7)=0;1;0)" office:value-type="float" office:value="0" calcext:value-type="float">
            <text:p>0</text:p>
          </table:table-cell>
          <table:table-cell table:formula="of:=IF([.C181]=0;[.B181]*0.9;0)" office:value-type="float" office:value="211.5" calcext:value-type="float">
            <text:p>211,5</text:p>
          </table:table-cell>
          <table:table-cell table:formula="of:=IF([.B181]&gt;[.B180];([.B181]-[.B180]+2)*18;0)" office:value-type="float" office:value="702" calcext:value-type="float">
            <text:p>702</text:p>
          </table:table-cell>
          <table:table-cell table:formula="of:=[.B181]*0.2*1.9" office:value-type="float" office:value="89.3" calcext:value-type="float">
            <text:p>89,3</text:p>
          </table:table-cell>
          <table:table-cell table:formula="of:=[.D181]-[.J181]" office:value-type="float" office:value="-579.8" calcext:value-type="float">
            <text:p>-579,8</text:p>
          </table:table-cell>
          <table:table-cell table:formula="of:=[.H180]+[.G181]" office:value-type="float" office:value="10220.9" calcext:value-type="float">
            <text:p>10220,9</text:p>
          </table:table-cell>
          <table:table-cell table:formula="of:=IF([.H181]&gt;1500;1;0)" office:value-type="float" office:value="1" calcext:value-type="float">
            <text:p>1</text:p>
          </table:table-cell>
          <table:table-cell table:formula="of:=[.E181]+[.F181]" office:value-type="float" office:value="791.3" calcext:value-type="float">
            <text:p>791,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1:15:20.015773099</meta:creation-date>
    <dc:date>2019-04-25T21:56:12.421511844</dc:date>
    <meta:editing-duration>PT30M38S</meta:editing-duration>
    <meta:editing-cycles>8</meta:editing-cycles>
    <meta:generator>LibreOffice/6.1.5.2$Linux_X86_64 LibreOffice_project/10$Build-2</meta:generator>
    <meta:document-statistic meta:table-count="1" meta:cell-count="18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97cm" svg:height="15.467cm" xlink:href=".." xlink:type="simple" chart:class="chart:line" chart:style-name="ch1">
        <chart:title svg:x="11.006cm" svg:y="0.445cm" chart:style-name="ch2">
          <text:p>dzienny przychód a koszty</text:p>
        </chart:title>
        <chart:legend chart:legend-position="end" svg:x="23.825cm" svg:y="7.185cm" style:legend-expansion="high" chart:style-name="ch3"/>
        <chart:plot-area chart:style-name="ch4" table:cell-range-address="Sheet1.D1:Sheet1.D181 Sheet1.J1:Sheet1.J181" chart:data-source-has-labels="row" svg:x="1.56cm" svg:y="1.533cm" svg:width="21.716cm" svg:height="12.644cm">
          <chartooo:coordinate-region svg:x="2.367cm" svg:y="1.654cm" svg:width="20.909cm" svg:height="11.521cm"/>
          <chart:axis chart:dimension="x" chart:name="primary-x" chart:style-name="ch5">
            <chart:title svg:x="12.136cm" svg:y="14.486cm" chart:style-name="ch6">
              <text:p>dni</text:p>
            </chart:title>
          </chart:axis>
          <chart:axis chart:dimension="y" chart:name="primary-y" chart:style-name="ch5">
            <chart:title svg:x="0.451cm" svg:y="8.137cm" chart:style-name="ch7">
              <text:p>pln</text:p>
            </chart:title>
            <chart:grid chart:style-name="ch8" chart:class="major"/>
          </chart:axis>
          <chart:series chart:style-name="ch9" chart:values-cell-range-address="Sheet1.D2:Sheet1.D181" chart:label-cell-address="Sheet1.D1:Sheet1.D1" chart:class="chart:line">
            <chart:data-point chart:repeated="180"/>
          </chart:series>
          <chart:series chart:style-name="ch10" chart:values-cell-range-address="Sheet1.J2:Sheet1.J181" chart:label-cell-address="Sheet1.J1:Sheet1.J1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chod</text:p>
                <draw:g>
                  <svg:desc>Sheet1.D1:Sheet1.D1</svg:desc>
                </draw:g>
              </table:table-cell>
              <table:table-cell office:value-type="string">
                <text:p>dzienne koszty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Sheet1.D2:Sheet1.D181</svg:desc>
                </draw:g>
              </table:table-cell>
              <table:table-cell office:value-type="float" office:value="76">
                <text:p>76</text:p>
                <draw:g>
                  <svg:desc>Sheet1.J2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.6">
                <text:p>156.6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.6">
                <text:p>156.6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.8">
                <text:p>154.8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.6">
                <text:p>183.6</text:p>
              </table:table-cell>
              <table:table-cell office:value-type="float" office:value="689.52">
                <text:p>689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.2">
                <text:p>160.2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4">
                <text:p>158.4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.2">
                <text:p>187.2</text:p>
              </table:table-cell>
              <table:table-cell office:value-type="float" office:value="691.04">
                <text:p>691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.2">
                <text:p>187.2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.4">
                <text:p>176.4</text:p>
              </table:table-cell>
              <table:table-cell office:value-type="float" office:value="74.48">
                <text:p>7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.6">
                <text:p>174.6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2.8">
                <text:p>172.8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">
                <text:p>17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.2">
                <text:p>169.2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.4">
                <text:p>167.4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.6">
                <text:p>165.6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3.8">
                <text:p>163.8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.7">
                <text:p>191.7</text:p>
              </table:table-cell>
              <table:table-cell office:value-type="float" office:value="710.94">
                <text:p>710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.1">
                <text:p>179.1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1">
                <text:p>170.1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.1">
                <text:p>170.1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3">
                <text:p>168.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3">
                <text:p>168.3</text:p>
              </table:table-cell>
              <table:table-cell office:value-type="float" office:value="71.06">
                <text:p>71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.5">
                <text:p>166.5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.1">
                <text:p>197.1</text:p>
              </table:table-cell>
              <table:table-cell office:value-type="float" office:value="731.22">
                <text:p>731.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7.1">
                <text:p>197.1</text:p>
              </table:table-cell>
              <table:table-cell office:value-type="float" office:value="83.22">
                <text:p>83.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5.3">
                <text:p>195.3</text:p>
              </table:table-cell>
              <table:table-cell office:value-type="float" office:value="82.46">
                <text:p>82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.3">
                <text:p>195.3</text:p>
              </table:table-cell>
              <table:table-cell office:value-type="float" office:value="82.46">
                <text:p>82.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3.5">
                <text:p>193.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3.5">
                <text:p>193.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.7">
                <text:p>191.7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9.9">
                <text:p>189.9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1">
                <text:p>188.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6.3">
                <text:p>186.3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.5">
                <text:p>184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.7">
                <text:p>182.7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.9">
                <text:p>180.9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.1">
                <text:p>179.1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7.3">
                <text:p>177.3</text:p>
              </table:table-cell>
              <table:table-cell office:value-type="float" office:value="74.86">
                <text:p>74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5.5">
                <text:p>175.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.7">
                <text:p>173.7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1.9">
                <text:p>171.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.4">
                <text:p>203.4</text:p>
              </table:table-cell>
              <table:table-cell office:value-type="float" office:value="751.88">
                <text:p>751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.4">
                <text:p>203.4</text:p>
              </table:table-cell>
              <table:table-cell office:value-type="float" office:value="85.88">
                <text:p>85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.6">
                <text:p>201.6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.6">
                <text:p>201.6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.8">
                <text:p>199.8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">
                <text:p>19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">
                <text:p>19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6.2">
                <text:p>196.2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.2">
                <text:p>196.2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4.4">
                <text:p>194.4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6">
                <text:p>192.6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.6">
                <text:p>192.6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0.8">
                <text:p>190.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0.8">
                <text:p>190.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">
                <text:p>189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">
                <text:p>189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.2">
                <text:p>187.2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.4">
                <text:p>185.4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.6">
                <text:p>183.6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.8">
                <text:p>181.8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76.76">
                <text:p>76.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2">
                <text:p>178.2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.5">
                <text:p>211.5</text:p>
              </table:table-cell>
              <table:table-cell office:value-type="float" office:value="791.3">
                <text:p>79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